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Domain" table:style-name="ce1">
            <text:p>Domain</text:p>
          </table:table-cell>
          <table:table-cell office:value-type="string" office:value="Mean" table:style-name="ce1">
            <text:p>Mean</text:p>
          </table:table-cell>
          <table:table-cell office:value-type="string" office:value="Head_Count" table:style-name="ce1">
            <text:p>Head_Count</text:p>
          </table:table-cell>
          <table:table-cell office:value-type="string" office:value="Poverty_Gap" table:style-name="ce1">
            <text:p>Poverty_Gap</text:p>
          </table:table-cell>
          <table:table-cell office:value-type="string" office:value="Gini" table:style-name="ce1">
            <text:p>Gini</text:p>
          </table:table-cell>
          <table:table-cell office:value-type="string" office:value="Quintile_Share" table:style-name="ce1">
            <text:p>Quintile_Share</text:p>
          </table:table-cell>
          <table:table-cell office:value-type="string" office:value="Quantile_10" table:style-name="ce1">
            <text:p>Quantile_10</text:p>
          </table:table-cell>
          <table:table-cell office:value-type="string" office:value="Quantile_25" table:style-name="ce1">
            <text:p>Quantile_25</text:p>
          </table:table-cell>
          <table:table-cell office:value-type="string" office:value="Median" table:style-name="ce1">
            <text:p>Median</text:p>
          </table:table-cell>
          <table:table-cell office:value-type="string" office:value="Quantile_75" table:style-name="ce1">
            <text:p>Quantile_75</text:p>
          </table:table-cell>
          <table:table-cell office:value-type="string" office:value="Quantile_90" table:style-name="ce1">
            <text:p>Quantile_90</text:p>
          </table:table-cell>
          <table:table-cell office:value-type="string" office:value="my_max" table:style-name="ce1">
            <text:p>my_max</text:p>
          </table:table-cell>
          <table:table-cell office:value-type="string" office:value="my_min" table:style-name="ce1">
            <text:p>my_min</text:p>
          </table:table-cell>
        </table:table-row>
        <table:table-row>
          <table:table-cell office:value-type="string" office:value="Eisenstadt-Umgebung" table:style-name="ce1">
            <text:p>Eisenstadt-Umgebung</text:p>
          </table:table-cell>
          <table:table-cell office:value-type="float" office:value="6791500.22470494" table:style-name="ce1">
            <text:p>6791500.22470494</text:p>
          </table:table-cell>
          <table:table-cell office:value-type="float" office:value="0.00120977221074623" table:style-name="ce1">
            <text:p>0.00120977221074623</text:p>
          </table:table-cell>
          <table:table-cell office:value-type="float" office:value="0.000114024774046169" table:style-name="ce1">
            <text:p>0.000114024774046169</text:p>
          </table:table-cell>
          <table:table-cell office:value-type="float" office:value="0.000369525575579033" table:style-name="ce1">
            <text:p>0.000369525575579033</text:p>
          </table:table-cell>
          <table:table-cell office:value-type="float" office:value="0.207234115973808" table:style-name="ce1">
            <text:p>0.207234115973808</text:p>
          </table:table-cell>
          <table:table-cell office:value-type="float" office:value="4441059.19745994" table:style-name="ce1">
            <text:p>4441059.19745994</text:p>
          </table:table-cell>
          <table:table-cell office:value-type="float" office:value="5290061.31944387" table:style-name="ce1">
            <text:p>5290061.31944387</text:p>
          </table:table-cell>
          <table:table-cell office:value-type="float" office:value="6476365.10209031" table:style-name="ce1">
            <text:p>6476365.10209031</text:p>
          </table:table-cell>
          <table:table-cell office:value-type="float" office:value="7932779.49430219" table:style-name="ce1">
            <text:p>7932779.49430219</text:p>
          </table:table-cell>
          <table:table-cell office:value-type="float" office:value="11354581.0866875" table:style-name="ce1">
            <text:p>11354581.0866875</text:p>
          </table:table-cell>
          <table:table-cell office:value-type="float" office:value="28356230.9276986" table:style-name="ce1">
            <text:p>28356230.9276986</text:p>
          </table:table-cell>
          <table:table-cell office:value-type="float" office:value="620381.861511353" table:style-name="ce1">
            <text:p>620381.861511353</text:p>
          </table:table-cell>
        </table:table-row>
        <table:table-row>
          <table:table-cell office:value-type="string" office:value="Eisenstadt (Stadt)" table:style-name="ce1">
            <text:p>Eisenstadt (Stadt)</text:p>
          </table:table-cell>
          <table:table-cell office:value-type="float" office:value="14414267.7549377" table:style-name="ce1">
            <text:p>14414267.7549377</text:p>
          </table:table-cell>
          <table:table-cell office:value-type="float" office:value="0.000340029218407597" table:style-name="ce1">
            <text:p>0.000340029218407597</text:p>
          </table:table-cell>
          <table:table-cell office:value-type="float" office:value="5.26069241882236e-05" table:style-name="ce1">
            <text:p>5.26069241882236e-05</text:p>
          </table:table-cell>
          <table:table-cell office:value-type="float" office:value="0.000152189840846057" table:style-name="ce1">
            <text:p>0.000152189840846057</text:p>
          </table:table-cell>
          <table:table-cell office:value-type="float" office:value="0.406378801919771" table:style-name="ce1">
            <text:p>0.406378801919771</text:p>
          </table:table-cell>
          <table:table-cell office:value-type="float" office:value="8125484.74580106" table:style-name="ce1">
            <text:p>8125484.74580106</text:p>
          </table:table-cell>
          <table:table-cell office:value-type="float" office:value="14022770.9910685" table:style-name="ce1">
            <text:p>14022770.9910685</text:p>
          </table:table-cell>
          <table:table-cell office:value-type="float" office:value="12720722.4994501" table:style-name="ce1">
            <text:p>12720722.4994501</text:p>
          </table:table-cell>
          <table:table-cell office:value-type="float" office:value="16399603.0785952" table:style-name="ce1">
            <text:p>16399603.0785952</text:p>
          </table:table-cell>
          <table:table-cell office:value-type="float" office:value="27793396.4500972" table:style-name="ce1">
            <text:p>27793396.4500972</text:p>
          </table:table-cell>
          <table:table-cell office:value-type="float" office:value="138535281.345888" table:style-name="ce1">
            <text:p>138535281.345888</text:p>
          </table:table-cell>
          <table:table-cell office:value-type="float" office:value="6971655.08858319" table:style-name="ce1">
            <text:p>6971655.08858319</text:p>
          </table:table-cell>
        </table:table-row>
        <table:table-row>
          <table:table-cell office:value-type="string" office:value="Güssing" table:style-name="ce1">
            <text:p>Güssing</text:p>
          </table:table-cell>
          <table:table-cell office:value-type="float" office:value="3967611.56989483" table:style-name="ce1">
            <text:p>3967611.56989483</text:p>
          </table:table-cell>
          <table:table-cell office:value-type="float" office:value="0.00414881786840059" table:style-name="ce1">
            <text:p>0.00414881786840059</text:p>
          </table:table-cell>
          <table:table-cell office:value-type="float" office:value="0.000356447026518449" table:style-name="ce1">
            <text:p>0.000356447026518449</text:p>
          </table:table-cell>
          <table:table-cell office:value-type="float" office:value="0.00020669213187496" table:style-name="ce1">
            <text:p>0.00020669213187496</text:p>
          </table:table-cell>
          <table:table-cell office:value-type="float" office:value="0.0566207396343176" table:style-name="ce1">
            <text:p>0.0566207396343176</text:p>
          </table:table-cell>
          <table:table-cell office:value-type="float" office:value="1952238.07330857" table:style-name="ce1">
            <text:p>1952238.07330857</text:p>
          </table:table-cell>
          <table:table-cell office:value-type="float" office:value="3384812.29513169" table:style-name="ce1">
            <text:p>3384812.29513169</text:p>
          </table:table-cell>
          <table:table-cell office:value-type="float" office:value="4455464.41845551" table:style-name="ce1">
            <text:p>4455464.41845551</text:p>
          </table:table-cell>
          <table:table-cell office:value-type="float" office:value="5765996.90786323" table:style-name="ce1">
            <text:p>5765996.90786323</text:p>
          </table:table-cell>
          <table:table-cell office:value-type="float" office:value="6190739.72634949" table:style-name="ce1">
            <text:p>6190739.72634949</text:p>
          </table:table-cell>
          <table:table-cell office:value-type="float" office:value="33211449.7365595" table:style-name="ce1">
            <text:p>33211449.7365595</text:p>
          </table:table-cell>
          <table:table-cell office:value-type="float" office:value="1620600.85398981" table:style-name="ce1">
            <text:p>1620600.85398981</text:p>
          </table:table-cell>
        </table:table-row>
        <table:table-row>
          <table:table-cell office:value-type="string" office:value="Jennersdorf" table:style-name="ce1">
            <text:p>Jennersdorf</text:p>
          </table:table-cell>
          <table:table-cell office:value-type="float" office:value="5463434.95914687" table:style-name="ce1">
            <text:p>5463434.95914687</text:p>
          </table:table-cell>
          <table:table-cell office:value-type="float" office:value="0.0123634545745874" table:style-name="ce1">
            <text:p>0.0123634545745874</text:p>
          </table:table-cell>
          <table:table-cell office:value-type="float" office:value="0.00144961701766813" table:style-name="ce1">
            <text:p>0.00144961701766813</text:p>
          </table:table-cell>
          <table:table-cell office:value-type="float" office:value="0.000233030511756323" table:style-name="ce1">
            <text:p>0.000233030511756323</text:p>
          </table:table-cell>
          <table:table-cell office:value-type="float" office:value="0.0980131228744435" table:style-name="ce1">
            <text:p>0.0980131228744435</text:p>
          </table:table-cell>
          <table:table-cell office:value-type="float" office:value="2810315.3250186" table:style-name="ce1">
            <text:p>2810315.3250186</text:p>
          </table:table-cell>
          <table:table-cell office:value-type="float" office:value="3306739.58704661" table:style-name="ce1">
            <text:p>3306739.58704661</text:p>
          </table:table-cell>
          <table:table-cell office:value-type="float" office:value="5972001.59531666" table:style-name="ce1">
            <text:p>5972001.59531666</text:p>
          </table:table-cell>
          <table:table-cell office:value-type="float" office:value="6853140.4695019" table:style-name="ce1">
            <text:p>6853140.4695019</text:p>
          </table:table-cell>
          <table:table-cell office:value-type="float" office:value="9898910.37818777" table:style-name="ce1">
            <text:p>9898910.37818777</text:p>
          </table:table-cell>
          <table:table-cell office:value-type="float" office:value="7800975.01104764" table:style-name="ce1">
            <text:p>7800975.01104764</text:p>
          </table:table-cell>
          <table:table-cell office:value-type="float" office:value="2908535.96119317" table:style-name="ce1">
            <text:p>2908535.96119317</text:p>
          </table:table-cell>
        </table:table-row>
        <table:table-row>
          <table:table-cell office:value-type="string" office:value="Mattersburg" table:style-name="ce1">
            <text:p>Mattersburg</text:p>
          </table:table-cell>
          <table:table-cell office:value-type="float" office:value="9896210.17700625" table:style-name="ce1">
            <text:p>9896210.17700625</text:p>
          </table:table-cell>
          <table:table-cell office:value-type="float" office:value="0.00434344008264463" table:style-name="ce1">
            <text:p>0.00434344008264463</text:p>
          </table:table-cell>
          <table:table-cell office:value-type="float" office:value="0.000295706825153348" table:style-name="ce1">
            <text:p>0.000295706825153348</text:p>
          </table:table-cell>
          <table:table-cell office:value-type="float" office:value="0.000532808812956476" table:style-name="ce1">
            <text:p>0.000532808812956476</text:p>
          </table:table-cell>
          <table:table-cell office:value-type="float" office:value="0.187854055259248" table:style-name="ce1">
            <text:p>0.187854055259248</text:p>
          </table:table-cell>
          <table:table-cell office:value-type="float" office:value="7441686.96055975" table:style-name="ce1">
            <text:p>7441686.96055975</text:p>
          </table:table-cell>
          <table:table-cell office:value-type="float" office:value="9283159.05946111" table:style-name="ce1">
            <text:p>9283159.05946111</text:p>
          </table:table-cell>
          <table:table-cell office:value-type="float" office:value="9619739.80114023" table:style-name="ce1">
            <text:p>9619739.80114023</text:p>
          </table:table-cell>
          <table:table-cell office:value-type="float" office:value="10987569.5362657" table:style-name="ce1">
            <text:p>10987569.5362657</text:p>
          </table:table-cell>
          <table:table-cell office:value-type="float" office:value="12162065.1691486" table:style-name="ce1">
            <text:p>12162065.1691486</text:p>
          </table:table-cell>
          <table:table-cell office:value-type="float" office:value="108765279.464622" table:style-name="ce1">
            <text:p>108765279.464622</text:p>
          </table:table-cell>
          <table:table-cell office:value-type="float" office:value="4561684.25511297" table:style-name="ce1">
            <text:p>4561684.25511297</text:p>
          </table:table-cell>
        </table:table-row>
        <table:table-row>
          <table:table-cell office:value-type="string" office:value="Neusiedl am See" table:style-name="ce1">
            <text:p>Neusiedl am See</text:p>
          </table:table-cell>
          <table:table-cell office:value-type="float" office:value="502408.091754276" table:style-name="ce1">
            <text:p>502408.091754276</text:p>
          </table:table-cell>
          <table:table-cell office:value-type="float" office:value="0.000707921304635536" table:style-name="ce1">
            <text:p>0.000707921304635536</text:p>
          </table:table-cell>
          <table:table-cell office:value-type="float" office:value="6.23122063403928e-05" table:style-name="ce1">
            <text:p>6.23122063403928e-05</text:p>
          </table:table-cell>
          <table:table-cell office:value-type="float" office:value="3.42502331269832e-05" table:style-name="ce1">
            <text:p>3.42502331269832e-05</text:p>
          </table:table-cell>
          <table:table-cell office:value-type="float" office:value="0.0113433912000064" table:style-name="ce1">
            <text:p>0.0113433912000064</text:p>
          </table:table-cell>
          <table:table-cell office:value-type="float" office:value="326803.589809575" table:style-name="ce1">
            <text:p>326803.589809575</text:p>
          </table:table-cell>
          <table:table-cell office:value-type="float" office:value="548333.822131025" table:style-name="ce1">
            <text:p>548333.822131025</text:p>
          </table:table-cell>
          <table:table-cell office:value-type="float" office:value="444460.135075338" table:style-name="ce1">
            <text:p>444460.135075338</text:p>
          </table:table-cell>
          <table:table-cell office:value-type="float" office:value="394613.282792753" table:style-name="ce1">
            <text:p>394613.282792753</text:p>
          </table:table-cell>
          <table:table-cell office:value-type="float" office:value="796738.549011324" table:style-name="ce1">
            <text:p>796738.549011324</text:p>
          </table:table-cell>
          <table:table-cell office:value-type="float" office:value="23258964.5751333" table:style-name="ce1">
            <text:p>23258964.5751333</text:p>
          </table:table-cell>
          <table:table-cell office:value-type="float" office:value="1535709.84223911" table:style-name="ce1">
            <text:p>1535709.84223911</text:p>
          </table:table-cell>
        </table:table-row>
        <table:table-row>
          <table:table-cell office:value-type="string" office:value="Oberpullendorf" table:style-name="ce1">
            <text:p>Oberpullendorf</text:p>
          </table:table-cell>
          <table:table-cell office:value-type="float" office:value="9493576.65302963" table:style-name="ce1">
            <text:p>9493576.65302963</text:p>
          </table:table-cell>
          <table:table-cell office:value-type="float" office:value="0.0251264759711685" table:style-name="ce1">
            <text:p>0.0251264759711685</text:p>
          </table:table-cell>
          <table:table-cell office:value-type="float" office:value="0.00354488468139981" table:style-name="ce1">
            <text:p>0.00354488468139981</text:p>
          </table:table-cell>
          <table:table-cell office:value-type="float" office:value="0.00143359446862675" table:style-name="ce1">
            <text:p>0.00143359446862675</text:p>
          </table:table-cell>
          <table:table-cell office:value-type="float" office:value="0.758816557236292" table:style-name="ce1">
            <text:p>0.758816557236292</text:p>
          </table:table-cell>
          <table:table-cell office:value-type="float" office:value="7916908.69046686" table:style-name="ce1">
            <text:p>7916908.69046686</text:p>
          </table:table-cell>
          <table:table-cell office:value-type="float" office:value="9029939.17015135" table:style-name="ce1">
            <text:p>9029939.17015135</text:p>
          </table:table-cell>
          <table:table-cell office:value-type="float" office:value="9452886.77283952" table:style-name="ce1">
            <text:p>9452886.77283952</text:p>
          </table:table-cell>
          <table:table-cell office:value-type="float" office:value="10207129.0959382" table:style-name="ce1">
            <text:p>10207129.0959382</text:p>
          </table:table-cell>
          <table:table-cell office:value-type="float" office:value="11231933.5696205" table:style-name="ce1">
            <text:p>11231933.5696205</text:p>
          </table:table-cell>
          <table:table-cell office:value-type="float" office:value="59553769.0002128" table:style-name="ce1">
            <text:p>59553769.0002128</text:p>
          </table:table-cell>
          <table:table-cell office:value-type="float" office:value="3588558.44774143" table:style-name="ce1">
            <text:p>3588558.44774143</text:p>
          </table:table-cell>
        </table:table-row>
        <table:table-row>
          <table:table-cell office:value-type="string" office:value="Oberwart" table:style-name="ce1">
            <text:p>Oberwart</text:p>
          </table:table-cell>
          <table:table-cell office:value-type="float" office:value="989250.561505752" table:style-name="ce1">
            <text:p>989250.561505752</text:p>
          </table:table-cell>
          <table:table-cell office:value-type="float" office:value="0.00249827858427262" table:style-name="ce1">
            <text:p>0.00249827858427262</text:p>
          </table:table-cell>
          <table:table-cell office:value-type="float" office:value="0.000206683884509742" table:style-name="ce1">
            <text:p>0.000206683884509742</text:p>
          </table:table-cell>
          <table:table-cell office:value-type="float" office:value="6.0241630311226e-05" table:style-name="ce1">
            <text:p>6.0241630311226e-05</text:p>
          </table:table-cell>
          <table:table-cell office:value-type="float" office:value="0.0216829587053157" table:style-name="ce1">
            <text:p>0.0216829587053157</text:p>
          </table:table-cell>
          <table:table-cell office:value-type="float" office:value="490182.098402423" table:style-name="ce1">
            <text:p>490182.098402423</text:p>
          </table:table-cell>
          <table:table-cell office:value-type="float" office:value="740528.757842964" table:style-name="ce1">
            <text:p>740528.757842964</text:p>
          </table:table-cell>
          <table:table-cell office:value-type="float" office:value="1102122.10745041" table:style-name="ce1">
            <text:p>1102122.10745041</text:p>
          </table:table-cell>
          <table:table-cell office:value-type="float" office:value="1425154.9002038" table:style-name="ce1">
            <text:p>1425154.9002038</text:p>
          </table:table-cell>
          <table:table-cell office:value-type="float" office:value="1594549.47013973" table:style-name="ce1">
            <text:p>1594549.47013973</text:p>
          </table:table-cell>
          <table:table-cell office:value-type="float" office:value="16697352.214038" table:style-name="ce1">
            <text:p>16697352.214038</text:p>
          </table:table-cell>
          <table:table-cell office:value-type="float" office:value="1033572.98948624" table:style-name="ce1">
            <text:p>1033572.98948624</text:p>
          </table:table-cell>
        </table:table-row>
        <table:table-row>
          <table:table-cell office:value-type="string" office:value="Rust (Stadt)" table:style-name="ce1">
            <text:p>Rust (Stadt)</text:p>
          </table:table-cell>
          <table:table-cell office:value-type="float" office:value="3562099.86604197" table:style-name="ce1">
            <text:p>3562099.86604197</text:p>
          </table:table-cell>
          <table:table-cell office:value-type="float" office:value="0.00436992969172526" table:style-name="ce1">
            <text:p>0.00436992969172526</text:p>
          </table:table-cell>
          <table:table-cell office:value-type="float" office:value="0.000597105596658891" table:style-name="ce1">
            <text:p>0.000597105596658891</text:p>
          </table:table-cell>
          <table:table-cell office:value-type="float" office:value="7.57491148696943e-05" table:style-name="ce1">
            <text:p>7.57491148696943e-05</text:p>
          </table:table-cell>
          <table:table-cell office:value-type="float" office:value="0.10175249875531" table:style-name="ce1">
            <text:p>0.10175249875531</text:p>
          </table:table-cell>
          <table:table-cell office:value-type="float" office:value="635928.001832426" table:style-name="ce1">
            <text:p>635928.001832426</text:p>
          </table:table-cell>
          <table:table-cell office:value-type="float" office:value="2027493.15633687" table:style-name="ce1">
            <text:p>2027493.15633687</text:p>
          </table:table-cell>
          <table:table-cell office:value-type="float" office:value="4410095.90365601" table:style-name="ce1">
            <text:p>4410095.90365601</text:p>
          </table:table-cell>
          <table:table-cell office:value-type="float" office:value="9960398.7914488" table:style-name="ce1">
            <text:p>9960398.7914488</text:p>
          </table:table-cell>
          <table:table-cell office:value-type="float" office:value="8492956.38790551" table:style-name="ce1">
            <text:p>8492956.38790551</text:p>
          </table:table-cell>
          <table:table-cell office:value-type="float" office:value="10436595.2711467" table:style-name="ce1">
            <text:p>10436595.2711467</text:p>
          </table:table-cell>
          <table:table-cell office:value-type="float" office:value="6238130.35024025" table:style-name="ce1">
            <text:p>6238130.35024025</text:p>
          </table:table-cell>
        </table:table-row>
        <table:table-row>
          <table:table-cell office:value-type="string" office:value="Amstetten" table:style-name="ce1">
            <text:p>Amstetten</text:p>
          </table:table-cell>
          <table:table-cell office:value-type="float" office:value="379558.058493162" table:style-name="ce1">
            <text:p>379558.058493162</text:p>
          </table:table-cell>
          <table:table-cell office:value-type="float" office:value="0.000754761962890624" table:style-name="ce1">
            <text:p>0.000754761962890624</text:p>
          </table:table-cell>
          <table:table-cell office:value-type="float" office:value="7.17878233004796e-05" table:style-name="ce1">
            <text:p>7.17878233004796e-05</text:p>
          </table:table-cell>
          <table:table-cell office:value-type="float" office:value="3.39986957677983e-05" table:style-name="ce1">
            <text:p>3.39986957677983e-05</text:p>
          </table:table-cell>
          <table:table-cell office:value-type="float" office:value="0.0111697571737454" table:style-name="ce1">
            <text:p>0.0111697571737454</text:p>
          </table:table-cell>
          <table:table-cell office:value-type="float" office:value="285101.615648403" table:style-name="ce1">
            <text:p>285101.615648403</text:p>
          </table:table-cell>
          <table:table-cell office:value-type="float" office:value="319038.973640926" table:style-name="ce1">
            <text:p>319038.973640926</text:p>
          </table:table-cell>
          <table:table-cell office:value-type="float" office:value="371436.143830898" table:style-name="ce1">
            <text:p>371436.143830898</text:p>
          </table:table-cell>
          <table:table-cell office:value-type="float" office:value="457320.193144747" table:style-name="ce1">
            <text:p>457320.193144747</text:p>
          </table:table-cell>
          <table:table-cell office:value-type="float" office:value="307531.642431375" table:style-name="ce1">
            <text:p>307531.642431375</text:p>
          </table:table-cell>
          <table:table-cell office:value-type="float" office:value="23347576.713642" table:style-name="ce1">
            <text:p>23347576.713642</text:p>
          </table:table-cell>
          <table:table-cell office:value-type="float" office:value="419203.688999241" table:style-name="ce1">
            <text:p>419203.688999241</text:p>
          </table:table-cell>
        </table:table-row>
        <table:table-row>
          <table:table-cell office:value-type="string" office:value="Baden" table:style-name="ce1">
            <text:p>Baden</text:p>
          </table:table-cell>
          <table:table-cell office:value-type="float" office:value="163047.304487981" table:style-name="ce1">
            <text:p>163047.304487981</text:p>
          </table:table-cell>
          <table:table-cell office:value-type="float" office:value="8.72495472400776e-05" table:style-name="ce1">
            <text:p>8.72495472400776e-05</text:p>
          </table:table-cell>
          <table:table-cell office:value-type="float" office:value="5.8697628449022e-06" table:style-name="ce1">
            <text:p>5.8697628449022e-06</text:p>
          </table:table-cell>
          <table:table-cell office:value-type="float" office:value="2.07405286085747e-05" table:style-name="ce1">
            <text:p>2.07405286085747e-05</text:p>
          </table:table-cell>
          <table:table-cell office:value-type="float" office:value="0.00614579109940414" table:style-name="ce1">
            <text:p>0.00614579109940414</text:p>
          </table:table-cell>
          <table:table-cell office:value-type="float" office:value="180208.503352767" table:style-name="ce1">
            <text:p>180208.503352767</text:p>
          </table:table-cell>
          <table:table-cell office:value-type="float" office:value="215963.95291949" table:style-name="ce1">
            <text:p>215963.95291949</text:p>
          </table:table-cell>
          <table:table-cell office:value-type="float" office:value="175145.169642605" table:style-name="ce1">
            <text:p>175145.169642605</text:p>
          </table:table-cell>
          <table:table-cell office:value-type="float" office:value="158394.925118955" table:style-name="ce1">
            <text:p>158394.925118955</text:p>
          </table:table-cell>
          <table:table-cell office:value-type="float" office:value="123956.573115402" table:style-name="ce1">
            <text:p>123956.573115402</text:p>
          </table:table-cell>
          <table:table-cell office:value-type="float" office:value="7207427.40081154" table:style-name="ce1">
            <text:p>7207427.40081154</text:p>
          </table:table-cell>
          <table:table-cell office:value-type="float" office:value="1340521.06192915" table:style-name="ce1">
            <text:p>1340521.06192915</text:p>
          </table:table-cell>
        </table:table-row>
        <table:table-row>
          <table:table-cell office:value-type="string" office:value="Bruck an der Leitha" table:style-name="ce1">
            <text:p>Bruck an der Leitha</text:p>
          </table:table-cell>
          <table:table-cell office:value-type="float" office:value="459228.583031896" table:style-name="ce1">
            <text:p>459228.583031896</text:p>
          </table:table-cell>
          <table:table-cell office:value-type="float" office:value="7.0354952208505e-05" table:style-name="ce1">
            <text:p>7.0354952208505e-05</text:p>
          </table:table-cell>
          <table:table-cell office:value-type="float" office:value="6.10876701995795e-06" table:style-name="ce1">
            <text:p>6.10876701995795e-06</text:p>
          </table:table-cell>
          <table:table-cell office:value-type="float" office:value="2.69664505886035e-05" table:style-name="ce1">
            <text:p>2.69664505886035e-05</text:p>
          </table:table-cell>
          <table:table-cell office:value-type="float" office:value="0.00768407894016118" table:style-name="ce1">
            <text:p>0.00768407894016118</text:p>
          </table:table-cell>
          <table:table-cell office:value-type="float" office:value="321422.521356177" table:style-name="ce1">
            <text:p>321422.521356177</text:p>
          </table:table-cell>
          <table:table-cell office:value-type="float" office:value="438413.572871836" table:style-name="ce1">
            <text:p>438413.572871836</text:p>
          </table:table-cell>
          <table:table-cell office:value-type="float" office:value="461017.461271262" table:style-name="ce1">
            <text:p>461017.461271262</text:p>
          </table:table-cell>
          <table:table-cell office:value-type="float" office:value="722914.796992207" table:style-name="ce1">
            <text:p>722914.796992207</text:p>
          </table:table-cell>
          <table:table-cell office:value-type="float" office:value="667412.271700637" table:style-name="ce1">
            <text:p>667412.271700637</text:p>
          </table:table-cell>
          <table:table-cell office:value-type="float" office:value="60772305.9063806" table:style-name="ce1">
            <text:p>60772305.9063806</text:p>
          </table:table-cell>
          <table:table-cell office:value-type="float" office:value="228648.058261876" table:style-name="ce1">
            <text:p>228648.058261876</text:p>
          </table:table-cell>
        </table:table-row>
        <table:table-row>
          <table:table-cell office:value-type="string" office:value="Gänserndorf" table:style-name="ce1">
            <text:p>Gänserndorf</text:p>
          </table:table-cell>
          <table:table-cell office:value-type="float" office:value="210217.521992846" table:style-name="ce1">
            <text:p>210217.521992846</text:p>
          </table:table-cell>
          <table:table-cell office:value-type="float" office:value="0.000344869540145828" table:style-name="ce1">
            <text:p>0.000344869540145828</text:p>
          </table:table-cell>
          <table:table-cell office:value-type="float" office:value="3.15494967503435e-05" table:style-name="ce1">
            <text:p>3.15494967503435e-05</text:p>
          </table:table-cell>
          <table:table-cell office:value-type="float" office:value="4.19801436692494e-05" table:style-name="ce1">
            <text:p>4.19801436692494e-05</text:p>
          </table:table-cell>
          <table:table-cell office:value-type="float" office:value="0.0152642124169764" table:style-name="ce1">
            <text:p>0.0152642124169764</text:p>
          </table:table-cell>
          <table:table-cell office:value-type="float" office:value="246594.804081621" table:style-name="ce1">
            <text:p>246594.804081621</text:p>
          </table:table-cell>
          <table:table-cell office:value-type="float" office:value="198254.824584113" table:style-name="ce1">
            <text:p>198254.824584113</text:p>
          </table:table-cell>
          <table:table-cell office:value-type="float" office:value="261805.549812579" table:style-name="ce1">
            <text:p>261805.549812579</text:p>
          </table:table-cell>
          <table:table-cell office:value-type="float" office:value="210975.31642542" table:style-name="ce1">
            <text:p>210975.31642542</text:p>
          </table:table-cell>
          <table:table-cell office:value-type="float" office:value="237484.466253119" table:style-name="ce1">
            <text:p>237484.466253119</text:p>
          </table:table-cell>
          <table:table-cell office:value-type="float" office:value="35199651.3619488" table:style-name="ce1">
            <text:p>35199651.3619488</text:p>
          </table:table-cell>
          <table:table-cell office:value-type="float" office:value="1036325.80568218" table:style-name="ce1">
            <text:p>1036325.80568218</text:p>
          </table:table-cell>
        </table:table-row>
        <table:table-row>
          <table:table-cell office:value-type="string" office:value="Gmünd" table:style-name="ce1">
            <text:p>Gmünd</text:p>
          </table:table-cell>
          <table:table-cell office:value-type="float" office:value="2701352.50764643" table:style-name="ce1">
            <text:p>2701352.50764643</text:p>
          </table:table-cell>
          <table:table-cell office:value-type="float" office:value="0.00733734991887507" table:style-name="ce1">
            <text:p>0.00733734991887507</text:p>
          </table:table-cell>
          <table:table-cell office:value-type="float" office:value="0.000934797952465502" table:style-name="ce1">
            <text:p>0.000934797952465502</text:p>
          </table:table-cell>
          <table:table-cell office:value-type="float" office:value="0.000293760989714352" table:style-name="ce1">
            <text:p>0.000293760989714352</text:p>
          </table:table-cell>
          <table:table-cell office:value-type="float" office:value="0.137824535032932" table:style-name="ce1">
            <text:p>0.137824535032932</text:p>
          </table:table-cell>
          <table:table-cell office:value-type="float" office:value="1650990.28692655" table:style-name="ce1">
            <text:p>1650990.28692655</text:p>
          </table:table-cell>
          <table:table-cell office:value-type="float" office:value="1886984.47230325" table:style-name="ce1">
            <text:p>1886984.47230325</text:p>
          </table:table-cell>
          <table:table-cell office:value-type="float" office:value="2788262.50561277" table:style-name="ce1">
            <text:p>2788262.50561277</text:p>
          </table:table-cell>
          <table:table-cell office:value-type="float" office:value="3659420.02104151" table:style-name="ce1">
            <text:p>3659420.02104151</text:p>
          </table:table-cell>
          <table:table-cell office:value-type="float" office:value="3973127.07429908" table:style-name="ce1">
            <text:p>3973127.07429908</text:p>
          </table:table-cell>
          <table:table-cell office:value-type="float" office:value="14402222.8278678" table:style-name="ce1">
            <text:p>14402222.8278678</text:p>
          </table:table-cell>
          <table:table-cell office:value-type="float" office:value="779372.673438386" table:style-name="ce1">
            <text:p>779372.673438386</text:p>
          </table:table-cell>
        </table:table-row>
        <table:table-row>
          <table:table-cell office:value-type="string" office:value="Hollabrunn" table:style-name="ce1">
            <text:p>Hollabrunn</text:p>
          </table:table-cell>
          <table:table-cell office:value-type="float" office:value="1797207.3609998" table:style-name="ce1">
            <text:p>1797207.3609998</text:p>
          </table:table-cell>
          <table:table-cell office:value-type="float" office:value="0.00179854962552805" table:style-name="ce1">
            <text:p>0.00179854962552805</text:p>
          </table:table-cell>
          <table:table-cell office:value-type="float" office:value="0.000118282726460751" table:style-name="ce1">
            <text:p>0.000118282726460751</text:p>
          </table:table-cell>
          <table:table-cell office:value-type="float" office:value="0.00014926277145754" table:style-name="ce1">
            <text:p>0.00014926277145754</text:p>
          </table:table-cell>
          <table:table-cell office:value-type="float" office:value="0.04208010951695" table:style-name="ce1">
            <text:p>0.04208010951695</text:p>
          </table:table-cell>
          <table:table-cell office:value-type="float" office:value="1733666.54147776" table:style-name="ce1">
            <text:p>1733666.54147776</text:p>
          </table:table-cell>
          <table:table-cell office:value-type="float" office:value="1646648.08261789" table:style-name="ce1">
            <text:p>1646648.08261789</text:p>
          </table:table-cell>
          <table:table-cell office:value-type="float" office:value="1982210.75502412" table:style-name="ce1">
            <text:p>1982210.75502412</text:p>
          </table:table-cell>
          <table:table-cell office:value-type="float" office:value="2052397.38749658" table:style-name="ce1">
            <text:p>2052397.38749658</text:p>
          </table:table-cell>
          <table:table-cell office:value-type="float" office:value="2078563.18684713" table:style-name="ce1">
            <text:p>2078563.18684713</text:p>
          </table:table-cell>
          <table:table-cell office:value-type="float" office:value="42147984.9084165" table:style-name="ce1">
            <text:p>42147984.9084165</text:p>
          </table:table-cell>
          <table:table-cell office:value-type="float" office:value="2156925.95280585" table:style-name="ce1">
            <text:p>2156925.95280585</text:p>
          </table:table-cell>
        </table:table-row>
        <table:table-row>
          <table:table-cell office:value-type="string" office:value="Horn" table:style-name="ce1">
            <text:p>Horn</text:p>
          </table:table-cell>
          <table:table-cell office:value-type="float" office:value="3020207.20554864" table:style-name="ce1">
            <text:p>3020207.20554864</text:p>
          </table:table-cell>
          <table:table-cell office:value-type="float" office:value="0.00848834857450242" table:style-name="ce1">
            <text:p>0.00848834857450242</text:p>
          </table:table-cell>
          <table:table-cell office:value-type="float" office:value="0.00121872024388632" table:style-name="ce1">
            <text:p>0.00121872024388632</text:p>
          </table:table-cell>
          <table:table-cell office:value-type="float" office:value="0.000424570351112876" table:style-name="ce1">
            <text:p>0.000424570351112876</text:p>
          </table:table-cell>
          <table:table-cell office:value-type="float" office:value="0.206886889387991" table:style-name="ce1">
            <text:p>0.206886889387991</text:p>
          </table:table-cell>
          <table:table-cell office:value-type="float" office:value="2242290.27180251" table:style-name="ce1">
            <text:p>2242290.27180251</text:p>
          </table:table-cell>
          <table:table-cell office:value-type="float" office:value="2208836.03908101" table:style-name="ce1">
            <text:p>2208836.03908101</text:p>
          </table:table-cell>
          <table:table-cell office:value-type="float" office:value="3188174.64976464" table:style-name="ce1">
            <text:p>3188174.64976464</text:p>
          </table:table-cell>
          <table:table-cell office:value-type="float" office:value="3437101.11125769" table:style-name="ce1">
            <text:p>3437101.11125769</text:p>
          </table:table-cell>
          <table:table-cell office:value-type="float" office:value="4522844.33980462" table:style-name="ce1">
            <text:p>4522844.33980462</text:p>
          </table:table-cell>
          <table:table-cell office:value-type="float" office:value="4264587.872147" table:style-name="ce1">
            <text:p>4264587.872147</text:p>
          </table:table-cell>
          <table:table-cell office:value-type="float" office:value="3002160.04487998" table:style-name="ce1">
            <text:p>3002160.04487998</text:p>
          </table:table-cell>
        </table:table-row>
        <table:table-row>
          <table:table-cell office:value-type="string" office:value="Korneuburg" table:style-name="ce1">
            <text:p>Korneuburg</text:p>
          </table:table-cell>
          <table:table-cell office:value-type="float" office:value="800867.33280008" table:style-name="ce1">
            <text:p>800867.33280008</text:p>
          </table:table-cell>
          <table:table-cell office:value-type="float" office:value="0.000130395374507615" table:style-name="ce1">
            <text:p>0.000130395374507615</text:p>
          </table:table-cell>
          <table:table-cell office:value-type="float" office:value="1.27135989007546e-05" table:style-name="ce1">
            <text:p>1.27135989007546e-05</text:p>
          </table:table-cell>
          <table:table-cell office:value-type="float" office:value="3.38569578370404e-05" table:style-name="ce1">
            <text:p>3.38569578370404e-05</text:p>
          </table:table-cell>
          <table:table-cell office:value-type="float" office:value="0.0140296252819101" table:style-name="ce1">
            <text:p>0.0140296252819101</text:p>
          </table:table-cell>
          <table:table-cell office:value-type="float" office:value="587667.736499115" table:style-name="ce1">
            <text:p>587667.736499115</text:p>
          </table:table-cell>
          <table:table-cell office:value-type="float" office:value="697519.334087112" table:style-name="ce1">
            <text:p>697519.334087112</text:p>
          </table:table-cell>
          <table:table-cell office:value-type="float" office:value="678924.766643739" table:style-name="ce1">
            <text:p>678924.766643739</text:p>
          </table:table-cell>
          <table:table-cell office:value-type="float" office:value="1345930.92365508" table:style-name="ce1">
            <text:p>1345930.92365508</text:p>
          </table:table-cell>
          <table:table-cell office:value-type="float" office:value="1685247.49212019" table:style-name="ce1">
            <text:p>1685247.49212019</text:p>
          </table:table-cell>
          <table:table-cell office:value-type="float" office:value="58173728.4959662" table:style-name="ce1">
            <text:p>58173728.4959662</text:p>
          </table:table-cell>
          <table:table-cell office:value-type="float" office:value="823236.292100715" table:style-name="ce1">
            <text:p>823236.292100715</text:p>
          </table:table-cell>
        </table:table-row>
        <table:table-row>
          <table:table-cell office:value-type="string" office:value="Krems (Land)" table:style-name="ce1">
            <text:p>Krems (Land)</text:p>
          </table:table-cell>
          <table:table-cell office:value-type="float" office:value="246448.864350152" table:style-name="ce1">
            <text:p>246448.864350152</text:p>
          </table:table-cell>
          <table:table-cell office:value-type="float" office:value="0.000920899286590984" table:style-name="ce1">
            <text:p>0.000920899286590984</text:p>
          </table:table-cell>
          <table:table-cell office:value-type="float" office:value="8.91873475161598e-05" table:style-name="ce1">
            <text:p>8.91873475161598e-05</text:p>
          </table:table-cell>
          <table:table-cell office:value-type="float" office:value="3.30346880017549e-05" table:style-name="ce1">
            <text:p>3.30346880017549e-05</text:p>
          </table:table-cell>
          <table:table-cell office:value-type="float" office:value="0.0144463367214295" table:style-name="ce1">
            <text:p>0.0144463367214295</text:p>
          </table:table-cell>
          <table:table-cell office:value-type="float" office:value="231407.880151062" table:style-name="ce1">
            <text:p>231407.880151062</text:p>
          </table:table-cell>
          <table:table-cell office:value-type="float" office:value="254961.31998268" table:style-name="ce1">
            <text:p>254961.31998268</text:p>
          </table:table-cell>
          <table:table-cell office:value-type="float" office:value="182235.00138527" table:style-name="ce1">
            <text:p>182235.00138527</text:p>
          </table:table-cell>
          <table:table-cell office:value-type="float" office:value="440260.698199338" table:style-name="ce1">
            <text:p>440260.698199338</text:p>
          </table:table-cell>
          <table:table-cell office:value-type="float" office:value="223394.448402682" table:style-name="ce1">
            <text:p>223394.448402682</text:p>
          </table:table-cell>
          <table:table-cell office:value-type="float" office:value="20529097.8695438" table:style-name="ce1">
            <text:p>20529097.8695438</text:p>
          </table:table-cell>
          <table:table-cell office:value-type="float" office:value="1214634.77329196" table:style-name="ce1">
            <text:p>1214634.77329196</text:p>
          </table:table-cell>
        </table:table-row>
        <table:table-row>
          <table:table-cell office:value-type="string" office:value="Krems an der Donau (Stadt)" table:style-name="ce1">
            <text:p>Krems an der Donau (Stadt)</text:p>
          </table:table-cell>
          <table:table-cell office:value-type="float" office:value="9948226.25312068" table:style-name="ce1">
            <text:p>9948226.25312068</text:p>
          </table:table-cell>
          <table:table-cell office:value-type="float" office:value="0.00783537928337717" table:style-name="ce1">
            <text:p>0.00783537928337717</text:p>
          </table:table-cell>
          <table:table-cell office:value-type="float" office:value="0.000878519443757065" table:style-name="ce1">
            <text:p>0.000878519443757065</text:p>
          </table:table-cell>
          <table:table-cell office:value-type="float" office:value="0.000424179901595901" table:style-name="ce1">
            <text:p>0.000424179901595901</text:p>
          </table:table-cell>
          <table:table-cell office:value-type="float" office:value="0.216426599965765" table:style-name="ce1">
            <text:p>0.216426599965765</text:p>
          </table:table-cell>
          <table:table-cell office:value-type="float" office:value="6117805.32365628" table:style-name="ce1">
            <text:p>6117805.32365628</text:p>
          </table:table-cell>
          <table:table-cell office:value-type="float" office:value="7113962.16484729" table:style-name="ce1">
            <text:p>7113962.16484729</text:p>
          </table:table-cell>
          <table:table-cell office:value-type="float" office:value="9929814.14985023" table:style-name="ce1">
            <text:p>9929814.14985023</text:p>
          </table:table-cell>
          <table:table-cell office:value-type="float" office:value="12312932.0129289" table:style-name="ce1">
            <text:p>12312932.0129289</text:p>
          </table:table-cell>
          <table:table-cell office:value-type="float" office:value="17122034.1577235" table:style-name="ce1">
            <text:p>17122034.1577235</text:p>
          </table:table-cell>
          <table:table-cell office:value-type="float" office:value="15975812.2322375" table:style-name="ce1">
            <text:p>15975812.2322375</text:p>
          </table:table-cell>
          <table:table-cell office:value-type="float" office:value="1663944.52539503" table:style-name="ce1">
            <text:p>1663944.52539503</text:p>
          </table:table-cell>
        </table:table-row>
        <table:table-row>
          <table:table-cell office:value-type="string" office:value="Lilienfeld" table:style-name="ce1">
            <text:p>Lilienfeld</text:p>
          </table:table-cell>
          <table:table-cell office:value-type="float" office:value="2108559.56586363" table:style-name="ce1">
            <text:p>2108559.56586363</text:p>
          </table:table-cell>
          <table:table-cell office:value-type="float" office:value="0.00612450131644154" table:style-name="ce1">
            <text:p>0.00612450131644154</text:p>
          </table:table-cell>
          <table:table-cell office:value-type="float" office:value="0.000793435762387337" table:style-name="ce1">
            <text:p>0.000793435762387337</text:p>
          </table:table-cell>
          <table:table-cell office:value-type="float" office:value="0.000283415392369813" table:style-name="ce1">
            <text:p>0.000283415392369813</text:p>
          </table:table-cell>
          <table:table-cell office:value-type="float" office:value="0.119321644961016" table:style-name="ce1">
            <text:p>0.119321644961016</text:p>
          </table:table-cell>
          <table:table-cell office:value-type="float" office:value="1452547.87846362" table:style-name="ce1">
            <text:p>1452547.87846362</text:p>
          </table:table-cell>
          <table:table-cell office:value-type="float" office:value="1781339.42964219" table:style-name="ce1">
            <text:p>1781339.42964219</text:p>
          </table:table-cell>
          <table:table-cell office:value-type="float" office:value="2501080.3948112" table:style-name="ce1">
            <text:p>2501080.3948112</text:p>
          </table:table-cell>
          <table:table-cell office:value-type="float" office:value="2812015.75420494" table:style-name="ce1">
            <text:p>2812015.75420494</text:p>
          </table:table-cell>
          <table:table-cell office:value-type="float" office:value="3026351.15942309" table:style-name="ce1">
            <text:p>3026351.15942309</text:p>
          </table:table-cell>
          <table:table-cell office:value-type="float" office:value="79398564.6348324" table:style-name="ce1">
            <text:p>79398564.6348324</text:p>
          </table:table-cell>
          <table:table-cell office:value-type="float" office:value="1508088.80086415" table:style-name="ce1">
            <text:p>1508088.80086415</text:p>
          </table:table-cell>
        </table:table-row>
        <table:table-row>
          <table:table-cell office:value-type="string" office:value="Melk" table:style-name="ce1">
            <text:p>Melk</text:p>
          </table:table-cell>
          <table:table-cell office:value-type="float" office:value="494810.737770304" table:style-name="ce1">
            <text:p>494810.737770304</text:p>
          </table:table-cell>
          <table:table-cell office:value-type="float" office:value="0.000757350648337153" table:style-name="ce1">
            <text:p>0.000757350648337153</text:p>
          </table:table-cell>
          <table:table-cell office:value-type="float" office:value="7.83259206183122e-05" table:style-name="ce1">
            <text:p>7.83259206183122e-05</text:p>
          </table:table-cell>
          <table:table-cell office:value-type="float" office:value="3.73590087765511e-05" table:style-name="ce1">
            <text:p>3.73590087765511e-05</text:p>
          </table:table-cell>
          <table:table-cell office:value-type="float" office:value="0.0154309265091619" table:style-name="ce1">
            <text:p>0.0154309265091619</text:p>
          </table:table-cell>
          <table:table-cell office:value-type="float" office:value="417038.957015947" table:style-name="ce1">
            <text:p>417038.957015947</text:p>
          </table:table-cell>
          <table:table-cell office:value-type="float" office:value="328142.021578971" table:style-name="ce1">
            <text:p>328142.021578971</text:p>
          </table:table-cell>
          <table:table-cell office:value-type="float" office:value="598473.21458164" table:style-name="ce1">
            <text:p>598473.21458164</text:p>
          </table:table-cell>
          <table:table-cell office:value-type="float" office:value="629258.929183093" table:style-name="ce1">
            <text:p>629258.929183093</text:p>
          </table:table-cell>
          <table:table-cell office:value-type="float" office:value="550703.050408074" table:style-name="ce1">
            <text:p>550703.050408074</text:p>
          </table:table-cell>
          <table:table-cell office:value-type="float" office:value="22769838.8540097" table:style-name="ce1">
            <text:p>22769838.8540097</text:p>
          </table:table-cell>
          <table:table-cell office:value-type="float" office:value="183080.885485822" table:style-name="ce1">
            <text:p>183080.885485822</text:p>
          </table:table-cell>
        </table:table-row>
        <table:table-row>
          <table:table-cell office:value-type="string" office:value="Mistelbach" table:style-name="ce1">
            <text:p>Mistelbach</text:p>
          </table:table-cell>
          <table:table-cell office:value-type="float" office:value="150095.648843373" table:style-name="ce1">
            <text:p>150095.648843373</text:p>
          </table:table-cell>
          <table:table-cell office:value-type="float" office:value="0.000354967288608687" table:style-name="ce1">
            <text:p>0.000354967288608687</text:p>
          </table:table-cell>
          <table:table-cell office:value-type="float" office:value="3.77394494291969e-05" table:style-name="ce1">
            <text:p>3.77394494291969e-05</text:p>
          </table:table-cell>
          <table:table-cell office:value-type="float" office:value="4.47274818597528e-05" table:style-name="ce1">
            <text:p>4.47274818597528e-05</text:p>
          </table:table-cell>
          <table:table-cell office:value-type="float" office:value="0.0144065266623821" table:style-name="ce1">
            <text:p>0.0144065266623821</text:p>
          </table:table-cell>
          <table:table-cell office:value-type="float" office:value="195068.913991402" table:style-name="ce1">
            <text:p>195068.913991402</text:p>
          </table:table-cell>
          <table:table-cell office:value-type="float" office:value="185017.171523097" table:style-name="ce1">
            <text:p>185017.171523097</text:p>
          </table:table-cell>
          <table:table-cell office:value-type="float" office:value="198213.650601962" table:style-name="ce1">
            <text:p>198213.650601962</text:p>
          </table:table-cell>
          <table:table-cell office:value-type="float" office:value="205367.087314179" table:style-name="ce1">
            <text:p>205367.087314179</text:p>
          </table:table-cell>
          <table:table-cell office:value-type="float" office:value="77368.9402933634" table:style-name="ce1">
            <text:p>77368.9402933634</text:p>
          </table:table-cell>
          <table:table-cell office:value-type="float" office:value="22617190.9401474" table:style-name="ce1">
            <text:p>22617190.9401474</text:p>
          </table:table-cell>
          <table:table-cell office:value-type="float" office:value="2481922.89798326" table:style-name="ce1">
            <text:p>2481922.89798326</text:p>
          </table:table-cell>
        </table:table-row>
        <table:table-row>
          <table:table-cell office:value-type="string" office:value="Mödling" table:style-name="ce1">
            <text:p>Mödling</text:p>
          </table:table-cell>
          <table:table-cell office:value-type="float" office:value="261307.219935841" table:style-name="ce1">
            <text:p>261307.219935841</text:p>
          </table:table-cell>
          <table:table-cell office:value-type="float" office:value="9.22129312173667e-06" table:style-name="ce1">
            <text:p>9.22129312173667e-06</text:p>
          </table:table-cell>
          <table:table-cell office:value-type="float" office:value="4.48435075954175e-07" table:style-name="ce1">
            <text:p>4.48435075954175e-07</text:p>
          </table:table-cell>
          <table:table-cell office:value-type="float" office:value="2.07603663608289e-05" table:style-name="ce1">
            <text:p>2.07603663608289e-05</text:p>
          </table:table-cell>
          <table:table-cell office:value-type="float" office:value="0.0123263313958274" table:style-name="ce1">
            <text:p>0.0123263313958274</text:p>
          </table:table-cell>
          <table:table-cell office:value-type="float" office:value="151253.175185408" table:style-name="ce1">
            <text:p>151253.175185408</text:p>
          </table:table-cell>
          <table:table-cell office:value-type="float" office:value="188988.693088858" table:style-name="ce1">
            <text:p>188988.693088858</text:p>
          </table:table-cell>
          <table:table-cell office:value-type="float" office:value="291938.210748458" table:style-name="ce1">
            <text:p>291938.210748458</text:p>
          </table:table-cell>
          <table:table-cell office:value-type="float" office:value="534806.289480502" table:style-name="ce1">
            <text:p>534806.289480502</text:p>
          </table:table-cell>
          <table:table-cell office:value-type="float" office:value="122262.709770847" table:style-name="ce1">
            <text:p>122262.709770847</text:p>
          </table:table-cell>
          <table:table-cell office:value-type="float" office:value="62771441.9323904" table:style-name="ce1">
            <text:p>62771441.9323904</text:p>
          </table:table-cell>
          <table:table-cell office:value-type="float" office:value="849341.728963343" table:style-name="ce1">
            <text:p>849341.728963343</text:p>
          </table:table-cell>
        </table:table-row>
        <table:table-row>
          <table:table-cell office:value-type="string" office:value="Neunkirchen" table:style-name="ce1">
            <text:p>Neunkirchen</text:p>
          </table:table-cell>
          <table:table-cell office:value-type="float" office:value="1362072.24691677" table:style-name="ce1">
            <text:p>1362072.24691677</text:p>
          </table:table-cell>
          <table:table-cell office:value-type="float" office:value="0.0021721294847617" table:style-name="ce1">
            <text:p>0.0021721294847617</text:p>
          </table:table-cell>
          <table:table-cell office:value-type="float" office:value="0.000187517603002157" table:style-name="ce1">
            <text:p>0.000187517603002157</text:p>
          </table:table-cell>
          <table:table-cell office:value-type="float" office:value="0.000125853841621743" table:style-name="ce1">
            <text:p>0.000125853841621743</text:p>
          </table:table-cell>
          <table:table-cell office:value-type="float" office:value="0.0402604236197904" table:style-name="ce1">
            <text:p>0.0402604236197904</text:p>
          </table:table-cell>
          <table:table-cell office:value-type="float" office:value="1180784.60945407" table:style-name="ce1">
            <text:p>1180784.60945407</text:p>
          </table:table-cell>
          <table:table-cell office:value-type="float" office:value="1263701.68688652" table:style-name="ce1">
            <text:p>1263701.68688652</text:p>
          </table:table-cell>
          <table:table-cell office:value-type="float" office:value="1354719.55800329" table:style-name="ce1">
            <text:p>1354719.55800329</text:p>
          </table:table-cell>
          <table:table-cell office:value-type="float" office:value="1631604.97262744" table:style-name="ce1">
            <text:p>1631604.97262744</text:p>
          </table:table-cell>
          <table:table-cell office:value-type="float" office:value="1502191.65154358" table:style-name="ce1">
            <text:p>1502191.65154358</text:p>
          </table:table-cell>
          <table:table-cell office:value-type="float" office:value="40945731.9151655" table:style-name="ce1">
            <text:p>40945731.9151655</text:p>
          </table:table-cell>
          <table:table-cell office:value-type="float" office:value="1180457.86280406" table:style-name="ce1">
            <text:p>1180457.86280406</text:p>
          </table:table-cell>
        </table:table-row>
        <table:table-row>
          <table:table-cell office:value-type="string" office:value="Sankt Pölten (Land)" table:style-name="ce1">
            <text:p>Sankt Pölten (Land)</text:p>
          </table:table-cell>
          <table:table-cell office:value-type="float" office:value="875334.168952391" table:style-name="ce1">
            <text:p>875334.168952391</text:p>
          </table:table-cell>
          <table:table-cell office:value-type="float" office:value="0.00189482249751269" table:style-name="ce1">
            <text:p>0.00189482249751269</text:p>
          </table:table-cell>
          <table:table-cell office:value-type="float" office:value="0.000234810355105836" table:style-name="ce1">
            <text:p>0.000234810355105836</text:p>
          </table:table-cell>
          <table:table-cell office:value-type="float" office:value="4.87408031307639e-05" table:style-name="ce1">
            <text:p>4.87408031307639e-05</text:p>
          </table:table-cell>
          <table:table-cell office:value-type="float" office:value="0.026364631202713" table:style-name="ce1">
            <text:p>0.026364631202713</text:p>
          </table:table-cell>
          <table:table-cell office:value-type="float" office:value="522371.622423354" table:style-name="ce1">
            <text:p>522371.622423354</text:p>
          </table:table-cell>
          <table:table-cell office:value-type="float" office:value="638631.930365717" table:style-name="ce1">
            <text:p>638631.930365717</text:p>
          </table:table-cell>
          <table:table-cell office:value-type="float" office:value="949626.52647235" table:style-name="ce1">
            <text:p>949626.52647235</text:p>
          </table:table-cell>
          <table:table-cell office:value-type="float" office:value="1374187.11554416" table:style-name="ce1">
            <text:p>1374187.11554416</text:p>
          </table:table-cell>
          <table:table-cell office:value-type="float" office:value="1347955.52090584" table:style-name="ce1">
            <text:p>1347955.52090584</text:p>
          </table:table-cell>
          <table:table-cell office:value-type="float" office:value="18412425.4773688" table:style-name="ce1">
            <text:p>18412425.4773688</text:p>
          </table:table-cell>
          <table:table-cell office:value-type="float" office:value="219900.762669164" table:style-name="ce1">
            <text:p>219900.762669164</text:p>
          </table:table-cell>
        </table:table-row>
        <table:table-row>
          <table:table-cell office:value-type="string" office:value="Sankt Pölten (Stadt)" table:style-name="ce1">
            <text:p>Sankt Pölten (Stadt)</text:p>
          </table:table-cell>
          <table:table-cell office:value-type="float" office:value="365605.958821977" table:style-name="ce1">
            <text:p>365605.958821977</text:p>
          </table:table-cell>
          <table:table-cell office:value-type="float" office:value="0.000968907937111331" table:style-name="ce1">
            <text:p>0.000968907937111331</text:p>
          </table:table-cell>
          <table:table-cell office:value-type="float" office:value="7.54410837441217e-05" table:style-name="ce1">
            <text:p>7.54410837441217e-05</text:p>
          </table:table-cell>
          <table:table-cell office:value-type="float" office:value="6.65460858432246e-05" table:style-name="ce1">
            <text:p>6.65460858432246e-05</text:p>
          </table:table-cell>
          <table:table-cell office:value-type="float" office:value="0.0252361043194171" table:style-name="ce1">
            <text:p>0.0252361043194171</text:p>
          </table:table-cell>
          <table:table-cell office:value-type="float" office:value="386529.934686586" table:style-name="ce1">
            <text:p>386529.934686586</text:p>
          </table:table-cell>
          <table:table-cell office:value-type="float" office:value="353779.456007014" table:style-name="ce1">
            <text:p>353779.456007014</text:p>
          </table:table-cell>
          <table:table-cell office:value-type="float" office:value="428386.046433187" table:style-name="ce1">
            <text:p>428386.046433187</text:p>
          </table:table-cell>
          <table:table-cell office:value-type="float" office:value="579941.242026186" table:style-name="ce1">
            <text:p>579941.242026186</text:p>
          </table:table-cell>
          <table:table-cell office:value-type="float" office:value="427499.699473797" table:style-name="ce1">
            <text:p>427499.699473797</text:p>
          </table:table-cell>
          <table:table-cell office:value-type="float" office:value="103014268.58185" table:style-name="ce1">
            <text:p>103014268.58185</text:p>
          </table:table-cell>
          <table:table-cell office:value-type="float" office:value="416604.094469733" table:style-name="ce1">
            <text:p>416604.094469733</text:p>
          </table:table-cell>
        </table:table-row>
        <table:table-row>
          <table:table-cell office:value-type="string" office:value="Scheibbs" table:style-name="ce1">
            <text:p>Scheibbs</text:p>
          </table:table-cell>
          <table:table-cell office:value-type="float" office:value="5586835.76504472" table:style-name="ce1">
            <text:p>5586835.76504472</text:p>
          </table:table-cell>
          <table:table-cell office:value-type="float" office:value="0.0175141365209185" table:style-name="ce1">
            <text:p>0.0175141365209185</text:p>
          </table:table-cell>
          <table:table-cell office:value-type="float" office:value="0.00267599145438755" table:style-name="ce1">
            <text:p>0.00267599145438755</text:p>
          </table:table-cell>
          <table:table-cell office:value-type="float" office:value="0.00097809124523946" table:style-name="ce1">
            <text:p>0.00097809124523946</text:p>
          </table:table-cell>
          <table:table-cell office:value-type="float" office:value="0.429534361545931" table:style-name="ce1">
            <text:p>0.429534361545931</text:p>
          </table:table-cell>
          <table:table-cell office:value-type="float" office:value="4459923.34376702" table:style-name="ce1">
            <text:p>4459923.34376702</text:p>
          </table:table-cell>
          <table:table-cell office:value-type="float" office:value="5454689.31961367" table:style-name="ce1">
            <text:p>5454689.31961367</text:p>
          </table:table-cell>
          <table:table-cell office:value-type="float" office:value="5881307.20290941" table:style-name="ce1">
            <text:p>5881307.20290941</text:p>
          </table:table-cell>
          <table:table-cell office:value-type="float" office:value="6275784.69603105" table:style-name="ce1">
            <text:p>6275784.69603105</text:p>
          </table:table-cell>
          <table:table-cell office:value-type="float" office:value="6081091.46044531" table:style-name="ce1">
            <text:p>6081091.46044531</text:p>
          </table:table-cell>
          <table:table-cell office:value-type="float" office:value="19985861.3255252" table:style-name="ce1">
            <text:p>19985861.3255252</text:p>
          </table:table-cell>
          <table:table-cell office:value-type="float" office:value="1690443.82766297" table:style-name="ce1">
            <text:p>1690443.82766297</text:p>
          </table:table-cell>
        </table:table-row>
        <table:table-row>
          <table:table-cell office:value-type="string" office:value="Tulln" table:style-name="ce1">
            <text:p>Tulln</text:p>
          </table:table-cell>
          <table:table-cell office:value-type="float" office:value="113279.856984151" table:style-name="ce1">
            <text:p>113279.856984151</text:p>
          </table:table-cell>
          <table:table-cell office:value-type="float" office:value="5.02375039206915e-05" table:style-name="ce1">
            <text:p>5.02375039206915e-05</text:p>
          </table:table-cell>
          <table:table-cell office:value-type="float" office:value="4.68486829778932e-06" table:style-name="ce1">
            <text:p>4.68486829778932e-06</text:p>
          </table:table-cell>
          <table:table-cell office:value-type="float" office:value="5.12042868378107e-06" table:style-name="ce1">
            <text:p>5.12042868378107e-06</text:p>
          </table:table-cell>
          <table:table-cell office:value-type="float" office:value="0.00190043592424171" table:style-name="ce1">
            <text:p>0.00190043592424171</text:p>
          </table:table-cell>
          <table:table-cell office:value-type="float" office:value="26824.8956474687" table:style-name="ce1">
            <text:p>26824.8956474687</text:p>
          </table:table-cell>
          <table:table-cell office:value-type="float" office:value="67583.0230605513" table:style-name="ce1">
            <text:p>67583.0230605513</text:p>
          </table:table-cell>
          <table:table-cell office:value-type="float" office:value="188000.714835604" table:style-name="ce1">
            <text:p>188000.714835604</text:p>
          </table:table-cell>
          <table:table-cell office:value-type="float" office:value="172694.96514099" table:style-name="ce1">
            <text:p>172694.96514099</text:p>
          </table:table-cell>
          <table:table-cell office:value-type="float" office:value="270206.647420654" table:style-name="ce1">
            <text:p>270206.647420654</text:p>
          </table:table-cell>
          <table:table-cell office:value-type="float" office:value="21328772.1949549" table:style-name="ce1">
            <text:p>21328772.1949549</text:p>
          </table:table-cell>
          <table:table-cell office:value-type="float" office:value="1532902.17909948" table:style-name="ce1">
            <text:p>1532902.17909948</text:p>
          </table:table-cell>
        </table:table-row>
        <table:table-row>
          <table:table-cell office:value-type="string" office:value="Waidhofen an der Thaya" table:style-name="ce1">
            <text:p>Waidhofen an der Thaya</text:p>
          </table:table-cell>
          <table:table-cell office:value-type="float" office:value="4402061.34977244" table:style-name="ce1">
            <text:p>4402061.34977244</text:p>
          </table:table-cell>
          <table:table-cell office:value-type="float" office:value="0.0123703937381532" table:style-name="ce1">
            <text:p>0.0123703937381532</text:p>
          </table:table-cell>
          <table:table-cell office:value-type="float" office:value="0.00194612365711897" table:style-name="ce1">
            <text:p>0.00194612365711897</text:p>
          </table:table-cell>
          <table:table-cell office:value-type="float" office:value="0.000773223760227672" table:style-name="ce1">
            <text:p>0.000773223760227672</text:p>
          </table:table-cell>
          <table:table-cell office:value-type="float" office:value="0.338519504533533" table:style-name="ce1">
            <text:p>0.338519504533533</text:p>
          </table:table-cell>
          <table:table-cell office:value-type="float" office:value="2924332.17889578" table:style-name="ce1">
            <text:p>2924332.17889578</text:p>
          </table:table-cell>
          <table:table-cell office:value-type="float" office:value="3630008.80174731" table:style-name="ce1">
            <text:p>3630008.80174731</text:p>
          </table:table-cell>
          <table:table-cell office:value-type="float" office:value="4886803.51444312" table:style-name="ce1">
            <text:p>4886803.51444312</text:p>
          </table:table-cell>
          <table:table-cell office:value-type="float" office:value="5925481.71403494" table:style-name="ce1">
            <text:p>5925481.71403494</text:p>
          </table:table-cell>
          <table:table-cell office:value-type="float" office:value="6824542.12524821" table:style-name="ce1">
            <text:p>6824542.12524821</text:p>
          </table:table-cell>
          <table:table-cell office:value-type="float" office:value="47367213.8661148" table:style-name="ce1">
            <text:p>47367213.8661148</text:p>
          </table:table-cell>
          <table:table-cell office:value-type="float" office:value="1368456.46183026" table:style-name="ce1">
            <text:p>1368456.46183026</text:p>
          </table:table-cell>
        </table:table-row>
        <table:table-row>
          <table:table-cell office:value-type="string" office:value="Waidhofen an der Ybbs (Stadt)" table:style-name="ce1">
            <text:p>Waidhofen an der Ybbs (Stadt)</text:p>
          </table:table-cell>
          <table:table-cell office:value-type="float" office:value="4228516.3489073" table:style-name="ce1">
            <text:p>4228516.3489073</text:p>
          </table:table-cell>
          <table:table-cell office:value-type="float" office:value="0.00730030387105298" table:style-name="ce1">
            <text:p>0.00730030387105298</text:p>
          </table:table-cell>
          <table:table-cell office:value-type="float" office:value="0.000798162985926087" table:style-name="ce1">
            <text:p>0.000798162985926087</text:p>
          </table:table-cell>
          <table:table-cell office:value-type="float" office:value="0.000487373474073244" table:style-name="ce1">
            <text:p>0.000487373474073244</text:p>
          </table:table-cell>
          <table:table-cell office:value-type="float" office:value="0.269094668964202" table:style-name="ce1">
            <text:p>0.269094668964202</text:p>
          </table:table-cell>
          <table:table-cell office:value-type="float" office:value="4262927.6208104" table:style-name="ce1">
            <text:p>4262927.6208104</text:p>
          </table:table-cell>
          <table:table-cell office:value-type="float" office:value="3413178.65249283" table:style-name="ce1">
            <text:p>3413178.65249283</text:p>
          </table:table-cell>
          <table:table-cell office:value-type="float" office:value="4662844.88829562" table:style-name="ce1">
            <text:p>4662844.88829562</text:p>
          </table:table-cell>
          <table:table-cell office:value-type="float" office:value="4648297.90739407" table:style-name="ce1">
            <text:p>4648297.90739407</text:p>
          </table:table-cell>
          <table:table-cell office:value-type="float" office:value="6324202.18602012" table:style-name="ce1">
            <text:p>6324202.18602012</text:p>
          </table:table-cell>
          <table:table-cell office:value-type="float" office:value="46275347.8557711" table:style-name="ce1">
            <text:p>46275347.8557711</text:p>
          </table:table-cell>
          <table:table-cell office:value-type="float" office:value="2627726.82593933" table:style-name="ce1">
            <text:p>2627726.82593933</text:p>
          </table:table-cell>
        </table:table-row>
        <table:table-row>
          <table:table-cell office:value-type="string" office:value="Wiener Neustadt (Land)" table:style-name="ce1">
            <text:p>Wiener Neustadt (Land)</text:p>
          </table:table-cell>
          <table:table-cell office:value-type="float" office:value="715048.70552482" table:style-name="ce1">
            <text:p>715048.70552482</text:p>
          </table:table-cell>
          <table:table-cell office:value-type="float" office:value="0.000476183441058787" table:style-name="ce1">
            <text:p>0.000476183441058787</text:p>
          </table:table-cell>
          <table:table-cell office:value-type="float" office:value="3.84627069788911e-05" table:style-name="ce1">
            <text:p>3.84627069788911e-05</text:p>
          </table:table-cell>
          <table:table-cell office:value-type="float" office:value="6.14766076324861e-05" table:style-name="ce1">
            <text:p>6.14766076324861e-05</text:p>
          </table:table-cell>
          <table:table-cell office:value-type="float" office:value="0.0180068833016881" table:style-name="ce1">
            <text:p>0.0180068833016881</text:p>
          </table:table-cell>
          <table:table-cell office:value-type="float" office:value="653618.154534623" table:style-name="ce1">
            <text:p>653618.154534623</text:p>
          </table:table-cell>
          <table:table-cell office:value-type="float" office:value="640330.754784533" table:style-name="ce1">
            <text:p>640330.754784533</text:p>
          </table:table-cell>
          <table:table-cell office:value-type="float" office:value="689410.337555114" table:style-name="ce1">
            <text:p>689410.337555114</text:p>
          </table:table-cell>
          <table:table-cell office:value-type="float" office:value="589702.295595039" table:style-name="ce1">
            <text:p>589702.295595039</text:p>
          </table:table-cell>
          <table:table-cell office:value-type="float" office:value="1338482.32433695" table:style-name="ce1">
            <text:p>1338482.32433695</text:p>
          </table:table-cell>
          <table:table-cell office:value-type="float" office:value="12405075.287149" table:style-name="ce1">
            <text:p>12405075.287149</text:p>
          </table:table-cell>
          <table:table-cell office:value-type="float" office:value="477648.159324715" table:style-name="ce1">
            <text:p>477648.159324715</text:p>
          </table:table-cell>
        </table:table-row>
        <table:table-row>
          <table:table-cell office:value-type="string" office:value="Wiener Neustadt (Stadt)" table:style-name="ce1">
            <text:p>Wiener Neustadt (Stadt)</text:p>
          </table:table-cell>
          <table:table-cell office:value-type="float" office:value="769790.867879386" table:style-name="ce1">
            <text:p>769790.867879386</text:p>
          </table:table-cell>
          <table:table-cell office:value-type="float" office:value="0.0016911034793519" table:style-name="ce1">
            <text:p>0.0016911034793519</text:p>
          </table:table-cell>
          <table:table-cell office:value-type="float" office:value="9.98595761058877e-05" table:style-name="ce1">
            <text:p>9.98595761058877e-05</text:p>
          </table:table-cell>
          <table:table-cell office:value-type="float" office:value="6.24795659925491e-05" table:style-name="ce1">
            <text:p>6.24795659925491e-05</text:p>
          </table:table-cell>
          <table:table-cell office:value-type="float" office:value="0.0177600842489059" table:style-name="ce1">
            <text:p>0.0177600842489059</text:p>
          </table:table-cell>
          <table:table-cell office:value-type="float" office:value="476789.755575971" table:style-name="ce1">
            <text:p>476789.755575971</text:p>
          </table:table-cell>
          <table:table-cell office:value-type="float" office:value="646464.686088077" table:style-name="ce1">
            <text:p>646464.686088077</text:p>
          </table:table-cell>
          <table:table-cell office:value-type="float" office:value="800221.768846913" table:style-name="ce1">
            <text:p>800221.768846913</text:p>
          </table:table-cell>
          <table:table-cell office:value-type="float" office:value="1463362.63220748" table:style-name="ce1">
            <text:p>1463362.63220748</text:p>
          </table:table-cell>
          <table:table-cell office:value-type="float" office:value="1473877.58956715" table:style-name="ce1">
            <text:p>1473877.58956715</text:p>
          </table:table-cell>
          <table:table-cell office:value-type="float" office:value="15355750.1293414" table:style-name="ce1">
            <text:p>15355750.1293414</text:p>
          </table:table-cell>
          <table:table-cell office:value-type="float" office:value="1604816.54294734" table:style-name="ce1">
            <text:p>1604816.54294734</text:p>
          </table:table-cell>
        </table:table-row>
        <table:table-row>
          <table:table-cell office:value-type="string" office:value="Zwettl" table:style-name="ce1">
            <text:p>Zwettl</text:p>
          </table:table-cell>
          <table:table-cell office:value-type="float" office:value="6061936.32668562" table:style-name="ce1">
            <text:p>6061936.32668562</text:p>
          </table:table-cell>
          <table:table-cell office:value-type="float" office:value="0.0159792086058433" table:style-name="ce1">
            <text:p>0.0159792086058433</text:p>
          </table:table-cell>
          <table:table-cell office:value-type="float" office:value="0.00218080605287102" table:style-name="ce1">
            <text:p>0.00218080605287102</text:p>
          </table:table-cell>
          <table:table-cell office:value-type="float" office:value="0.000307955415382461" table:style-name="ce1">
            <text:p>0.000307955415382461</text:p>
          </table:table-cell>
          <table:table-cell office:value-type="float" office:value="0.159443489989788" table:style-name="ce1">
            <text:p>0.159443489989788</text:p>
          </table:table-cell>
          <table:table-cell office:value-type="float" office:value="2872790.62556056" table:style-name="ce1">
            <text:p>2872790.62556056</text:p>
          </table:table-cell>
          <table:table-cell office:value-type="float" office:value="4584640.28033678" table:style-name="ce1">
            <text:p>4584640.28033678</text:p>
          </table:table-cell>
          <table:table-cell office:value-type="float" office:value="5772466.65653204" table:style-name="ce1">
            <text:p>5772466.65653204</text:p>
          </table:table-cell>
          <table:table-cell office:value-type="float" office:value="7344976.08478428" table:style-name="ce1">
            <text:p>7344976.08478428</text:p>
          </table:table-cell>
          <table:table-cell office:value-type="float" office:value="10171389.408376" table:style-name="ce1">
            <text:p>10171389.408376</text:p>
          </table:table-cell>
          <table:table-cell office:value-type="float" office:value="56495910.9047892" table:style-name="ce1">
            <text:p>56495910.9047892</text:p>
          </table:table-cell>
          <table:table-cell office:value-type="float" office:value="1015555.49166212" table:style-name="ce1">
            <text:p>1015555.49166212</text:p>
          </table:table-cell>
        </table:table-row>
        <table:table-row>
          <table:table-cell office:value-type="string" office:value="Wien" table:style-name="ce1">
            <text:p>Wien</text:p>
          </table:table-cell>
          <table:table-cell office:value-type="float" office:value="133613.900204991" table:style-name="ce1">
            <text:p>133613.900204991</text:p>
          </table:table-cell>
          <table:table-cell office:value-type="float" office:value="0.000113069017681179" table:style-name="ce1">
            <text:p>0.000113069017681179</text:p>
          </table:table-cell>
          <table:table-cell office:value-type="float" office:value="1.29759878566473e-05" table:style-name="ce1">
            <text:p>1.29759878566473e-05</text:p>
          </table:table-cell>
          <table:table-cell office:value-type="float" office:value="8.85911424534913e-06" table:style-name="ce1">
            <text:p>8.85911424534913e-06</text:p>
          </table:table-cell>
          <table:table-cell office:value-type="float" office:value="0.00627578943784834" table:style-name="ce1">
            <text:p>0.00627578943784834</text:p>
          </table:table-cell>
          <table:table-cell office:value-type="float" office:value="69294.4337709108" table:style-name="ce1">
            <text:p>69294.4337709108</text:p>
          </table:table-cell>
          <table:table-cell office:value-type="float" office:value="91270.9283860255" table:style-name="ce1">
            <text:p>91270.9283860255</text:p>
          </table:table-cell>
          <table:table-cell office:value-type="float" office:value="136176.486149568" table:style-name="ce1">
            <text:p>136176.486149568</text:p>
          </table:table-cell>
          <table:table-cell office:value-type="float" office:value="188378.091155601" table:style-name="ce1">
            <text:p>188378.091155601</text:p>
          </table:table-cell>
          <table:table-cell office:value-type="float" office:value="270819.477331904" table:style-name="ce1">
            <text:p>270819.477331904</text:p>
          </table:table-cell>
          <table:table-cell office:value-type="float" office:value="48631394.7809711" table:style-name="ce1">
            <text:p>48631394.7809711</text:p>
          </table:table-cell>
          <table:table-cell office:value-type="float" office:value="10141.5295172491" table:style-name="ce1">
            <text:p>10141.5295172491</text:p>
          </table:table-cell>
        </table:table-row>
        <table:table-row>
          <table:table-cell office:value-type="string" office:value="Feldkirchen" table:style-name="ce1">
            <text:p>Feldkirchen</text:p>
          </table:table-cell>
          <table:table-cell office:value-type="float" office:value="1668288.06370554" table:style-name="ce1">
            <text:p>1668288.06370554</text:p>
          </table:table-cell>
          <table:table-cell office:value-type="float" office:value="0.00442153935554482" table:style-name="ce1">
            <text:p>0.00442153935554482</text:p>
          </table:table-cell>
          <table:table-cell office:value-type="float" office:value="0.000612388135685845" table:style-name="ce1">
            <text:p>0.000612388135685845</text:p>
          </table:table-cell>
          <table:table-cell office:value-type="float" office:value="8.01972433681846e-05" table:style-name="ce1">
            <text:p>8.01972433681846e-05</text:p>
          </table:table-cell>
          <table:table-cell office:value-type="float" office:value="0.0611306633366555" table:style-name="ce1">
            <text:p>0.0611306633366555</text:p>
          </table:table-cell>
          <table:table-cell office:value-type="float" office:value="762538.001196853" table:style-name="ce1">
            <text:p>762538.001196853</text:p>
          </table:table-cell>
          <table:table-cell office:value-type="float" office:value="903386.088321709" table:style-name="ce1">
            <text:p>903386.088321709</text:p>
          </table:table-cell>
          <table:table-cell office:value-type="float" office:value="1798059.41780951" table:style-name="ce1">
            <text:p>1798059.41780951</text:p>
          </table:table-cell>
          <table:table-cell office:value-type="float" office:value="2777502.81301907" table:style-name="ce1">
            <text:p>2777502.81301907</text:p>
          </table:table-cell>
          <table:table-cell office:value-type="float" office:value="2768042.54311401" table:style-name="ce1">
            <text:p>2768042.54311401</text:p>
          </table:table-cell>
          <table:table-cell office:value-type="float" office:value="40836400.282301" table:style-name="ce1">
            <text:p>40836400.282301</text:p>
          </table:table-cell>
          <table:table-cell office:value-type="float" office:value="1611342.67682773" table:style-name="ce1">
            <text:p>1611342.67682773</text:p>
          </table:table-cell>
        </table:table-row>
        <table:table-row>
          <table:table-cell office:value-type="string" office:value="Hermagor" table:style-name="ce1">
            <text:p>Hermagor</text:p>
          </table:table-cell>
          <table:table-cell office:value-type="float" office:value="3497150.56000038" table:style-name="ce1">
            <text:p>3497150.56000038</text:p>
          </table:table-cell>
          <table:table-cell office:value-type="float" office:value="0.0183124004422706" table:style-name="ce1">
            <text:p>0.0183124004422706</text:p>
          </table:table-cell>
          <table:table-cell office:value-type="float" office:value="0.0035387291863333" table:style-name="ce1">
            <text:p>0.0035387291863333</text:p>
          </table:table-cell>
          <table:table-cell office:value-type="float" office:value="0.00100344682742754" table:style-name="ce1">
            <text:p>0.00100344682742754</text:p>
          </table:table-cell>
          <table:table-cell office:value-type="float" office:value="0.452233564532113" table:style-name="ce1">
            <text:p>0.452233564532113</text:p>
          </table:table-cell>
          <table:table-cell office:value-type="float" office:value="3257680.56905021" table:style-name="ce1">
            <text:p>3257680.56905021</text:p>
          </table:table-cell>
          <table:table-cell office:value-type="float" office:value="3660777.5612015" table:style-name="ce1">
            <text:p>3660777.5612015</text:p>
          </table:table-cell>
          <table:table-cell office:value-type="float" office:value="3884462.12623527" table:style-name="ce1">
            <text:p>3884462.12623527</text:p>
          </table:table-cell>
          <table:table-cell office:value-type="float" office:value="3497214.85192169" table:style-name="ce1">
            <text:p>3497214.85192169</text:p>
          </table:table-cell>
          <table:table-cell office:value-type="float" office:value="3722217.70393203" table:style-name="ce1">
            <text:p>3722217.70393203</text:p>
          </table:table-cell>
          <table:table-cell office:value-type="float" office:value="16231942.2405007" table:style-name="ce1">
            <text:p>16231942.2405007</text:p>
          </table:table-cell>
          <table:table-cell office:value-type="float" office:value="907052.209233064" table:style-name="ce1">
            <text:p>907052.209233064</text:p>
          </table:table-cell>
        </table:table-row>
        <table:table-row>
          <table:table-cell office:value-type="string" office:value="Klagenfurt (Land)" table:style-name="ce1">
            <text:p>Klagenfurt (Land)</text:p>
          </table:table-cell>
          <table:table-cell office:value-type="float" office:value="832805.639269257" table:style-name="ce1">
            <text:p>832805.639269257</text:p>
          </table:table-cell>
          <table:table-cell office:value-type="float" office:value="0.000226350556406857" table:style-name="ce1">
            <text:p>0.000226350556406857</text:p>
          </table:table-cell>
          <table:table-cell office:value-type="float" office:value="1.31425298132396e-05" table:style-name="ce1">
            <text:p>1.31425298132396e-05</text:p>
          </table:table-cell>
          <table:table-cell office:value-type="float" office:value="4.37878118019795e-05" table:style-name="ce1">
            <text:p>4.37878118019795e-05</text:p>
          </table:table-cell>
          <table:table-cell office:value-type="float" office:value="0.00958407699119704" table:style-name="ce1">
            <text:p>0.00958407699119704</text:p>
          </table:table-cell>
          <table:table-cell office:value-type="float" office:value="622250.044648872" table:style-name="ce1">
            <text:p>622250.044648872</text:p>
          </table:table-cell>
          <table:table-cell office:value-type="float" office:value="752116.954479336" table:style-name="ce1">
            <text:p>752116.954479336</text:p>
          </table:table-cell>
          <table:table-cell office:value-type="float" office:value="679533.646320643" table:style-name="ce1">
            <text:p>679533.646320643</text:p>
          </table:table-cell>
          <table:table-cell office:value-type="float" office:value="1100357.51151701" table:style-name="ce1">
            <text:p>1100357.51151701</text:p>
          </table:table-cell>
          <table:table-cell office:value-type="float" office:value="1840985.50593464" table:style-name="ce1">
            <text:p>1840985.50593464</text:p>
          </table:table-cell>
          <table:table-cell office:value-type="float" office:value="65505451.5855063" table:style-name="ce1">
            <text:p>65505451.5855063</text:p>
          </table:table-cell>
          <table:table-cell office:value-type="float" office:value="1544059.88349405" table:style-name="ce1">
            <text:p>1544059.88349405</text:p>
          </table:table-cell>
        </table:table-row>
        <table:table-row>
          <table:table-cell office:value-type="string" office:value="Klagenfurt (Stadt)" table:style-name="ce1">
            <text:p>Klagenfurt (Stadt)</text:p>
          </table:table-cell>
          <table:table-cell office:value-type="float" office:value="694411.466941686" table:style-name="ce1">
            <text:p>694411.466941686</text:p>
          </table:table-cell>
          <table:table-cell office:value-type="float" office:value="0.000103968658090743" table:style-name="ce1">
            <text:p>0.000103968658090743</text:p>
          </table:table-cell>
          <table:table-cell office:value-type="float" office:value="6.49143796876878e-06" table:style-name="ce1">
            <text:p>6.49143796876878e-06</text:p>
          </table:table-cell>
          <table:table-cell office:value-type="float" office:value="7.48535511910275e-05" table:style-name="ce1">
            <text:p>7.48535511910275e-05</text:p>
          </table:table-cell>
          <table:table-cell office:value-type="float" office:value="0.02339504689659" table:style-name="ce1">
            <text:p>0.02339504689659</text:p>
          </table:table-cell>
          <table:table-cell office:value-type="float" office:value="761028.343175304" table:style-name="ce1">
            <text:p>761028.343175304</text:p>
          </table:table-cell>
          <table:table-cell office:value-type="float" office:value="910213.350110649" table:style-name="ce1">
            <text:p>910213.350110649</text:p>
          </table:table-cell>
          <table:table-cell office:value-type="float" office:value="716728.518981873" table:style-name="ce1">
            <text:p>716728.518981873</text:p>
          </table:table-cell>
          <table:table-cell office:value-type="float" office:value="754538.900825449" table:style-name="ce1">
            <text:p>754538.900825449</text:p>
          </table:table-cell>
          <table:table-cell office:value-type="float" office:value="731578.941596036" table:style-name="ce1">
            <text:p>731578.941596036</text:p>
          </table:table-cell>
          <table:table-cell office:value-type="float" office:value="8767360.109762" table:style-name="ce1">
            <text:p>8767360.109762</text:p>
          </table:table-cell>
          <table:table-cell office:value-type="float" office:value="408826.324247555" table:style-name="ce1">
            <text:p>408826.324247555</text:p>
          </table:table-cell>
        </table:table-row>
        <table:table-row>
          <table:table-cell office:value-type="string" office:value="Sankt Veit an der Glan" table:style-name="ce1">
            <text:p>Sankt Veit an der Glan</text:p>
          </table:table-cell>
          <table:table-cell office:value-type="float" office:value="735015.012313552" table:style-name="ce1">
            <text:p>735015.012313552</text:p>
          </table:table-cell>
          <table:table-cell office:value-type="float" office:value="0.0022303596675891" table:style-name="ce1">
            <text:p>0.0022303596675891</text:p>
          </table:table-cell>
          <table:table-cell office:value-type="float" office:value="0.000266800214239535" table:style-name="ce1">
            <text:p>0.000266800214239535</text:p>
          </table:table-cell>
          <table:table-cell office:value-type="float" office:value="7.45816728264181e-05" table:style-name="ce1">
            <text:p>7.45816728264181e-05</text:p>
          </table:table-cell>
          <table:table-cell office:value-type="float" office:value="0.0345610999924555" table:style-name="ce1">
            <text:p>0.0345610999924555</text:p>
          </table:table-cell>
          <table:table-cell office:value-type="float" office:value="458665.192050887" table:style-name="ce1">
            <text:p>458665.192050887</text:p>
          </table:table-cell>
          <table:table-cell office:value-type="float" office:value="605566.293315987" table:style-name="ce1">
            <text:p>605566.293315987</text:p>
          </table:table-cell>
          <table:table-cell office:value-type="float" office:value="811882.867377753" table:style-name="ce1">
            <text:p>811882.867377753</text:p>
          </table:table-cell>
          <table:table-cell office:value-type="float" office:value="912825.256452792" table:style-name="ce1">
            <text:p>912825.256452792</text:p>
          </table:table-cell>
          <table:table-cell office:value-type="float" office:value="886244.672349499" table:style-name="ce1">
            <text:p>886244.672349499</text:p>
          </table:table-cell>
          <table:table-cell office:value-type="float" office:value="20041768.2129894" table:style-name="ce1">
            <text:p>20041768.2129894</text:p>
          </table:table-cell>
          <table:table-cell office:value-type="float" office:value="823141.589413132" table:style-name="ce1">
            <text:p>823141.589413132</text:p>
          </table:table-cell>
        </table:table-row>
        <table:table-row>
          <table:table-cell office:value-type="string" office:value="Spittal an der Drau" table:style-name="ce1">
            <text:p>Spittal an der Drau</text:p>
          </table:table-cell>
          <table:table-cell office:value-type="float" office:value="200881.579985505" table:style-name="ce1">
            <text:p>200881.579985505</text:p>
          </table:table-cell>
          <table:table-cell office:value-type="float" office:value="0.000377167709200247" table:style-name="ce1">
            <text:p>0.000377167709200247</text:p>
          </table:table-cell>
          <table:table-cell office:value-type="float" office:value="8.6613754274274e-05" table:style-name="ce1">
            <text:p>8.6613754274274e-05</text:p>
          </table:table-cell>
          <table:table-cell office:value-type="float" office:value="2.68506633336495e-05" table:style-name="ce1">
            <text:p>2.68506633336495e-05</text:p>
          </table:table-cell>
          <table:table-cell office:value-type="float" office:value="0.0121261603413391" table:style-name="ce1">
            <text:p>0.0121261603413391</text:p>
          </table:table-cell>
          <table:table-cell office:value-type="float" office:value="147219.466356081" table:style-name="ce1">
            <text:p>147219.466356081</text:p>
          </table:table-cell>
          <table:table-cell office:value-type="float" office:value="163943.75519464" table:style-name="ce1">
            <text:p>163943.75519464</text:p>
          </table:table-cell>
          <table:table-cell office:value-type="float" office:value="229265.996303241" table:style-name="ce1">
            <text:p>229265.996303241</text:p>
          </table:table-cell>
          <table:table-cell office:value-type="float" office:value="289809.806961965" table:style-name="ce1">
            <text:p>289809.806961965</text:p>
          </table:table-cell>
          <table:table-cell office:value-type="float" office:value="280029.971666432" table:style-name="ce1">
            <text:p>280029.971666432</text:p>
          </table:table-cell>
          <table:table-cell office:value-type="float" office:value="13911962.4109542" table:style-name="ce1">
            <text:p>13911962.4109542</text:p>
          </table:table-cell>
          <table:table-cell office:value-type="float" office:value="148459.078316746" table:style-name="ce1">
            <text:p>148459.078316746</text:p>
          </table:table-cell>
        </table:table-row>
        <table:table-row>
          <table:table-cell office:value-type="string" office:value="Villach (Stadt)" table:style-name="ce1">
            <text:p>Villach (Stadt)</text:p>
          </table:table-cell>
          <table:table-cell office:value-type="float" office:value="745293.219832767" table:style-name="ce1">
            <text:p>745293.219832767</text:p>
          </table:table-cell>
          <table:table-cell office:value-type="float" office:value="0.000397496571935454" table:style-name="ce1">
            <text:p>0.000397496571935454</text:p>
          </table:table-cell>
          <table:table-cell office:value-type="float" office:value="3.56249958238031e-05" table:style-name="ce1">
            <text:p>3.56249958238031e-05</text:p>
          </table:table-cell>
          <table:table-cell office:value-type="float" office:value="2.24829470147103e-05" table:style-name="ce1">
            <text:p>2.24829470147103e-05</text:p>
          </table:table-cell>
          <table:table-cell office:value-type="float" office:value="0.00917269004547706" table:style-name="ce1">
            <text:p>0.00917269004547706</text:p>
          </table:table-cell>
          <table:table-cell office:value-type="float" office:value="499208.806876367" table:style-name="ce1">
            <text:p>499208.806876367</text:p>
          </table:table-cell>
          <table:table-cell office:value-type="float" office:value="552385.414089202" table:style-name="ce1">
            <text:p>552385.414089202</text:p>
          </table:table-cell>
          <table:table-cell office:value-type="float" office:value="639088.731399996" table:style-name="ce1">
            <text:p>639088.731399996</text:p>
          </table:table-cell>
          <table:table-cell office:value-type="float" office:value="1333842.85552519" table:style-name="ce1">
            <text:p>1333842.85552519</text:p>
          </table:table-cell>
          <table:table-cell office:value-type="float" office:value="1895104.87431858" table:style-name="ce1">
            <text:p>1895104.87431858</text:p>
          </table:table-cell>
          <table:table-cell office:value-type="float" office:value="7516446.84893147" table:style-name="ce1">
            <text:p>7516446.84893147</text:p>
          </table:table-cell>
          <table:table-cell office:value-type="float" office:value="1116903.86775238" table:style-name="ce1">
            <text:p>1116903.86775238</text:p>
          </table:table-cell>
        </table:table-row>
        <table:table-row>
          <table:table-cell office:value-type="string" office:value="Villach Land" table:style-name="ce1">
            <text:p>Villach Land</text:p>
          </table:table-cell>
          <table:table-cell office:value-type="float" office:value="255002.855026081" table:style-name="ce1">
            <text:p>255002.855026081</text:p>
          </table:table-cell>
          <table:table-cell office:value-type="float" office:value="0.00113367124929983" table:style-name="ce1">
            <text:p>0.00113367124929983</text:p>
          </table:table-cell>
          <table:table-cell office:value-type="float" office:value="0.00019715468556104" table:style-name="ce1">
            <text:p>0.00019715468556104</text:p>
          </table:table-cell>
          <table:table-cell office:value-type="float" office:value="6.56997474416991e-05" table:style-name="ce1">
            <text:p>6.56997474416991e-05</text:p>
          </table:table-cell>
          <table:table-cell office:value-type="float" office:value="0.0330508267858687" table:style-name="ce1">
            <text:p>0.0330508267858687</text:p>
          </table:table-cell>
          <table:table-cell office:value-type="float" office:value="190740.880973802" table:style-name="ce1">
            <text:p>190740.880973802</text:p>
          </table:table-cell>
          <table:table-cell office:value-type="float" office:value="274638.750295877" table:style-name="ce1">
            <text:p>274638.750295877</text:p>
          </table:table-cell>
          <table:table-cell office:value-type="float" office:value="245705.972273688" table:style-name="ce1">
            <text:p>245705.972273688</text:p>
          </table:table-cell>
          <table:table-cell office:value-type="float" office:value="232864.833176651" table:style-name="ce1">
            <text:p>232864.833176651</text:p>
          </table:table-cell>
          <table:table-cell office:value-type="float" office:value="326788.293427073" table:style-name="ce1">
            <text:p>326788.293427073</text:p>
          </table:table-cell>
          <table:table-cell office:value-type="float" office:value="41394375.075245" table:style-name="ce1">
            <text:p>41394375.075245</text:p>
          </table:table-cell>
          <table:table-cell office:value-type="float" office:value="373784.35351717" table:style-name="ce1">
            <text:p>373784.35351717</text:p>
          </table:table-cell>
        </table:table-row>
        <table:table-row>
          <table:table-cell office:value-type="string" office:value="Völkermarkt" table:style-name="ce1">
            <text:p>Völkermarkt</text:p>
          </table:table-cell>
          <table:table-cell office:value-type="float" office:value="824063.774459983" table:style-name="ce1">
            <text:p>824063.774459983</text:p>
          </table:table-cell>
          <table:table-cell office:value-type="float" office:value="0.00148049059761307" table:style-name="ce1">
            <text:p>0.00148049059761307</text:p>
          </table:table-cell>
          <table:table-cell office:value-type="float" office:value="9.0686210145974e-05" table:style-name="ce1">
            <text:p>9.0686210145974e-05</text:p>
          </table:table-cell>
          <table:table-cell office:value-type="float" office:value="0.000114253631839773" table:style-name="ce1">
            <text:p>0.000114253631839773</text:p>
          </table:table-cell>
          <table:table-cell office:value-type="float" office:value="0.0320196554110072" table:style-name="ce1">
            <text:p>0.0320196554110072</text:p>
          </table:table-cell>
          <table:table-cell office:value-type="float" office:value="766147.040102695" table:style-name="ce1">
            <text:p>766147.040102695</text:p>
          </table:table-cell>
          <table:table-cell office:value-type="float" office:value="965469.149226535" table:style-name="ce1">
            <text:p>965469.149226535</text:p>
          </table:table-cell>
          <table:table-cell office:value-type="float" office:value="863534.492959894" table:style-name="ce1">
            <text:p>863534.492959894</text:p>
          </table:table-cell>
          <table:table-cell office:value-type="float" office:value="976359.757937347" table:style-name="ce1">
            <text:p>976359.757937347</text:p>
          </table:table-cell>
          <table:table-cell office:value-type="float" office:value="807463.894158378" table:style-name="ce1">
            <text:p>807463.894158378</text:p>
          </table:table-cell>
          <table:table-cell office:value-type="float" office:value="8074352.08932939" table:style-name="ce1">
            <text:p>8074352.08932939</text:p>
          </table:table-cell>
          <table:table-cell office:value-type="float" office:value="1416238.84010629" table:style-name="ce1">
            <text:p>1416238.84010629</text:p>
          </table:table-cell>
        </table:table-row>
        <table:table-row>
          <table:table-cell office:value-type="string" office:value="Wolfsberg" table:style-name="ce1">
            <text:p>Wolfsberg</text:p>
          </table:table-cell>
          <table:table-cell office:value-type="float" office:value="1109359.56633485" table:style-name="ce1">
            <text:p>1109359.56633485</text:p>
          </table:table-cell>
          <table:table-cell office:value-type="float" office:value="0.0015277262971847" table:style-name="ce1">
            <text:p>0.0015277262971847</text:p>
          </table:table-cell>
          <table:table-cell office:value-type="float" office:value="0.000166870160750025" table:style-name="ce1">
            <text:p>0.000166870160750025</text:p>
          </table:table-cell>
          <table:table-cell office:value-type="float" office:value="0.000133262331674973" table:style-name="ce1">
            <text:p>0.000133262331674973</text:p>
          </table:table-cell>
          <table:table-cell office:value-type="float" office:value="0.0478093763642542" table:style-name="ce1">
            <text:p>0.0478093763642542</text:p>
          </table:table-cell>
          <table:table-cell office:value-type="float" office:value="770351.734044392" table:style-name="ce1">
            <text:p>770351.734044392</text:p>
          </table:table-cell>
          <table:table-cell office:value-type="float" office:value="840322.490208069" table:style-name="ce1">
            <text:p>840322.490208069</text:p>
          </table:table-cell>
          <table:table-cell office:value-type="float" office:value="1263321.53879084" table:style-name="ce1">
            <text:p>1263321.53879084</text:p>
          </table:table-cell>
          <table:table-cell office:value-type="float" office:value="1484735.59652985" table:style-name="ce1">
            <text:p>1484735.59652985</text:p>
          </table:table-cell>
          <table:table-cell office:value-type="float" office:value="1365963.11742087" table:style-name="ce1">
            <text:p>1365963.11742087</text:p>
          </table:table-cell>
          <table:table-cell office:value-type="float" office:value="99443563.9556624" table:style-name="ce1">
            <text:p>99443563.9556624</text:p>
          </table:table-cell>
          <table:table-cell office:value-type="float" office:value="1504342.88177475" table:style-name="ce1">
            <text:p>1504342.88177475</text:p>
          </table:table-cell>
        </table:table-row>
        <table:table-row>
          <table:table-cell office:value-type="string" office:value="Bruck-Mürzzuschlag" table:style-name="ce1">
            <text:p>Bruck-Mürzzuschlag</text:p>
          </table:table-cell>
          <table:table-cell office:value-type="float" office:value="277029.655619661" table:style-name="ce1">
            <text:p>277029.655619661</text:p>
          </table:table-cell>
          <table:table-cell office:value-type="float" office:value="0.00057388226769131" table:style-name="ce1">
            <text:p>0.00057388226769131</text:p>
          </table:table-cell>
          <table:table-cell office:value-type="float" office:value="7.5074062394105e-05" table:style-name="ce1">
            <text:p>7.5074062394105e-05</text:p>
          </table:table-cell>
          <table:table-cell office:value-type="float" office:value="3.00238029395097e-05" table:style-name="ce1">
            <text:p>3.00238029395097e-05</text:p>
          </table:table-cell>
          <table:table-cell office:value-type="float" office:value="0.0184072956433493" table:style-name="ce1">
            <text:p>0.0184072956433493</text:p>
          </table:table-cell>
          <table:table-cell office:value-type="float" office:value="309797.46208401" table:style-name="ce1">
            <text:p>309797.46208401</text:p>
          </table:table-cell>
          <table:table-cell office:value-type="float" office:value="202687.046743108" table:style-name="ce1">
            <text:p>202687.046743108</text:p>
          </table:table-cell>
          <table:table-cell office:value-type="float" office:value="278945.144419516" table:style-name="ce1">
            <text:p>278945.144419516</text:p>
          </table:table-cell>
          <table:table-cell office:value-type="float" office:value="347527.966427518" table:style-name="ce1">
            <text:p>347527.966427518</text:p>
          </table:table-cell>
          <table:table-cell office:value-type="float" office:value="782032.967749764" table:style-name="ce1">
            <text:p>782032.967749764</text:p>
          </table:table-cell>
          <table:table-cell office:value-type="float" office:value="142763027.438065" table:style-name="ce1">
            <text:p>142763027.438065</text:p>
          </table:table-cell>
          <table:table-cell office:value-type="float" office:value="712199.200118467" table:style-name="ce1">
            <text:p>712199.200118467</text:p>
          </table:table-cell>
        </table:table-row>
        <table:table-row>
          <table:table-cell office:value-type="string" office:value="Deutschlandsberg" table:style-name="ce1">
            <text:p>Deutschlandsberg</text:p>
          </table:table-cell>
          <table:table-cell office:value-type="float" office:value="1755837.56956316" table:style-name="ce1">
            <text:p>1755837.56956316</text:p>
          </table:table-cell>
          <table:table-cell office:value-type="float" office:value="0.000586992247152364" table:style-name="ce1">
            <text:p>0.000586992247152364</text:p>
          </table:table-cell>
          <table:table-cell office:value-type="float" office:value="3.18583889891769e-05" table:style-name="ce1">
            <text:p>3.18583889891769e-05</text:p>
          </table:table-cell>
          <table:table-cell office:value-type="float" office:value="8.28269697970084e-05" table:style-name="ce1">
            <text:p>8.28269697970084e-05</text:p>
          </table:table-cell>
          <table:table-cell office:value-type="float" office:value="0.0172530575311091" table:style-name="ce1">
            <text:p>0.0172530575311091</text:p>
          </table:table-cell>
          <table:table-cell office:value-type="float" office:value="1154560.85665137" table:style-name="ce1">
            <text:p>1154560.85665137</text:p>
          </table:table-cell>
          <table:table-cell office:value-type="float" office:value="1672923.16633168" table:style-name="ce1">
            <text:p>1672923.16633168</text:p>
          </table:table-cell>
          <table:table-cell office:value-type="float" office:value="2199440.77431182" table:style-name="ce1">
            <text:p>2199440.77431182</text:p>
          </table:table-cell>
          <table:table-cell office:value-type="float" office:value="2023156.3005868" table:style-name="ce1">
            <text:p>2023156.3005868</text:p>
          </table:table-cell>
          <table:table-cell office:value-type="float" office:value="3091055.68601116" table:style-name="ce1">
            <text:p>3091055.68601116</text:p>
          </table:table-cell>
          <table:table-cell office:value-type="float" office:value="14036104.9027881" table:style-name="ce1">
            <text:p>14036104.9027881</text:p>
          </table:table-cell>
          <table:table-cell office:value-type="float" office:value="993990.938173501" table:style-name="ce1">
            <text:p>993990.938173501</text:p>
          </table:table-cell>
        </table:table-row>
        <table:table-row>
          <table:table-cell office:value-type="string" office:value="Graz-Umgebung" table:style-name="ce1">
            <text:p>Graz-Umgebung</text:p>
          </table:table-cell>
          <table:table-cell office:value-type="float" office:value="339121.52768134" table:style-name="ce1">
            <text:p>339121.52768134</text:p>
          </table:table-cell>
          <table:table-cell office:value-type="float" office:value="0.000186560911837972" table:style-name="ce1">
            <text:p>0.000186560911837972</text:p>
          </table:table-cell>
          <table:table-cell office:value-type="float" office:value="1.6772434423388e-05" table:style-name="ce1">
            <text:p>1.6772434423388e-05</text:p>
          </table:table-cell>
          <table:table-cell office:value-type="float" office:value="5.31445624342608e-05" table:style-name="ce1">
            <text:p>5.31445624342608e-05</text:p>
          </table:table-cell>
          <table:table-cell office:value-type="float" office:value="0.0541577415510304" table:style-name="ce1">
            <text:p>0.0541577415510304</text:p>
          </table:table-cell>
          <table:table-cell office:value-type="float" office:value="297769.855530799" table:style-name="ce1">
            <text:p>297769.855530799</text:p>
          </table:table-cell>
          <table:table-cell office:value-type="float" office:value="378337.489977298" table:style-name="ce1">
            <text:p>378337.489977298</text:p>
          </table:table-cell>
          <table:table-cell office:value-type="float" office:value="341665.797928956" table:style-name="ce1">
            <text:p>341665.797928956</text:p>
          </table:table-cell>
          <table:table-cell office:value-type="float" office:value="451610.024195782" table:style-name="ce1">
            <text:p>451610.024195782</text:p>
          </table:table-cell>
          <table:table-cell office:value-type="float" office:value="427317.628669769" table:style-name="ce1">
            <text:p>427317.628669769</text:p>
          </table:table-cell>
          <table:table-cell office:value-type="float" office:value="49460118.3290123" table:style-name="ce1">
            <text:p>49460118.3290123</text:p>
          </table:table-cell>
          <table:table-cell office:value-type="float" office:value="2455415.95357652" table:style-name="ce1">
            <text:p>2455415.95357652</text:p>
          </table:table-cell>
        </table:table-row>
        <table:table-row>
          <table:table-cell office:value-type="string" office:value="Graz (Stadt)" table:style-name="ce1">
            <text:p>Graz (Stadt)</text:p>
          </table:table-cell>
          <table:table-cell office:value-type="float" office:value="191024.101452121" table:style-name="ce1">
            <text:p>191024.101452121</text:p>
          </table:table-cell>
          <table:table-cell office:value-type="float" office:value="0.000264876348749861" table:style-name="ce1">
            <text:p>0.000264876348749861</text:p>
          </table:table-cell>
          <table:table-cell office:value-type="float" office:value="1.68510160754269e-05" table:style-name="ce1">
            <text:p>1.68510160754269e-05</text:p>
          </table:table-cell>
          <table:table-cell office:value-type="float" office:value="1.70168730340345e-05" table:style-name="ce1">
            <text:p>1.70168730340345e-05</text:p>
          </table:table-cell>
          <table:table-cell office:value-type="float" office:value="0.00471864088506802" table:style-name="ce1">
            <text:p>0.00471864088506802</text:p>
          </table:table-cell>
          <table:table-cell office:value-type="float" office:value="198730.354431088" table:style-name="ce1">
            <text:p>198730.354431088</text:p>
          </table:table-cell>
          <table:table-cell office:value-type="float" office:value="161640.839204749" table:style-name="ce1">
            <text:p>161640.839204749</text:p>
          </table:table-cell>
          <table:table-cell office:value-type="float" office:value="188004.258044948" table:style-name="ce1">
            <text:p>188004.258044948</text:p>
          </table:table-cell>
          <table:table-cell office:value-type="float" office:value="225589.585943229" table:style-name="ce1">
            <text:p>225589.585943229</text:p>
          </table:table-cell>
          <table:table-cell office:value-type="float" office:value="279489.970891992" table:style-name="ce1">
            <text:p>279489.970891992</text:p>
          </table:table-cell>
          <table:table-cell office:value-type="float" office:value="6340567.93862462" table:style-name="ce1">
            <text:p>6340567.93862462</text:p>
          </table:table-cell>
          <table:table-cell office:value-type="float" office:value="339010.505147159" table:style-name="ce1">
            <text:p>339010.505147159</text:p>
          </table:table-cell>
        </table:table-row>
        <table:table-row>
          <table:table-cell office:value-type="string" office:value="Hartberg-Fürstenfeld" table:style-name="ce1">
            <text:p>Hartberg-Fürstenfeld</text:p>
          </table:table-cell>
          <table:table-cell office:value-type="float" office:value="388461.055547679" table:style-name="ce1">
            <text:p>388461.055547679</text:p>
          </table:table-cell>
          <table:table-cell office:value-type="float" office:value="0.00110366181888998" table:style-name="ce1">
            <text:p>0.00110366181888998</text:p>
          </table:table-cell>
          <table:table-cell office:value-type="float" office:value="9.91770381365195e-05" table:style-name="ce1">
            <text:p>9.91770381365195e-05</text:p>
          </table:table-cell>
          <table:table-cell office:value-type="float" office:value="3.55626484014987e-05" table:style-name="ce1">
            <text:p>3.55626484014987e-05</text:p>
          </table:table-cell>
          <table:table-cell office:value-type="float" office:value="0.0154648608219434" table:style-name="ce1">
            <text:p>0.0154648608219434</text:p>
          </table:table-cell>
          <table:table-cell office:value-type="float" office:value="217855.328802165" table:style-name="ce1">
            <text:p>217855.328802165</text:p>
          </table:table-cell>
          <table:table-cell office:value-type="float" office:value="347325.512179676" table:style-name="ce1">
            <text:p>347325.512179676</text:p>
          </table:table-cell>
          <table:table-cell office:value-type="float" office:value="474973.888583269" table:style-name="ce1">
            <text:p>474973.888583269</text:p>
          </table:table-cell>
          <table:table-cell office:value-type="float" office:value="553357.517486422" table:style-name="ce1">
            <text:p>553357.517486422</text:p>
          </table:table-cell>
          <table:table-cell office:value-type="float" office:value="473756.812415845" table:style-name="ce1">
            <text:p>473756.812415845</text:p>
          </table:table-cell>
          <table:table-cell office:value-type="float" office:value="29486441.8992174" table:style-name="ce1">
            <text:p>29486441.8992174</text:p>
          </table:table-cell>
          <table:table-cell office:value-type="float" office:value="515386.557785726" table:style-name="ce1">
            <text:p>515386.557785726</text:p>
          </table:table-cell>
        </table:table-row>
        <table:table-row>
          <table:table-cell office:value-type="string" office:value="Leibnitz" table:style-name="ce1">
            <text:p>Leibnitz</text:p>
          </table:table-cell>
          <table:table-cell office:value-type="float" office:value="214899.807926495" table:style-name="ce1">
            <text:p>214899.807926495</text:p>
          </table:table-cell>
          <table:table-cell office:value-type="float" office:value="0.000710239498079592" table:style-name="ce1">
            <text:p>0.000710239498079592</text:p>
          </table:table-cell>
          <table:table-cell office:value-type="float" office:value="0.000108258065563783" table:style-name="ce1">
            <text:p>0.000108258065563783</text:p>
          </table:table-cell>
          <table:table-cell office:value-type="float" office:value="3.49391134040089e-05" table:style-name="ce1">
            <text:p>3.49391134040089e-05</text:p>
          </table:table-cell>
          <table:table-cell office:value-type="float" office:value="0.0161831220133655" table:style-name="ce1">
            <text:p>0.0161831220133655</text:p>
          </table:table-cell>
          <table:table-cell office:value-type="float" office:value="220305.627228896" table:style-name="ce1">
            <text:p>220305.627228896</text:p>
          </table:table-cell>
          <table:table-cell office:value-type="float" office:value="210336.778023867" table:style-name="ce1">
            <text:p>210336.778023867</text:p>
          </table:table-cell>
          <table:table-cell office:value-type="float" office:value="199809.133426026" table:style-name="ce1">
            <text:p>199809.133426026</text:p>
          </table:table-cell>
          <table:table-cell office:value-type="float" office:value="164560.791482858" table:style-name="ce1">
            <text:p>164560.791482858</text:p>
          </table:table-cell>
          <table:table-cell office:value-type="float" office:value="309041.547162242" table:style-name="ce1">
            <text:p>309041.547162242</text:p>
          </table:table-cell>
          <table:table-cell office:value-type="float" office:value="9675263.3981325" table:style-name="ce1">
            <text:p>9675263.3981325</text:p>
          </table:table-cell>
          <table:table-cell office:value-type="float" office:value="303930.457496777" table:style-name="ce1">
            <text:p>303930.457496777</text:p>
          </table:table-cell>
        </table:table-row>
        <table:table-row>
          <table:table-cell office:value-type="string" office:value="Leoben" table:style-name="ce1">
            <text:p>Leoben</text:p>
          </table:table-cell>
          <table:table-cell office:value-type="float" office:value="170700.383983204" table:style-name="ce1">
            <text:p>170700.383983204</text:p>
          </table:table-cell>
          <table:table-cell office:value-type="float" office:value="0.000454477511515967" table:style-name="ce1">
            <text:p>0.000454477511515967</text:p>
          </table:table-cell>
          <table:table-cell office:value-type="float" office:value="2.09928971575939e-05" table:style-name="ce1">
            <text:p>2.09928971575939e-05</text:p>
          </table:table-cell>
          <table:table-cell office:value-type="float" office:value="3.09094886886276e-05" table:style-name="ce1">
            <text:p>3.09094886886276e-05</text:p>
          </table:table-cell>
          <table:table-cell office:value-type="float" office:value="0.0113816883617615" table:style-name="ce1">
            <text:p>0.0113816883617615</text:p>
          </table:table-cell>
          <table:table-cell office:value-type="float" office:value="198311.054395317" table:style-name="ce1">
            <text:p>198311.054395317</text:p>
          </table:table-cell>
          <table:table-cell office:value-type="float" office:value="177982.720567001" table:style-name="ce1">
            <text:p>177982.720567001</text:p>
          </table:table-cell>
          <table:table-cell office:value-type="float" office:value="188586.601173088" table:style-name="ce1">
            <text:p>188586.601173088</text:p>
          </table:table-cell>
          <table:table-cell office:value-type="float" office:value="234395.485742225" table:style-name="ce1">
            <text:p>234395.485742225</text:p>
          </table:table-cell>
          <table:table-cell office:value-type="float" office:value="175626.015715073" table:style-name="ce1">
            <text:p>175626.015715073</text:p>
          </table:table-cell>
          <table:table-cell office:value-type="float" office:value="98117411.2814703" table:style-name="ce1">
            <text:p>98117411.2814703</text:p>
          </table:table-cell>
          <table:table-cell office:value-type="float" office:value="770833.146929146" table:style-name="ce1">
            <text:p>770833.146929146</text:p>
          </table:table-cell>
        </table:table-row>
        <table:table-row>
          <table:table-cell office:value-type="string" office:value="Liezen" table:style-name="ce1">
            <text:p>Liezen</text:p>
          </table:table-cell>
          <table:table-cell office:value-type="float" office:value="259754.152579361" table:style-name="ce1">
            <text:p>259754.152579361</text:p>
          </table:table-cell>
          <table:table-cell office:value-type="float" office:value="0.000982474074074074" table:style-name="ce1">
            <text:p>0.000982474074074074</text:p>
          </table:table-cell>
          <table:table-cell office:value-type="float" office:value="0.000194015160621323" table:style-name="ce1">
            <text:p>0.000194015160621323</text:p>
          </table:table-cell>
          <table:table-cell office:value-type="float" office:value="6.87004974617322e-05" table:style-name="ce1">
            <text:p>6.87004974617322e-05</text:p>
          </table:table-cell>
          <table:table-cell office:value-type="float" office:value="0.0436258553754269" table:style-name="ce1">
            <text:p>0.0436258553754269</text:p>
          </table:table-cell>
          <table:table-cell office:value-type="float" office:value="302284.235085995" table:style-name="ce1">
            <text:p>302284.235085995</text:p>
          </table:table-cell>
          <table:table-cell office:value-type="float" office:value="234098.289097622" table:style-name="ce1">
            <text:p>234098.289097622</text:p>
          </table:table-cell>
          <table:table-cell office:value-type="float" office:value="338333.563745225" table:style-name="ce1">
            <text:p>338333.563745225</text:p>
          </table:table-cell>
          <table:table-cell office:value-type="float" office:value="212161.554769157" table:style-name="ce1">
            <text:p>212161.554769157</text:p>
          </table:table-cell>
          <table:table-cell office:value-type="float" office:value="409280.160672865" table:style-name="ce1">
            <text:p>409280.160672865</text:p>
          </table:table-cell>
          <table:table-cell office:value-type="float" office:value="5669158.21042076" table:style-name="ce1">
            <text:p>5669158.21042076</text:p>
          </table:table-cell>
          <table:table-cell office:value-type="float" office:value="522192.410738202" table:style-name="ce1">
            <text:p>522192.410738202</text:p>
          </table:table-cell>
        </table:table-row>
        <table:table-row>
          <table:table-cell office:value-type="string" office:value="Murau" table:style-name="ce1">
            <text:p>Murau</text:p>
          </table:table-cell>
          <table:table-cell office:value-type="float" office:value="1478476.47500939" table:style-name="ce1">
            <text:p>1478476.47500939</text:p>
          </table:table-cell>
          <table:table-cell office:value-type="float" office:value="0.00673191538954607" table:style-name="ce1">
            <text:p>0.00673191538954607</text:p>
          </table:table-cell>
          <table:table-cell office:value-type="float" office:value="0.00108914924583842" table:style-name="ce1">
            <text:p>0.00108914924583842</text:p>
          </table:table-cell>
          <table:table-cell office:value-type="float" office:value="0.000432636953932402" table:style-name="ce1">
            <text:p>0.000432636953932402</text:p>
          </table:table-cell>
          <table:table-cell office:value-type="float" office:value="0.231220808238508" table:style-name="ce1">
            <text:p>0.231220808238508</text:p>
          </table:table-cell>
          <table:table-cell office:value-type="float" office:value="1657036.05898718" table:style-name="ce1">
            <text:p>1657036.05898718</text:p>
          </table:table-cell>
          <table:table-cell office:value-type="float" office:value="1491394.86627984" table:style-name="ce1">
            <text:p>1491394.86627984</text:p>
          </table:table-cell>
          <table:table-cell office:value-type="float" office:value="1616187.62807539" table:style-name="ce1">
            <text:p>1616187.62807539</text:p>
          </table:table-cell>
          <table:table-cell office:value-type="float" office:value="1171553.38760412" table:style-name="ce1">
            <text:p>1171553.38760412</text:p>
          </table:table-cell>
          <table:table-cell office:value-type="float" office:value="1994202.586079" table:style-name="ce1">
            <text:p>1994202.586079</text:p>
          </table:table-cell>
          <table:table-cell office:value-type="float" office:value="27269815.8320471" table:style-name="ce1">
            <text:p>27269815.8320471</text:p>
          </table:table-cell>
          <table:table-cell office:value-type="float" office:value="651899.788677815" table:style-name="ce1">
            <text:p>651899.788677815</text:p>
          </table:table-cell>
        </table:table-row>
        <table:table-row>
          <table:table-cell office:value-type="string" office:value="Murtal" table:style-name="ce1">
            <text:p>Murtal</text:p>
          </table:table-cell>
          <table:table-cell office:value-type="float" office:value="278080.364733748" table:style-name="ce1">
            <text:p>278080.364733748</text:p>
          </table:table-cell>
          <table:table-cell office:value-type="float" office:value="0.000231129254644853" table:style-name="ce1">
            <text:p>0.000231129254644853</text:p>
          </table:table-cell>
          <table:table-cell office:value-type="float" office:value="9.10539806674119e-06" table:style-name="ce1">
            <text:p>9.10539806674119e-06</text:p>
          </table:table-cell>
          <table:table-cell office:value-type="float" office:value="7.83620828451664e-06" table:style-name="ce1">
            <text:p>7.83620828451664e-06</text:p>
          </table:table-cell>
          <table:table-cell office:value-type="float" office:value="0.00268255388130585" table:style-name="ce1">
            <text:p>0.00268255388130585</text:p>
          </table:table-cell>
          <table:table-cell office:value-type="float" office:value="69804.5280371094" table:style-name="ce1">
            <text:p>69804.5280371094</text:p>
          </table:table-cell>
          <table:table-cell office:value-type="float" office:value="142288.601315373" table:style-name="ce1">
            <text:p>142288.601315373</text:p>
          </table:table-cell>
          <table:table-cell office:value-type="float" office:value="296043.250480199" table:style-name="ce1">
            <text:p>296043.250480199</text:p>
          </table:table-cell>
          <table:table-cell office:value-type="float" office:value="660279.432083092" table:style-name="ce1">
            <text:p>660279.432083092</text:p>
          </table:table-cell>
          <table:table-cell office:value-type="float" office:value="610236.495612236" table:style-name="ce1">
            <text:p>610236.495612236</text:p>
          </table:table-cell>
          <table:table-cell office:value-type="float" office:value="6861155.21349513" table:style-name="ce1">
            <text:p>6861155.21349513</text:p>
          </table:table-cell>
          <table:table-cell office:value-type="float" office:value="1098344.99639702" table:style-name="ce1">
            <text:p>1098344.99639702</text:p>
          </table:table-cell>
        </table:table-row>
        <table:table-row>
          <table:table-cell office:value-type="string" office:value="Südoststeiermark" table:style-name="ce1">
            <text:p>Südoststeiermark</text:p>
          </table:table-cell>
          <table:table-cell office:value-type="float" office:value="677301.298411199" table:style-name="ce1">
            <text:p>677301.298411199</text:p>
          </table:table-cell>
          <table:table-cell office:value-type="float" office:value="0.00186143311239022" table:style-name="ce1">
            <text:p>0.00186143311239022</text:p>
          </table:table-cell>
          <table:table-cell office:value-type="float" office:value="0.000157148625358723" table:style-name="ce1">
            <text:p>0.000157148625358723</text:p>
          </table:table-cell>
          <table:table-cell office:value-type="float" office:value="4.09297264298143e-05" table:style-name="ce1">
            <text:p>4.09297264298143e-05</text:p>
          </table:table-cell>
          <table:table-cell office:value-type="float" office:value="0.0155990766123662" table:style-name="ce1">
            <text:p>0.0155990766123662</text:p>
          </table:table-cell>
          <table:table-cell office:value-type="float" office:value="311341.2647728" table:style-name="ce1">
            <text:p>311341.2647728</text:p>
          </table:table-cell>
          <table:table-cell office:value-type="float" office:value="511996.46570878" table:style-name="ce1">
            <text:p>511996.46570878</text:p>
          </table:table-cell>
          <table:table-cell office:value-type="float" office:value="680821.118089589" table:style-name="ce1">
            <text:p>680821.118089589</text:p>
          </table:table-cell>
          <table:table-cell office:value-type="float" office:value="1055633.48107908" table:style-name="ce1">
            <text:p>1055633.48107908</text:p>
          </table:table-cell>
          <table:table-cell office:value-type="float" office:value="1089333.40035313" table:style-name="ce1">
            <text:p>1089333.40035313</text:p>
          </table:table-cell>
          <table:table-cell office:value-type="float" office:value="29300819.2775902" table:style-name="ce1">
            <text:p>29300819.2775902</text:p>
          </table:table-cell>
          <table:table-cell office:value-type="float" office:value="313191.475783235" table:style-name="ce1">
            <text:p>313191.475783235</text:p>
          </table:table-cell>
        </table:table-row>
        <table:table-row>
          <table:table-cell office:value-type="string" office:value="Voitsberg" table:style-name="ce1">
            <text:p>Voitsberg</text:p>
          </table:table-cell>
          <table:table-cell office:value-type="float" office:value="252031.36252464" table:style-name="ce1">
            <text:p>252031.36252464</text:p>
          </table:table-cell>
          <table:table-cell office:value-type="float" office:value="0.000512989906780597" table:style-name="ce1">
            <text:p>0.000512989906780597</text:p>
          </table:table-cell>
          <table:table-cell office:value-type="float" office:value="5.25868121931461e-05" table:style-name="ce1">
            <text:p>5.25868121931461e-05</text:p>
          </table:table-cell>
          <table:table-cell office:value-type="float" office:value="4.98905803857339e-05" table:style-name="ce1">
            <text:p>4.98905803857339e-05</text:p>
          </table:table-cell>
          <table:table-cell office:value-type="float" office:value="0.0153782449879918" table:style-name="ce1">
            <text:p>0.0153782449879918</text:p>
          </table:table-cell>
          <table:table-cell office:value-type="float" office:value="256320.241463373" table:style-name="ce1">
            <text:p>256320.241463373</text:p>
          </table:table-cell>
          <table:table-cell office:value-type="float" office:value="258682.89687722" table:style-name="ce1">
            <text:p>258682.89687722</text:p>
          </table:table-cell>
          <table:table-cell office:value-type="float" office:value="305865.279503416" table:style-name="ce1">
            <text:p>305865.279503416</text:p>
          </table:table-cell>
          <table:table-cell office:value-type="float" office:value="415441.150115049" table:style-name="ce1">
            <text:p>415441.150115049</text:p>
          </table:table-cell>
          <table:table-cell office:value-type="float" office:value="247327.240440337" table:style-name="ce1">
            <text:p>247327.240440337</text:p>
          </table:table-cell>
          <table:table-cell office:value-type="float" office:value="30807309.4494204" table:style-name="ce1">
            <text:p>30807309.4494204</text:p>
          </table:table-cell>
          <table:table-cell office:value-type="float" office:value="1240313.64824475" table:style-name="ce1">
            <text:p>1240313.64824475</text:p>
          </table:table-cell>
        </table:table-row>
        <table:table-row>
          <table:table-cell office:value-type="string" office:value="Weiz" table:style-name="ce1">
            <text:p>Weiz</text:p>
          </table:table-cell>
          <table:table-cell office:value-type="float" office:value="514476.943540333" table:style-name="ce1">
            <text:p>514476.943540333</text:p>
          </table:table-cell>
          <table:table-cell office:value-type="float" office:value="0.0012590456083016" table:style-name="ce1">
            <text:p>0.0012590456083016</text:p>
          </table:table-cell>
          <table:table-cell office:value-type="float" office:value="8.83979672274018e-05" table:style-name="ce1">
            <text:p>8.83979672274018e-05</text:p>
          </table:table-cell>
          <table:table-cell office:value-type="float" office:value="3.19068882044554e-05" table:style-name="ce1">
            <text:p>3.19068882044554e-05</text:p>
          </table:table-cell>
          <table:table-cell office:value-type="float" office:value="0.00999239536740791" table:style-name="ce1">
            <text:p>0.00999239536740791</text:p>
          </table:table-cell>
          <table:table-cell office:value-type="float" office:value="256973.0090874" table:style-name="ce1">
            <text:p>256973.0090874</text:p>
          </table:table-cell>
          <table:table-cell office:value-type="float" office:value="395785.046373636" table:style-name="ce1">
            <text:p>395785.046373636</text:p>
          </table:table-cell>
          <table:table-cell office:value-type="float" office:value="569974.713545165" table:style-name="ce1">
            <text:p>569974.713545165</text:p>
          </table:table-cell>
          <table:table-cell office:value-type="float" office:value="590869.273614904" table:style-name="ce1">
            <text:p>590869.273614904</text:p>
          </table:table-cell>
          <table:table-cell office:value-type="float" office:value="646325.496882286" table:style-name="ce1">
            <text:p>646325.496882286</text:p>
          </table:table-cell>
          <table:table-cell office:value-type="float" office:value="66772632.5840837" table:style-name="ce1">
            <text:p>66772632.5840837</text:p>
          </table:table-cell>
          <table:table-cell office:value-type="float" office:value="608700.876671862" table:style-name="ce1">
            <text:p>608700.876671862</text:p>
          </table:table-cell>
        </table:table-row>
        <table:table-row>
          <table:table-cell office:value-type="string" office:value="Braunau am Inn" table:style-name="ce1">
            <text:p>Braunau am Inn</text:p>
          </table:table-cell>
          <table:table-cell office:value-type="float" office:value="515652.414361207" table:style-name="ce1">
            <text:p>515652.414361207</text:p>
          </table:table-cell>
          <table:table-cell office:value-type="float" office:value="0.00238809346988485" table:style-name="ce1">
            <text:p>0.00238809346988485</text:p>
          </table:table-cell>
          <table:table-cell office:value-type="float" office:value="0.000492861629129261" table:style-name="ce1">
            <text:p>0.000492861629129261</text:p>
          </table:table-cell>
          <table:table-cell office:value-type="float" office:value="0.000168232792758107" table:style-name="ce1">
            <text:p>0.000168232792758107</text:p>
          </table:table-cell>
          <table:table-cell office:value-type="float" office:value="0.101180279934803" table:style-name="ce1">
            <text:p>0.101180279934803</text:p>
          </table:table-cell>
          <table:table-cell office:value-type="float" office:value="501637.173930441" table:style-name="ce1">
            <text:p>501637.173930441</text:p>
          </table:table-cell>
          <table:table-cell office:value-type="float" office:value="588326.612973212" table:style-name="ce1">
            <text:p>588326.612973212</text:p>
          </table:table-cell>
          <table:table-cell office:value-type="float" office:value="507414.739776465" table:style-name="ce1">
            <text:p>507414.739776465</text:p>
          </table:table-cell>
          <table:table-cell office:value-type="float" office:value="642791.834087116" table:style-name="ce1">
            <text:p>642791.834087116</text:p>
          </table:table-cell>
          <table:table-cell office:value-type="float" office:value="773866.279374911" table:style-name="ce1">
            <text:p>773866.279374911</text:p>
          </table:table-cell>
          <table:table-cell office:value-type="float" office:value="93658824.8746053" table:style-name="ce1">
            <text:p>93658824.8746053</text:p>
          </table:table-cell>
          <table:table-cell office:value-type="float" office:value="495763.941262985" table:style-name="ce1">
            <text:p>495763.941262985</text:p>
          </table:table-cell>
        </table:table-row>
        <table:table-row>
          <table:table-cell office:value-type="string" office:value="Eferding" table:style-name="ce1">
            <text:p>Eferding</text:p>
          </table:table-cell>
          <table:table-cell office:value-type="float" office:value="2873287.19858569" table:style-name="ce1">
            <text:p>2873287.19858569</text:p>
          </table:table-cell>
          <table:table-cell office:value-type="float" office:value="0.00719311476698337" table:style-name="ce1">
            <text:p>0.00719311476698337</text:p>
          </table:table-cell>
          <table:table-cell office:value-type="float" office:value="0.00104633977389711" table:style-name="ce1">
            <text:p>0.00104633977389711</text:p>
          </table:table-cell>
          <table:table-cell office:value-type="float" office:value="0.000360357244690711" table:style-name="ce1">
            <text:p>0.000360357244690711</text:p>
          </table:table-cell>
          <table:table-cell office:value-type="float" office:value="0.192990339875883" table:style-name="ce1">
            <text:p>0.192990339875883</text:p>
          </table:table-cell>
          <table:table-cell office:value-type="float" office:value="2144250.79199799" table:style-name="ce1">
            <text:p>2144250.79199799</text:p>
          </table:table-cell>
          <table:table-cell office:value-type="float" office:value="2467407.66716458" table:style-name="ce1">
            <text:p>2467407.66716458</text:p>
          </table:table-cell>
          <table:table-cell office:value-type="float" office:value="2871477.50537172" table:style-name="ce1">
            <text:p>2871477.50537172</text:p>
          </table:table-cell>
          <table:table-cell office:value-type="float" office:value="3460228.08777612" table:style-name="ce1">
            <text:p>3460228.08777612</text:p>
          </table:table-cell>
          <table:table-cell office:value-type="float" office:value="3445867.60736395" table:style-name="ce1">
            <text:p>3445867.60736395</text:p>
          </table:table-cell>
          <table:table-cell office:value-type="float" office:value="54200734.9547843" table:style-name="ce1">
            <text:p>54200734.9547843</text:p>
          </table:table-cell>
          <table:table-cell office:value-type="float" office:value="1148997.9718056" table:style-name="ce1">
            <text:p>1148997.9718056</text:p>
          </table:table-cell>
        </table:table-row>
        <table:table-row>
          <table:table-cell office:value-type="string" office:value="Freistadt" table:style-name="ce1">
            <text:p>Freistadt</text:p>
          </table:table-cell>
          <table:table-cell office:value-type="float" office:value="400723.90504838" table:style-name="ce1">
            <text:p>400723.90504838</text:p>
          </table:table-cell>
          <table:table-cell office:value-type="float" office:value="0.000383068835884428" table:style-name="ce1">
            <text:p>0.000383068835884428</text:p>
          </table:table-cell>
          <table:table-cell office:value-type="float" office:value="2.64851485272725e-05" table:style-name="ce1">
            <text:p>2.64851485272725e-05</text:p>
          </table:table-cell>
          <table:table-cell office:value-type="float" office:value="1.8838520597707e-05" table:style-name="ce1">
            <text:p>1.8838520597707e-05</text:p>
          </table:table-cell>
          <table:table-cell office:value-type="float" office:value="0.00636112628051697" table:style-name="ce1">
            <text:p>0.00636112628051697</text:p>
          </table:table-cell>
          <table:table-cell office:value-type="float" office:value="287814.591281781" table:style-name="ce1">
            <text:p>287814.591281781</text:p>
          </table:table-cell>
          <table:table-cell office:value-type="float" office:value="301601.265967296" table:style-name="ce1">
            <text:p>301601.265967296</text:p>
          </table:table-cell>
          <table:table-cell office:value-type="float" office:value="409446.512313544" table:style-name="ce1">
            <text:p>409446.512313544</text:p>
          </table:table-cell>
          <table:table-cell office:value-type="float" office:value="503199.933607378" table:style-name="ce1">
            <text:p>503199.933607378</text:p>
          </table:table-cell>
          <table:table-cell office:value-type="float" office:value="1075605.25835371" table:style-name="ce1">
            <text:p>1075605.25835371</text:p>
          </table:table-cell>
          <table:table-cell office:value-type="float" office:value="12907660.1395468" table:style-name="ce1">
            <text:p>12907660.1395468</text:p>
          </table:table-cell>
          <table:table-cell office:value-type="float" office:value="3433562.76932316" table:style-name="ce1">
            <text:p>3433562.76932316</text:p>
          </table:table-cell>
        </table:table-row>
        <table:table-row>
          <table:table-cell office:value-type="string" office:value="Gmunden" table:style-name="ce1">
            <text:p>Gmunden</text:p>
          </table:table-cell>
          <table:table-cell office:value-type="float" office:value="2518231.38428198" table:style-name="ce1">
            <text:p>2518231.38428198</text:p>
          </table:table-cell>
          <table:table-cell office:value-type="float" office:value="0.00370114460375549" table:style-name="ce1">
            <text:p>0.00370114460375549</text:p>
          </table:table-cell>
          <table:table-cell office:value-type="float" office:value="0.000323859804629423" table:style-name="ce1">
            <text:p>0.000323859804629423</text:p>
          </table:table-cell>
          <table:table-cell office:value-type="float" office:value="0.000122967345174652" table:style-name="ce1">
            <text:p>0.000122967345174652</text:p>
          </table:table-cell>
          <table:table-cell office:value-type="float" office:value="0.0441447861165331" table:style-name="ce1">
            <text:p>0.0441447861165331</text:p>
          </table:table-cell>
          <table:table-cell office:value-type="float" office:value="1613805.15697344" table:style-name="ce1">
            <text:p>1613805.15697344</text:p>
          </table:table-cell>
          <table:table-cell office:value-type="float" office:value="2172481.90292359" table:style-name="ce1">
            <text:p>2172481.90292359</text:p>
          </table:table-cell>
          <table:table-cell office:value-type="float" office:value="2412165.97524849" table:style-name="ce1">
            <text:p>2412165.97524849</text:p>
          </table:table-cell>
          <table:table-cell office:value-type="float" office:value="3195393.94355249" table:style-name="ce1">
            <text:p>3195393.94355249</text:p>
          </table:table-cell>
          <table:table-cell office:value-type="float" office:value="3663706.76996207" table:style-name="ce1">
            <text:p>3663706.76996207</text:p>
          </table:table-cell>
          <table:table-cell office:value-type="float" office:value="50871673.2590718" table:style-name="ce1">
            <text:p>50871673.2590718</text:p>
          </table:table-cell>
          <table:table-cell office:value-type="float" office:value="1042514.4190286" table:style-name="ce1">
            <text:p>1042514.4190286</text:p>
          </table:table-cell>
        </table:table-row>
        <table:table-row>
          <table:table-cell office:value-type="string" office:value="Grieskirchen" table:style-name="ce1">
            <text:p>Grieskirchen</text:p>
          </table:table-cell>
          <table:table-cell office:value-type="float" office:value="448762.339816151" table:style-name="ce1">
            <text:p>448762.339816151</text:p>
          </table:table-cell>
          <table:table-cell office:value-type="float" office:value="0.000810415309450187" table:style-name="ce1">
            <text:p>0.000810415309450187</text:p>
          </table:table-cell>
          <table:table-cell office:value-type="float" office:value="0.000105179894276587" table:style-name="ce1">
            <text:p>0.000105179894276587</text:p>
          </table:table-cell>
          <table:table-cell office:value-type="float" office:value="4.19619502580913e-05" table:style-name="ce1">
            <text:p>4.19619502580913e-05</text:p>
          </table:table-cell>
          <table:table-cell office:value-type="float" office:value="0.0149979333514076" table:style-name="ce1">
            <text:p>0.0149979333514076</text:p>
          </table:table-cell>
          <table:table-cell office:value-type="float" office:value="322906.202568608" table:style-name="ce1">
            <text:p>322906.202568608</text:p>
          </table:table-cell>
          <table:table-cell office:value-type="float" office:value="306621.587432851" table:style-name="ce1">
            <text:p>306621.587432851</text:p>
          </table:table-cell>
          <table:table-cell office:value-type="float" office:value="514108.138032965" table:style-name="ce1">
            <text:p>514108.138032965</text:p>
          </table:table-cell>
          <table:table-cell office:value-type="float" office:value="450147.291184794" table:style-name="ce1">
            <text:p>450147.291184794</text:p>
          </table:table-cell>
          <table:table-cell office:value-type="float" office:value="1154233.62126797" table:style-name="ce1">
            <text:p>1154233.62126797</text:p>
          </table:table-cell>
          <table:table-cell office:value-type="float" office:value="21018536.0180566" table:style-name="ce1">
            <text:p>21018536.0180566</text:p>
          </table:table-cell>
          <table:table-cell office:value-type="float" office:value="771285.56720274" table:style-name="ce1">
            <text:p>771285.56720274</text:p>
          </table:table-cell>
        </table:table-row>
        <table:table-row>
          <table:table-cell office:value-type="string" office:value="Kirchdorf an der Krems" table:style-name="ce1">
            <text:p>Kirchdorf an der Krems</text:p>
          </table:table-cell>
          <table:table-cell office:value-type="float" office:value="1403333.44758832" table:style-name="ce1">
            <text:p>1403333.44758832</text:p>
          </table:table-cell>
          <table:table-cell office:value-type="float" office:value="0.0031382218687513" table:style-name="ce1">
            <text:p>0.0031382218687513</text:p>
          </table:table-cell>
          <table:table-cell office:value-type="float" office:value="0.000243575872220841" table:style-name="ce1">
            <text:p>0.000243575872220841</text:p>
          </table:table-cell>
          <table:table-cell office:value-type="float" office:value="6.85396347863426e-05" table:style-name="ce1">
            <text:p>6.85396347863426e-05</text:p>
          </table:table-cell>
          <table:table-cell office:value-type="float" office:value="0.0235772674350736" table:style-name="ce1">
            <text:p>0.0235772674350736</text:p>
          </table:table-cell>
          <table:table-cell office:value-type="float" office:value="680980.420416578" table:style-name="ce1">
            <text:p>680980.420416578</text:p>
          </table:table-cell>
          <table:table-cell office:value-type="float" office:value="1102871.79306887" table:style-name="ce1">
            <text:p>1102871.79306887</text:p>
          </table:table-cell>
          <table:table-cell office:value-type="float" office:value="1190657.5546118" table:style-name="ce1">
            <text:p>1190657.5546118</text:p>
          </table:table-cell>
          <table:table-cell office:value-type="float" office:value="2315799.01592072" table:style-name="ce1">
            <text:p>2315799.01592072</text:p>
          </table:table-cell>
          <table:table-cell office:value-type="float" office:value="2265780.14148074" table:style-name="ce1">
            <text:p>2265780.14148074</text:p>
          </table:table-cell>
          <table:table-cell office:value-type="float" office:value="36979418.3403481" table:style-name="ce1">
            <text:p>36979418.3403481</text:p>
          </table:table-cell>
          <table:table-cell office:value-type="float" office:value="880176.018099794" table:style-name="ce1">
            <text:p>880176.018099794</text:p>
          </table:table-cell>
        </table:table-row>
        <table:table-row>
          <table:table-cell office:value-type="string" office:value="Linz-Land" table:style-name="ce1">
            <text:p>Linz-Land</text:p>
          </table:table-cell>
          <table:table-cell office:value-type="float" office:value="806704.5148432" table:style-name="ce1">
            <text:p>806704.5148432</text:p>
          </table:table-cell>
          <table:table-cell office:value-type="float" office:value="0.000185335709582321" table:style-name="ce1">
            <text:p>0.000185335709582321</text:p>
          </table:table-cell>
          <table:table-cell office:value-type="float" office:value="1.07348492553676e-05" table:style-name="ce1">
            <text:p>1.07348492553676e-05</text:p>
          </table:table-cell>
          <table:table-cell office:value-type="float" office:value="3.9418988089546e-05" table:style-name="ce1">
            <text:p>3.9418988089546e-05</text:p>
          </table:table-cell>
          <table:table-cell office:value-type="float" office:value="0.0148873184188319" table:style-name="ce1">
            <text:p>0.0148873184188319</text:p>
          </table:table-cell>
          <table:table-cell office:value-type="float" office:value="636633.000760985" table:style-name="ce1">
            <text:p>636633.000760985</text:p>
          </table:table-cell>
          <table:table-cell office:value-type="float" office:value="692893.591398539" table:style-name="ce1">
            <text:p>692893.591398539</text:p>
          </table:table-cell>
          <table:table-cell office:value-type="float" office:value="755441.295493644" table:style-name="ce1">
            <text:p>755441.295493644</text:p>
          </table:table-cell>
          <table:table-cell office:value-type="float" office:value="940378.936023137" table:style-name="ce1">
            <text:p>940378.936023137</text:p>
          </table:table-cell>
          <table:table-cell office:value-type="float" office:value="1023644.35921776" table:style-name="ce1">
            <text:p>1023644.35921776</text:p>
          </table:table-cell>
          <table:table-cell office:value-type="float" office:value="227703968.663289" table:style-name="ce1">
            <text:p>227703968.663289</text:p>
          </table:table-cell>
          <table:table-cell office:value-type="float" office:value="2499888.62716972" table:style-name="ce1">
            <text:p>2499888.62716972</text:p>
          </table:table-cell>
        </table:table-row>
        <table:table-row>
          <table:table-cell office:value-type="string" office:value="Linz (Stadt)" table:style-name="ce1">
            <text:p>Linz (Stadt)</text:p>
          </table:table-cell>
          <table:table-cell office:value-type="float" office:value="167252.036870665" table:style-name="ce1">
            <text:p>167252.036870665</text:p>
          </table:table-cell>
          <table:table-cell office:value-type="float" office:value="0.000106987362480859" table:style-name="ce1">
            <text:p>0.000106987362480859</text:p>
          </table:table-cell>
          <table:table-cell office:value-type="float" office:value="1.32723473642121e-05" table:style-name="ce1">
            <text:p>1.32723473642121e-05</text:p>
          </table:table-cell>
          <table:table-cell office:value-type="float" office:value="2.54806388407063e-05" table:style-name="ce1">
            <text:p>2.54806388407063e-05</text:p>
          </table:table-cell>
          <table:table-cell office:value-type="float" office:value="0.00666687952429289" table:style-name="ce1">
            <text:p>0.00666687952429289</text:p>
          </table:table-cell>
          <table:table-cell office:value-type="float" office:value="109550.204268673" table:style-name="ce1">
            <text:p>109550.204268673</text:p>
          </table:table-cell>
          <table:table-cell office:value-type="float" office:value="142571.494236802" table:style-name="ce1">
            <text:p>142571.494236802</text:p>
          </table:table-cell>
          <table:table-cell office:value-type="float" office:value="274272.932781218" table:style-name="ce1">
            <text:p>274272.932781218</text:p>
          </table:table-cell>
          <table:table-cell office:value-type="float" office:value="201137.581613145" table:style-name="ce1">
            <text:p>201137.581613145</text:p>
          </table:table-cell>
          <table:table-cell office:value-type="float" office:value="246482.084564668" table:style-name="ce1">
            <text:p>246482.084564668</text:p>
          </table:table-cell>
          <table:table-cell office:value-type="float" office:value="39884996.1280384" table:style-name="ce1">
            <text:p>39884996.1280384</text:p>
          </table:table-cell>
          <table:table-cell office:value-type="float" office:value="332002.113831194" table:style-name="ce1">
            <text:p>332002.113831194</text:p>
          </table:table-cell>
        </table:table-row>
        <table:table-row>
          <table:table-cell office:value-type="string" office:value="Perg" table:style-name="ce1">
            <text:p>Perg</text:p>
          </table:table-cell>
          <table:table-cell office:value-type="float" office:value="658252.978822352" table:style-name="ce1">
            <text:p>658252.978822352</text:p>
          </table:table-cell>
          <table:table-cell office:value-type="float" office:value="0.000196773589018548" table:style-name="ce1">
            <text:p>0.000196773589018548</text:p>
          </table:table-cell>
          <table:table-cell office:value-type="float" office:value="1.08470472558838e-05" table:style-name="ce1">
            <text:p>1.08470472558838e-05</text:p>
          </table:table-cell>
          <table:table-cell office:value-type="float" office:value="2.4880016488872e-05" table:style-name="ce1">
            <text:p>2.4880016488872e-05</text:p>
          </table:table-cell>
          <table:table-cell office:value-type="float" office:value="0.00414589404785577" table:style-name="ce1">
            <text:p>0.00414589404785577</text:p>
          </table:table-cell>
          <table:table-cell office:value-type="float" office:value="346927.608103319" table:style-name="ce1">
            <text:p>346927.608103319</text:p>
          </table:table-cell>
          <table:table-cell office:value-type="float" office:value="676655.033606715" table:style-name="ce1">
            <text:p>676655.033606715</text:p>
          </table:table-cell>
          <table:table-cell office:value-type="float" office:value="945484.48345356" table:style-name="ce1">
            <text:p>945484.48345356</text:p>
          </table:table-cell>
          <table:table-cell office:value-type="float" office:value="704097.867744287" table:style-name="ce1">
            <text:p>704097.867744287</text:p>
          </table:table-cell>
          <table:table-cell office:value-type="float" office:value="1084845.09742531" table:style-name="ce1">
            <text:p>1084845.09742531</text:p>
          </table:table-cell>
          <table:table-cell office:value-type="float" office:value="27961394.9715267" table:style-name="ce1">
            <text:p>27961394.9715267</text:p>
          </table:table-cell>
          <table:table-cell office:value-type="float" office:value="793063.191871476" table:style-name="ce1">
            <text:p>793063.191871476</text:p>
          </table:table-cell>
        </table:table-row>
        <table:table-row>
          <table:table-cell office:value-type="string" office:value="Ried im Innkreis" table:style-name="ce1">
            <text:p>Ried im Innkreis</text:p>
          </table:table-cell>
          <table:table-cell office:value-type="float" office:value="25776.7674296711" table:style-name="ce1">
            <text:p>25776.7674296711</text:p>
          </table:table-cell>
          <table:table-cell office:value-type="float" office:value="8.56697690542763e-05" table:style-name="ce1">
            <text:p>8.56697690542763e-05</text:p>
          </table:table-cell>
          <table:table-cell office:value-type="float" office:value="3.22742738287572e-05" table:style-name="ce1">
            <text:p>3.22742738287572e-05</text:p>
          </table:table-cell>
          <table:table-cell office:value-type="float" office:value="2.67163337637265e-05" table:style-name="ce1">
            <text:p>2.67163337637265e-05</text:p>
          </table:table-cell>
          <table:table-cell office:value-type="float" office:value="0.0172762868146189" table:style-name="ce1">
            <text:p>0.0172762868146189</text:p>
          </table:table-cell>
          <table:table-cell office:value-type="float" office:value="62070.9281812662" table:style-name="ce1">
            <text:p>62070.9281812662</text:p>
          </table:table-cell>
          <table:table-cell office:value-type="float" office:value="18315.9322051724" table:style-name="ce1">
            <text:p>18315.9322051724</text:p>
          </table:table-cell>
          <table:table-cell office:value-type="float" office:value="53883.4938193543" table:style-name="ce1">
            <text:p>53883.4938193543</text:p>
          </table:table-cell>
          <table:table-cell office:value-type="float" office:value="69874.6296055504" table:style-name="ce1">
            <text:p>69874.6296055504</text:p>
          </table:table-cell>
          <table:table-cell office:value-type="float" office:value="79886.7285847294" table:style-name="ce1">
            <text:p>79886.7285847294</text:p>
          </table:table-cell>
          <table:table-cell office:value-type="float" office:value="7293353.18453091" table:style-name="ce1">
            <text:p>7293353.18453091</text:p>
          </table:table-cell>
          <table:table-cell office:value-type="float" office:value="636109.25955707" table:style-name="ce1">
            <text:p>636109.25955707</text:p>
          </table:table-cell>
        </table:table-row>
        <table:table-row>
          <table:table-cell office:value-type="string" office:value="Rohrbach" table:style-name="ce1">
            <text:p>Rohrbach</text:p>
          </table:table-cell>
          <table:table-cell office:value-type="float" office:value="285265.545289243" table:style-name="ce1">
            <text:p>285265.545289243</text:p>
          </table:table-cell>
          <table:table-cell office:value-type="float" office:value="0.000803939741804359" table:style-name="ce1">
            <text:p>0.000803939741804359</text:p>
          </table:table-cell>
          <table:table-cell office:value-type="float" office:value="8.74046747779547e-05" table:style-name="ce1">
            <text:p>8.74046747779547e-05</text:p>
          </table:table-cell>
          <table:table-cell office:value-type="float" office:value="6.27276256817745e-05" table:style-name="ce1">
            <text:p>6.27276256817745e-05</text:p>
          </table:table-cell>
          <table:table-cell office:value-type="float" office:value="0.027664199310817" table:style-name="ce1">
            <text:p>0.027664199310817</text:p>
          </table:table-cell>
          <table:table-cell office:value-type="float" office:value="360875.194114431" table:style-name="ce1">
            <text:p>360875.194114431</text:p>
          </table:table-cell>
          <table:table-cell office:value-type="float" office:value="248352.836173608" table:style-name="ce1">
            <text:p>248352.836173608</text:p>
          </table:table-cell>
          <table:table-cell office:value-type="float" office:value="265356.866059153" table:style-name="ce1">
            <text:p>265356.866059153</text:p>
          </table:table-cell>
          <table:table-cell office:value-type="float" office:value="255836.267942587" table:style-name="ce1">
            <text:p>255836.267942587</text:p>
          </table:table-cell>
          <table:table-cell office:value-type="float" office:value="551852.587275955" table:style-name="ce1">
            <text:p>551852.587275955</text:p>
          </table:table-cell>
          <table:table-cell office:value-type="float" office:value="16643924.4514801" table:style-name="ce1">
            <text:p>16643924.4514801</text:p>
          </table:table-cell>
          <table:table-cell office:value-type="float" office:value="505270.927975703" table:style-name="ce1">
            <text:p>505270.927975703</text:p>
          </table:table-cell>
        </table:table-row>
        <table:table-row>
          <table:table-cell office:value-type="string" office:value="Schärding" table:style-name="ce1">
            <text:p>Schärding</text:p>
          </table:table-cell>
          <table:table-cell office:value-type="float" office:value="998169.731935069" table:style-name="ce1">
            <text:p>998169.731935069</text:p>
          </table:table-cell>
          <table:table-cell office:value-type="float" office:value="0.00163962098855416" table:style-name="ce1">
            <text:p>0.00163962098855416</text:p>
          </table:table-cell>
          <table:table-cell office:value-type="float" office:value="0.000159694764866433" table:style-name="ce1">
            <text:p>0.000159694764866433</text:p>
          </table:table-cell>
          <table:table-cell office:value-type="float" office:value="4.51059175609636e-05" table:style-name="ce1">
            <text:p>4.51059175609636e-05</text:p>
          </table:table-cell>
          <table:table-cell office:value-type="float" office:value="0.014618557096877" table:style-name="ce1">
            <text:p>0.014618557096877</text:p>
          </table:table-cell>
          <table:table-cell office:value-type="float" office:value="595290.630385276" table:style-name="ce1">
            <text:p>595290.630385276</text:p>
          </table:table-cell>
          <table:table-cell office:value-type="float" office:value="803287.672122384" table:style-name="ce1">
            <text:p>803287.672122384</text:p>
          </table:table-cell>
          <table:table-cell office:value-type="float" office:value="928138.864628551" table:style-name="ce1">
            <text:p>928138.864628551</text:p>
          </table:table-cell>
          <table:table-cell office:value-type="float" office:value="1391237.17344597" table:style-name="ce1">
            <text:p>1391237.17344597</text:p>
          </table:table-cell>
          <table:table-cell office:value-type="float" office:value="1758391.99660019" table:style-name="ce1">
            <text:p>1758391.99660019</text:p>
          </table:table-cell>
          <table:table-cell office:value-type="float" office:value="16429278.9033366" table:style-name="ce1">
            <text:p>16429278.9033366</text:p>
          </table:table-cell>
          <table:table-cell office:value-type="float" office:value="602839.117288034" table:style-name="ce1">
            <text:p>602839.117288034</text:p>
          </table:table-cell>
        </table:table-row>
        <table:table-row>
          <table:table-cell office:value-type="string" office:value="Steyr-Land" table:style-name="ce1">
            <text:p>Steyr-Land</text:p>
          </table:table-cell>
          <table:table-cell office:value-type="float" office:value="671941.8472945" table:style-name="ce1">
            <text:p>671941.8472945</text:p>
          </table:table-cell>
          <table:table-cell office:value-type="float" office:value="0.000372088334380706" table:style-name="ce1">
            <text:p>0.000372088334380706</text:p>
          </table:table-cell>
          <table:table-cell office:value-type="float" office:value="2.03336324284161e-05" table:style-name="ce1">
            <text:p>2.03336324284161e-05</text:p>
          </table:table-cell>
          <table:table-cell office:value-type="float" office:value="5.54648518059311e-05" table:style-name="ce1">
            <text:p>5.54648518059311e-05</text:p>
          </table:table-cell>
          <table:table-cell office:value-type="float" office:value="0.0167542202567695" table:style-name="ce1">
            <text:p>0.0167542202567695</text:p>
          </table:table-cell>
          <table:table-cell office:value-type="float" office:value="594888.703150698" table:style-name="ce1">
            <text:p>594888.703150698</text:p>
          </table:table-cell>
          <table:table-cell office:value-type="float" office:value="540694.16096625" table:style-name="ce1">
            <text:p>540694.16096625</text:p>
          </table:table-cell>
          <table:table-cell office:value-type="float" office:value="625958.978302593" table:style-name="ce1">
            <text:p>625958.978302593</text:p>
          </table:table-cell>
          <table:table-cell office:value-type="float" office:value="869923.609622453" table:style-name="ce1">
            <text:p>869923.609622453</text:p>
          </table:table-cell>
          <table:table-cell office:value-type="float" office:value="912554.4013423" table:style-name="ce1">
            <text:p>912554.4013423</text:p>
          </table:table-cell>
          <table:table-cell office:value-type="float" office:value="57418308.0559326" table:style-name="ce1">
            <text:p>57418308.0559326</text:p>
          </table:table-cell>
          <table:table-cell office:value-type="float" office:value="1285790.46837463" table:style-name="ce1">
            <text:p>1285790.46837463</text:p>
          </table:table-cell>
        </table:table-row>
        <table:table-row>
          <table:table-cell office:value-type="string" office:value="Steyr (Stadt)" table:style-name="ce1">
            <text:p>Steyr (Stadt)</text:p>
          </table:table-cell>
          <table:table-cell office:value-type="float" office:value="2242215.2854932" table:style-name="ce1">
            <text:p>2242215.2854932</text:p>
          </table:table-cell>
          <table:table-cell office:value-type="float" office:value="0.00230771082559688" table:style-name="ce1">
            <text:p>0.00230771082559688</text:p>
          </table:table-cell>
          <table:table-cell office:value-type="float" office:value="0.000198632054291762" table:style-name="ce1">
            <text:p>0.000198632054291762</text:p>
          </table:table-cell>
          <table:table-cell office:value-type="float" office:value="0.000196058533401938" table:style-name="ce1">
            <text:p>0.000196058533401938</text:p>
          </table:table-cell>
          <table:table-cell office:value-type="float" office:value="0.0550769401674874" table:style-name="ce1">
            <text:p>0.0550769401674874</text:p>
          </table:table-cell>
          <table:table-cell office:value-type="float" office:value="1250426.15007943" table:style-name="ce1">
            <text:p>1250426.15007943</text:p>
          </table:table-cell>
          <table:table-cell office:value-type="float" office:value="2042598.21162607" table:style-name="ce1">
            <text:p>2042598.21162607</text:p>
          </table:table-cell>
          <table:table-cell office:value-type="float" office:value="2403722.07186979" table:style-name="ce1">
            <text:p>2403722.07186979</text:p>
          </table:table-cell>
          <table:table-cell office:value-type="float" office:value="2622390.62234619" table:style-name="ce1">
            <text:p>2622390.62234619</text:p>
          </table:table-cell>
          <table:table-cell office:value-type="float" office:value="2177798.88548725" table:style-name="ce1">
            <text:p>2177798.88548725</text:p>
          </table:table-cell>
          <table:table-cell office:value-type="float" office:value="201517952.400082" table:style-name="ce1">
            <text:p>201517952.400082</text:p>
          </table:table-cell>
          <table:table-cell office:value-type="float" office:value="1981880.78735145" table:style-name="ce1">
            <text:p>1981880.78735145</text:p>
          </table:table-cell>
        </table:table-row>
        <table:table-row>
          <table:table-cell office:value-type="string" office:value="Urfahr-Umgebung" table:style-name="ce1">
            <text:p>Urfahr-Umgebung</text:p>
          </table:table-cell>
          <table:table-cell office:value-type="float" office:value="543514.439304448" table:style-name="ce1">
            <text:p>543514.439304448</text:p>
          </table:table-cell>
          <table:table-cell office:value-type="float" office:value="9.01854165693777e-06" table:style-name="ce1">
            <text:p>9.01854165693777e-06</text:p>
          </table:table-cell>
          <table:table-cell office:value-type="float" office:value="9.19639597409495e-07" table:style-name="ce1">
            <text:p>9.19639597409495e-07</text:p>
          </table:table-cell>
          <table:table-cell office:value-type="float" office:value="2.24898492769192e-05" table:style-name="ce1">
            <text:p>2.24898492769192e-05</text:p>
          </table:table-cell>
          <table:table-cell office:value-type="float" office:value="0.0125932074601131" table:style-name="ce1">
            <text:p>0.0125932074601131</text:p>
          </table:table-cell>
          <table:table-cell office:value-type="float" office:value="397675.883377505" table:style-name="ce1">
            <text:p>397675.883377505</text:p>
          </table:table-cell>
          <table:table-cell office:value-type="float" office:value="418264.368921129" table:style-name="ce1">
            <text:p>418264.368921129</text:p>
          </table:table-cell>
          <table:table-cell office:value-type="float" office:value="152406.601935073" table:style-name="ce1">
            <text:p>152406.601935073</text:p>
          </table:table-cell>
          <table:table-cell office:value-type="float" office:value="485005.804798381" table:style-name="ce1">
            <text:p>485005.804798381</text:p>
          </table:table-cell>
          <table:table-cell office:value-type="float" office:value="3877122.754658" table:style-name="ce1">
            <text:p>3877122.754658</text:p>
          </table:table-cell>
          <table:table-cell office:value-type="float" office:value="101629571.055907" table:style-name="ce1">
            <text:p>101629571.055907</text:p>
          </table:table-cell>
          <table:table-cell office:value-type="float" office:value="1667257.16051634" table:style-name="ce1">
            <text:p>1667257.16051634</text:p>
          </table:table-cell>
        </table:table-row>
        <table:table-row>
          <table:table-cell office:value-type="string" office:value="Vöcklabruck" table:style-name="ce1">
            <text:p>Vöcklabruck</text:p>
          </table:table-cell>
          <table:table-cell office:value-type="float" office:value="105834.871794887" table:style-name="ce1">
            <text:p>105834.871794887</text:p>
          </table:table-cell>
          <table:table-cell office:value-type="float" office:value="6.50228969287417e-05" table:style-name="ce1">
            <text:p>6.50228969287417e-05</text:p>
          </table:table-cell>
          <table:table-cell office:value-type="float" office:value="3.9911833860488e-06" table:style-name="ce1">
            <text:p>3.9911833860488e-06</text:p>
          </table:table-cell>
          <table:table-cell office:value-type="float" office:value="1.27879635882167e-05" table:style-name="ce1">
            <text:p>1.27879635882167e-05</text:p>
          </table:table-cell>
          <table:table-cell office:value-type="float" office:value="0.00284527444800833" table:style-name="ce1">
            <text:p>0.00284527444800833</text:p>
          </table:table-cell>
          <table:table-cell office:value-type="float" office:value="62356.0250366914" table:style-name="ce1">
            <text:p>62356.0250366914</text:p>
          </table:table-cell>
          <table:table-cell office:value-type="float" office:value="137372.145650181" table:style-name="ce1">
            <text:p>137372.145650181</text:p>
          </table:table-cell>
          <table:table-cell office:value-type="float" office:value="147950.601887779" table:style-name="ce1">
            <text:p>147950.601887779</text:p>
          </table:table-cell>
          <table:table-cell office:value-type="float" office:value="127545.769670313" table:style-name="ce1">
            <text:p>127545.769670313</text:p>
          </table:table-cell>
          <table:table-cell office:value-type="float" office:value="77629.9913094232" table:style-name="ce1">
            <text:p>77629.9913094232</text:p>
          </table:table-cell>
          <table:table-cell office:value-type="float" office:value="30501174.6247388" table:style-name="ce1">
            <text:p>30501174.6247388</text:p>
          </table:table-cell>
          <table:table-cell office:value-type="float" office:value="358164.184986652" table:style-name="ce1">
            <text:p>358164.184986652</text:p>
          </table:table-cell>
        </table:table-row>
        <table:table-row>
          <table:table-cell office:value-type="string" office:value="Wels-Land" table:style-name="ce1">
            <text:p>Wels-Land</text:p>
          </table:table-cell>
          <table:table-cell office:value-type="float" office:value="631755.739547396" table:style-name="ce1">
            <text:p>631755.739547396</text:p>
          </table:table-cell>
          <table:table-cell office:value-type="float" office:value="0.000145322178687999" table:style-name="ce1">
            <text:p>0.000145322178687999</text:p>
          </table:table-cell>
          <table:table-cell office:value-type="float" office:value="9.45830077653631e-06" table:style-name="ce1">
            <text:p>9.45830077653631e-06</text:p>
          </table:table-cell>
          <table:table-cell office:value-type="float" office:value="3.71737007137493e-05" table:style-name="ce1">
            <text:p>3.71737007137493e-05</text:p>
          </table:table-cell>
          <table:table-cell office:value-type="float" office:value="0.00854921113439233" table:style-name="ce1">
            <text:p>0.00854921113439233</text:p>
          </table:table-cell>
          <table:table-cell office:value-type="float" office:value="527762.360399963" table:style-name="ce1">
            <text:p>527762.360399963</text:p>
          </table:table-cell>
          <table:table-cell office:value-type="float" office:value="516615.746828781" table:style-name="ce1">
            <text:p>516615.746828781</text:p>
          </table:table-cell>
          <table:table-cell office:value-type="float" office:value="536985.289079529" table:style-name="ce1">
            <text:p>536985.289079529</text:p>
          </table:table-cell>
          <table:table-cell office:value-type="float" office:value="927858.806480719" table:style-name="ce1">
            <text:p>927858.806480719</text:p>
          </table:table-cell>
          <table:table-cell office:value-type="float" office:value="960874.619081271" table:style-name="ce1">
            <text:p>960874.619081271</text:p>
          </table:table-cell>
          <table:table-cell office:value-type="float" office:value="24479557.6510169" table:style-name="ce1">
            <text:p>24479557.6510169</text:p>
          </table:table-cell>
          <table:table-cell office:value-type="float" office:value="1234362.20553795" table:style-name="ce1">
            <text:p>1234362.20553795</text:p>
          </table:table-cell>
        </table:table-row>
        <table:table-row>
          <table:table-cell office:value-type="string" office:value="Wels (Stadt)" table:style-name="ce1">
            <text:p>Wels (Stadt)</text:p>
          </table:table-cell>
          <table:table-cell office:value-type="float" office:value="752926.601991898" table:style-name="ce1">
            <text:p>752926.601991898</text:p>
          </table:table-cell>
          <table:table-cell office:value-type="float" office:value="0.000370211907785521" table:style-name="ce1">
            <text:p>0.000370211907785521</text:p>
          </table:table-cell>
          <table:table-cell office:value-type="float" office:value="3.80821422494041e-05" table:style-name="ce1">
            <text:p>3.80821422494041e-05</text:p>
          </table:table-cell>
          <table:table-cell office:value-type="float" office:value="3.18368839544669e-05" table:style-name="ce1">
            <text:p>3.18368839544669e-05</text:p>
          </table:table-cell>
          <table:table-cell office:value-type="float" office:value="0.00904135361792862" table:style-name="ce1">
            <text:p>0.00904135361792862</text:p>
          </table:table-cell>
          <table:table-cell office:value-type="float" office:value="352637.03956115" table:style-name="ce1">
            <text:p>352637.03956115</text:p>
          </table:table-cell>
          <table:table-cell office:value-type="float" office:value="531755.037694092" table:style-name="ce1">
            <text:p>531755.037694092</text:p>
          </table:table-cell>
          <table:table-cell office:value-type="float" office:value="959674.692721618" table:style-name="ce1">
            <text:p>959674.692721618</text:p>
          </table:table-cell>
          <table:table-cell office:value-type="float" office:value="1227886.54088218" table:style-name="ce1">
            <text:p>1227886.54088218</text:p>
          </table:table-cell>
          <table:table-cell office:value-type="float" office:value="1554883.55729582" table:style-name="ce1">
            <text:p>1554883.55729582</text:p>
          </table:table-cell>
          <table:table-cell office:value-type="float" office:value="14611645.6843656" table:style-name="ce1">
            <text:p>14611645.6843656</text:p>
          </table:table-cell>
          <table:table-cell office:value-type="float" office:value="894434.613555341" table:style-name="ce1">
            <text:p>894434.613555341</text:p>
          </table:table-cell>
        </table:table-row>
        <table:table-row>
          <table:table-cell office:value-type="string" office:value="Hallein" table:style-name="ce1">
            <text:p>Hallein</text:p>
          </table:table-cell>
          <table:table-cell office:value-type="float" office:value="358523.110377463" table:style-name="ce1">
            <text:p>358523.110377463</text:p>
          </table:table-cell>
          <table:table-cell office:value-type="float" office:value="0.000375057751275393" table:style-name="ce1">
            <text:p>0.000375057751275393</text:p>
          </table:table-cell>
          <table:table-cell office:value-type="float" office:value="5.40328539463942e-05" table:style-name="ce1">
            <text:p>5.40328539463942e-05</text:p>
          </table:table-cell>
          <table:table-cell office:value-type="float" office:value="4.26332585268485e-05" table:style-name="ce1">
            <text:p>4.26332585268485e-05</text:p>
          </table:table-cell>
          <table:table-cell office:value-type="float" office:value="0.0116182695587385" table:style-name="ce1">
            <text:p>0.0116182695587385</text:p>
          </table:table-cell>
          <table:table-cell office:value-type="float" office:value="211053.885297956" table:style-name="ce1">
            <text:p>211053.885297956</text:p>
          </table:table-cell>
          <table:table-cell office:value-type="float" office:value="239323.504249632" table:style-name="ce1">
            <text:p>239323.504249632</text:p>
          </table:table-cell>
          <table:table-cell office:value-type="float" office:value="545133.16724939" table:style-name="ce1">
            <text:p>545133.16724939</text:p>
          </table:table-cell>
          <table:table-cell office:value-type="float" office:value="394970.332851798" table:style-name="ce1">
            <text:p>394970.332851798</text:p>
          </table:table-cell>
          <table:table-cell office:value-type="float" office:value="561852.684889224" table:style-name="ce1">
            <text:p>561852.684889224</text:p>
          </table:table-cell>
          <table:table-cell office:value-type="float" office:value="36392375.27742" table:style-name="ce1">
            <text:p>36392375.27742</text:p>
          </table:table-cell>
          <table:table-cell office:value-type="float" office:value="1256425.68592559" table:style-name="ce1">
            <text:p>1256425.68592559</text:p>
          </table:table-cell>
        </table:table-row>
        <table:table-row>
          <table:table-cell office:value-type="string" office:value="Salzburg-Umgebung" table:style-name="ce1">
            <text:p>Salzburg-Umgebung</text:p>
          </table:table-cell>
          <table:table-cell office:value-type="float" office:value="130817.80612667" table:style-name="ce1">
            <text:p>130817.80612667</text:p>
          </table:table-cell>
          <table:table-cell office:value-type="float" office:value="8.37816538777834e-05" table:style-name="ce1">
            <text:p>8.37816538777834e-05</text:p>
          </table:table-cell>
          <table:table-cell office:value-type="float" office:value="7.28847430717364e-06" table:style-name="ce1">
            <text:p>7.28847430717364e-06</text:p>
          </table:table-cell>
          <table:table-cell office:value-type="float" office:value="1.26200194040438e-05" table:style-name="ce1">
            <text:p>1.26200194040438e-05</text:p>
          </table:table-cell>
          <table:table-cell office:value-type="float" office:value="0.00835105332142985" table:style-name="ce1">
            <text:p>0.00835105332142985</text:p>
          </table:table-cell>
          <table:table-cell office:value-type="float" office:value="154939.747481422" table:style-name="ce1">
            <text:p>154939.747481422</text:p>
          </table:table-cell>
          <table:table-cell office:value-type="float" office:value="119854.337505995" table:style-name="ce1">
            <text:p>119854.337505995</text:p>
          </table:table-cell>
          <table:table-cell office:value-type="float" office:value="88515.8877980447" table:style-name="ce1">
            <text:p>88515.8877980447</text:p>
          </table:table-cell>
          <table:table-cell office:value-type="float" office:value="90980.5573737681" table:style-name="ce1">
            <text:p>90980.5573737681</text:p>
          </table:table-cell>
          <table:table-cell office:value-type="float" office:value="342506.804713982" table:style-name="ce1">
            <text:p>342506.804713982</text:p>
          </table:table-cell>
          <table:table-cell office:value-type="float" office:value="23397642.135556" table:style-name="ce1">
            <text:p>23397642.135556</text:p>
          </table:table-cell>
          <table:table-cell office:value-type="float" office:value="387663.155672067" table:style-name="ce1">
            <text:p>387663.155672067</text:p>
          </table:table-cell>
        </table:table-row>
        <table:table-row>
          <table:table-cell office:value-type="string" office:value="Salzburg (Stadt)" table:style-name="ce1">
            <text:p>Salzburg (Stadt)</text:p>
          </table:table-cell>
          <table:table-cell office:value-type="float" office:value="316070.9090807" table:style-name="ce1">
            <text:p>316070.9090807</text:p>
          </table:table-cell>
          <table:table-cell office:value-type="float" office:value="0.000173693681012916" table:style-name="ce1">
            <text:p>0.000173693681012916</text:p>
          </table:table-cell>
          <table:table-cell office:value-type="float" office:value="1.04021920938982e-05" table:style-name="ce1">
            <text:p>1.04021920938982e-05</text:p>
          </table:table-cell>
          <table:table-cell office:value-type="float" office:value="2.15516078950594e-05" table:style-name="ce1">
            <text:p>2.15516078950594e-05</text:p>
          </table:table-cell>
          <table:table-cell office:value-type="float" office:value="0.00544978251979244" table:style-name="ce1">
            <text:p>0.00544978251979244</text:p>
          </table:table-cell>
          <table:table-cell office:value-type="float" office:value="302382.622892058" table:style-name="ce1">
            <text:p>302382.622892058</text:p>
          </table:table-cell>
          <table:table-cell office:value-type="float" office:value="295271.091008013" table:style-name="ce1">
            <text:p>295271.091008013</text:p>
          </table:table-cell>
          <table:table-cell office:value-type="float" office:value="389568.35073682" table:style-name="ce1">
            <text:p>389568.35073682</text:p>
          </table:table-cell>
          <table:table-cell office:value-type="float" office:value="299224.787685211" table:style-name="ce1">
            <text:p>299224.787685211</text:p>
          </table:table-cell>
          <table:table-cell office:value-type="float" office:value="411495.013865044" table:style-name="ce1">
            <text:p>411495.013865044</text:p>
          </table:table-cell>
          <table:table-cell office:value-type="float" office:value="39757385.8931452" table:style-name="ce1">
            <text:p>39757385.8931452</text:p>
          </table:table-cell>
          <table:table-cell office:value-type="float" office:value="1347261.43233912" table:style-name="ce1">
            <text:p>1347261.43233912</text:p>
          </table:table-cell>
        </table:table-row>
        <table:table-row>
          <table:table-cell office:value-type="string" office:value="Sankt Johann im Pongau" table:style-name="ce1">
            <text:p>Sankt Johann im Pongau</text:p>
          </table:table-cell>
          <table:table-cell office:value-type="float" office:value="218746.937549007" table:style-name="ce1">
            <text:p>218746.937549007</text:p>
          </table:table-cell>
          <table:table-cell office:value-type="float" office:value="0.000261215625868033" table:style-name="ce1">
            <text:p>0.000261215625868033</text:p>
          </table:table-cell>
          <table:table-cell office:value-type="float" office:value="2.6378807371027e-05" table:style-name="ce1">
            <text:p>2.6378807371027e-05</text:p>
          </table:table-cell>
          <table:table-cell office:value-type="float" office:value="1.15339992309728e-05" table:style-name="ce1">
            <text:p>1.15339992309728e-05</text:p>
          </table:table-cell>
          <table:table-cell office:value-type="float" office:value="0.00481432960048149" table:style-name="ce1">
            <text:p>0.00481432960048149</text:p>
          </table:table-cell>
          <table:table-cell office:value-type="float" office:value="109557.728176694" table:style-name="ce1">
            <text:p>109557.728176694</text:p>
          </table:table-cell>
          <table:table-cell office:value-type="float" office:value="166926.741997498" table:style-name="ce1">
            <text:p>166926.741997498</text:p>
          </table:table-cell>
          <table:table-cell office:value-type="float" office:value="247764.808917841" table:style-name="ce1">
            <text:p>247764.808917841</text:p>
          </table:table-cell>
          <table:table-cell office:value-type="float" office:value="348863.623394502" table:style-name="ce1">
            <text:p>348863.623394502</text:p>
          </table:table-cell>
          <table:table-cell office:value-type="float" office:value="607205.795824165" table:style-name="ce1">
            <text:p>607205.795824165</text:p>
          </table:table-cell>
          <table:table-cell office:value-type="float" office:value="8023221.46845479" table:style-name="ce1">
            <text:p>8023221.46845479</text:p>
          </table:table-cell>
          <table:table-cell office:value-type="float" office:value="782481.058248854" table:style-name="ce1">
            <text:p>782481.058248854</text:p>
          </table:table-cell>
        </table:table-row>
        <table:table-row>
          <table:table-cell office:value-type="string" office:value="Tamsweg" table:style-name="ce1">
            <text:p>Tamsweg</text:p>
          </table:table-cell>
          <table:table-cell office:value-type="float" office:value="2051032.02413763" table:style-name="ce1">
            <text:p>2051032.02413763</text:p>
          </table:table-cell>
          <table:table-cell office:value-type="float" office:value="0.0042217680757799" table:style-name="ce1">
            <text:p>0.0042217680757799</text:p>
          </table:table-cell>
          <table:table-cell office:value-type="float" office:value="0.000430949183808983" table:style-name="ce1">
            <text:p>0.000430949183808983</text:p>
          </table:table-cell>
          <table:table-cell office:value-type="float" office:value="0.000260343804245842" table:style-name="ce1">
            <text:p>0.000260343804245842</text:p>
          </table:table-cell>
          <table:table-cell office:value-type="float" office:value="0.0982971669008723" table:style-name="ce1">
            <text:p>0.0982971669008723</text:p>
          </table:table-cell>
          <table:table-cell office:value-type="float" office:value="1649354.32164054" table:style-name="ce1">
            <text:p>1649354.32164054</text:p>
          </table:table-cell>
          <table:table-cell office:value-type="float" office:value="2160733.82619003" table:style-name="ce1">
            <text:p>2160733.82619003</text:p>
          </table:table-cell>
          <table:table-cell office:value-type="float" office:value="2313970.64814471" table:style-name="ce1">
            <text:p>2313970.64814471</text:p>
          </table:table-cell>
          <table:table-cell office:value-type="float" office:value="2431921.09070997" table:style-name="ce1">
            <text:p>2431921.09070997</text:p>
          </table:table-cell>
          <table:table-cell office:value-type="float" office:value="2211427.26148049" table:style-name="ce1">
            <text:p>2211427.26148049</text:p>
          </table:table-cell>
          <table:table-cell office:value-type="float" office:value="16728588.3329444" table:style-name="ce1">
            <text:p>16728588.3329444</text:p>
          </table:table-cell>
          <table:table-cell office:value-type="float" office:value="1551794.74901615" table:style-name="ce1">
            <text:p>1551794.74901615</text:p>
          </table:table-cell>
        </table:table-row>
        <table:table-row>
          <table:table-cell office:value-type="string" office:value="Zell am See" table:style-name="ce1">
            <text:p>Zell am See</text:p>
          </table:table-cell>
          <table:table-cell office:value-type="float" office:value="78713.9670459639" table:style-name="ce1">
            <text:p>78713.9670459639</text:p>
          </table:table-cell>
          <table:table-cell office:value-type="float" office:value="0.000305010740682385" table:style-name="ce1">
            <text:p>0.000305010740682385</text:p>
          </table:table-cell>
          <table:table-cell office:value-type="float" office:value="5.27554737315279e-05" table:style-name="ce1">
            <text:p>5.27554737315279e-05</text:p>
          </table:table-cell>
          <table:table-cell office:value-type="float" office:value="1.07072897760945e-05" table:style-name="ce1">
            <text:p>1.07072897760945e-05</text:p>
          </table:table-cell>
          <table:table-cell office:value-type="float" office:value="0.0053362481706258" table:style-name="ce1">
            <text:p>0.0053362481706258</text:p>
          </table:table-cell>
          <table:table-cell office:value-type="float" office:value="39530.1462804681" table:style-name="ce1">
            <text:p>39530.1462804681</text:p>
          </table:table-cell>
          <table:table-cell office:value-type="float" office:value="72402.4786466069" table:style-name="ce1">
            <text:p>72402.4786466069</text:p>
          </table:table-cell>
          <table:table-cell office:value-type="float" office:value="84190.8587361779" table:style-name="ce1">
            <text:p>84190.8587361779</text:p>
          </table:table-cell>
          <table:table-cell office:value-type="float" office:value="118226.75964075" table:style-name="ce1">
            <text:p>118226.75964075</text:p>
          </table:table-cell>
          <table:table-cell office:value-type="float" office:value="199992.107319645" table:style-name="ce1">
            <text:p>199992.107319645</text:p>
          </table:table-cell>
          <table:table-cell office:value-type="float" office:value="11200538.6146197" table:style-name="ce1">
            <text:p>11200538.6146197</text:p>
          </table:table-cell>
          <table:table-cell office:value-type="float" office:value="233879.537567926" table:style-name="ce1">
            <text:p>233879.537567926</text:p>
          </table:table-cell>
        </table:table-row>
        <table:table-row>
          <table:table-cell office:value-type="string" office:value="Imst" table:style-name="ce1">
            <text:p>Imst</text:p>
          </table:table-cell>
          <table:table-cell office:value-type="float" office:value="904805.846970297" table:style-name="ce1">
            <text:p>904805.846970297</text:p>
          </table:table-cell>
          <table:table-cell office:value-type="float" office:value="0.00195630748761401" table:style-name="ce1">
            <text:p>0.00195630748761401</text:p>
          </table:table-cell>
          <table:table-cell office:value-type="float" office:value="0.000162938712930498" table:style-name="ce1">
            <text:p>0.000162938712930498</text:p>
          </table:table-cell>
          <table:table-cell office:value-type="float" office:value="6.71887152910198e-05" table:style-name="ce1">
            <text:p>6.71887152910198e-05</text:p>
          </table:table-cell>
          <table:table-cell office:value-type="float" office:value="0.0231902899221617" table:style-name="ce1">
            <text:p>0.0231902899221617</text:p>
          </table:table-cell>
          <table:table-cell office:value-type="float" office:value="939458.034753673" table:style-name="ce1">
            <text:p>939458.034753673</text:p>
          </table:table-cell>
          <table:table-cell office:value-type="float" office:value="776429.464799911" table:style-name="ce1">
            <text:p>776429.464799911</text:p>
          </table:table-cell>
          <table:table-cell office:value-type="float" office:value="944296.23308568" table:style-name="ce1">
            <text:p>944296.23308568</text:p>
          </table:table-cell>
          <table:table-cell office:value-type="float" office:value="969147.70514054" table:style-name="ce1">
            <text:p>969147.70514054</text:p>
          </table:table-cell>
          <table:table-cell office:value-type="float" office:value="1440463.88495443" table:style-name="ce1">
            <text:p>1440463.88495443</text:p>
          </table:table-cell>
          <table:table-cell office:value-type="float" office:value="63280137.652136" table:style-name="ce1">
            <text:p>63280137.652136</text:p>
          </table:table-cell>
          <table:table-cell office:value-type="float" office:value="892778.851645516" table:style-name="ce1">
            <text:p>892778.851645516</text:p>
          </table:table-cell>
        </table:table-row>
        <table:table-row>
          <table:table-cell office:value-type="string" office:value="Innsbruck (Land)" table:style-name="ce1">
            <text:p>Innsbruck (Land)</text:p>
          </table:table-cell>
          <table:table-cell office:value-type="float" office:value="346474.033671273" table:style-name="ce1">
            <text:p>346474.033671273</text:p>
          </table:table-cell>
          <table:table-cell office:value-type="float" office:value="0.000351835437519646" table:style-name="ce1">
            <text:p>0.000351835437519646</text:p>
          </table:table-cell>
          <table:table-cell office:value-type="float" office:value="3.19337250291497e-05" table:style-name="ce1">
            <text:p>3.19337250291497e-05</text:p>
          </table:table-cell>
          <table:table-cell office:value-type="float" office:value="4.90741379682976e-05" table:style-name="ce1">
            <text:p>4.90741379682976e-05</text:p>
          </table:table-cell>
          <table:table-cell office:value-type="float" office:value="0.0388185445808435" table:style-name="ce1">
            <text:p>0.0388185445808435</text:p>
          </table:table-cell>
          <table:table-cell office:value-type="float" office:value="294724.532432955" table:style-name="ce1">
            <text:p>294724.532432955</text:p>
          </table:table-cell>
          <table:table-cell office:value-type="float" office:value="288184.385174802" table:style-name="ce1">
            <text:p>288184.385174802</text:p>
          </table:table-cell>
          <table:table-cell office:value-type="float" office:value="253129.295225288" table:style-name="ce1">
            <text:p>253129.295225288</text:p>
          </table:table-cell>
          <table:table-cell office:value-type="float" office:value="369003.791046122" table:style-name="ce1">
            <text:p>369003.791046122</text:p>
          </table:table-cell>
          <table:table-cell office:value-type="float" office:value="925774.760883086" table:style-name="ce1">
            <text:p>925774.760883086</text:p>
          </table:table-cell>
          <table:table-cell office:value-type="float" office:value="94203030.202969" table:style-name="ce1">
            <text:p>94203030.202969</text:p>
          </table:table-cell>
          <table:table-cell office:value-type="float" office:value="921673.984016293" table:style-name="ce1">
            <text:p>921673.984016293</text:p>
          </table:table-cell>
        </table:table-row>
        <table:table-row>
          <table:table-cell office:value-type="string" office:value="Innsbruck (Stadt)" table:style-name="ce1">
            <text:p>Innsbruck (Stadt)</text:p>
          </table:table-cell>
          <table:table-cell office:value-type="float" office:value="256130.844194683" table:style-name="ce1">
            <text:p>256130.844194683</text:p>
          </table:table-cell>
          <table:table-cell office:value-type="float" office:value="9.81400717032526e-05" table:style-name="ce1">
            <text:p>9.81400717032526e-05</text:p>
          </table:table-cell>
          <table:table-cell office:value-type="float" office:value="6.19847058852387e-06" table:style-name="ce1">
            <text:p>6.19847058852387e-06</text:p>
          </table:table-cell>
          <table:table-cell office:value-type="float" office:value="1.02905252479539e-05" table:style-name="ce1">
            <text:p>1.02905252479539e-05</text:p>
          </table:table-cell>
          <table:table-cell office:value-type="float" office:value="0.00334420935697891" table:style-name="ce1">
            <text:p>0.00334420935697891</text:p>
          </table:table-cell>
          <table:table-cell office:value-type="float" office:value="149649.4185951" table:style-name="ce1">
            <text:p>149649.4185951</text:p>
          </table:table-cell>
          <table:table-cell office:value-type="float" office:value="222274.246215833" table:style-name="ce1">
            <text:p>222274.246215833</text:p>
          </table:table-cell>
          <table:table-cell office:value-type="float" office:value="299195.443840747" table:style-name="ce1">
            <text:p>299195.443840747</text:p>
          </table:table-cell>
          <table:table-cell office:value-type="float" office:value="336078.687834623" table:style-name="ce1">
            <text:p>336078.687834623</text:p>
          </table:table-cell>
          <table:table-cell office:value-type="float" office:value="448417.908061018" table:style-name="ce1">
            <text:p>448417.908061018</text:p>
          </table:table-cell>
          <table:table-cell office:value-type="float" office:value="26033620.8445362" table:style-name="ce1">
            <text:p>26033620.8445362</text:p>
          </table:table-cell>
          <table:table-cell office:value-type="float" office:value="759249.626033181" table:style-name="ce1">
            <text:p>759249.626033181</text:p>
          </table:table-cell>
        </table:table-row>
        <table:table-row>
          <table:table-cell office:value-type="string" office:value="Kitzbühel" table:style-name="ce1">
            <text:p>Kitzbühel</text:p>
          </table:table-cell>
          <table:table-cell office:value-type="float" office:value="1131396.61841525" table:style-name="ce1">
            <text:p>1131396.61841525</text:p>
          </table:table-cell>
          <table:table-cell office:value-type="float" office:value="0.00282469231058753" table:style-name="ce1">
            <text:p>0.00282469231058753</text:p>
          </table:table-cell>
          <table:table-cell office:value-type="float" office:value="0.000262045686028404" table:style-name="ce1">
            <text:p>0.000262045686028404</text:p>
          </table:table-cell>
          <table:table-cell office:value-type="float" office:value="0.000143090956693208" table:style-name="ce1">
            <text:p>0.000143090956693208</text:p>
          </table:table-cell>
          <table:table-cell office:value-type="float" office:value="0.0467186873704649" table:style-name="ce1">
            <text:p>0.0467186873704649</text:p>
          </table:table-cell>
          <table:table-cell office:value-type="float" office:value="1148630.80902591" table:style-name="ce1">
            <text:p>1148630.80902591</text:p>
          </table:table-cell>
          <table:table-cell office:value-type="float" office:value="1039305.77162792" table:style-name="ce1">
            <text:p>1039305.77162792</text:p>
          </table:table-cell>
          <table:table-cell office:value-type="float" office:value="1175958.58895383" table:style-name="ce1">
            <text:p>1175958.58895383</text:p>
          </table:table-cell>
          <table:table-cell office:value-type="float" office:value="1335279.15510178" table:style-name="ce1">
            <text:p>1335279.15510178</text:p>
          </table:table-cell>
          <table:table-cell office:value-type="float" office:value="801240.725031425" table:style-name="ce1">
            <text:p>801240.725031425</text:p>
          </table:table-cell>
          <table:table-cell office:value-type="float" office:value="6143199.0698246" table:style-name="ce1">
            <text:p>6143199.0698246</text:p>
          </table:table-cell>
          <table:table-cell office:value-type="float" office:value="109338.397754174" table:style-name="ce1">
            <text:p>109338.397754174</text:p>
          </table:table-cell>
        </table:table-row>
        <table:table-row>
          <table:table-cell office:value-type="string" office:value="Kufstein" table:style-name="ce1">
            <text:p>Kufstein</text:p>
          </table:table-cell>
          <table:table-cell office:value-type="float" office:value="451179.009000727" table:style-name="ce1">
            <text:p>451179.009000727</text:p>
          </table:table-cell>
          <table:table-cell office:value-type="float" office:value="0.000383802199497819" table:style-name="ce1">
            <text:p>0.000383802199497819</text:p>
          </table:table-cell>
          <table:table-cell office:value-type="float" office:value="2.13572090529065e-05" table:style-name="ce1">
            <text:p>2.13572090529065e-05</text:p>
          </table:table-cell>
          <table:table-cell office:value-type="float" office:value="3.89502636068971e-05" table:style-name="ce1">
            <text:p>3.89502636068971e-05</text:p>
          </table:table-cell>
          <table:table-cell office:value-type="float" office:value="0.00956604656752886" table:style-name="ce1">
            <text:p>0.00956604656752886</text:p>
          </table:table-cell>
          <table:table-cell office:value-type="float" office:value="408907.861529918" table:style-name="ce1">
            <text:p>408907.861529918</text:p>
          </table:table-cell>
          <table:table-cell office:value-type="float" office:value="501665.902804161" table:style-name="ce1">
            <text:p>501665.902804161</text:p>
          </table:table-cell>
          <table:table-cell office:value-type="float" office:value="485172.900103114" table:style-name="ce1">
            <text:p>485172.900103114</text:p>
          </table:table-cell>
          <table:table-cell office:value-type="float" office:value="521777.041987382" table:style-name="ce1">
            <text:p>521777.041987382</text:p>
          </table:table-cell>
          <table:table-cell office:value-type="float" office:value="421567.451437533" table:style-name="ce1">
            <text:p>421567.451437533</text:p>
          </table:table-cell>
          <table:table-cell office:value-type="float" office:value="22710899.9363647" table:style-name="ce1">
            <text:p>22710899.9363647</text:p>
          </table:table-cell>
          <table:table-cell office:value-type="float" office:value="151576.70806431" table:style-name="ce1">
            <text:p>151576.70806431</text:p>
          </table:table-cell>
        </table:table-row>
        <table:table-row>
          <table:table-cell office:value-type="string" office:value="Landeck" table:style-name="ce1">
            <text:p>Landeck</text:p>
          </table:table-cell>
          <table:table-cell office:value-type="float" office:value="3575829.2576498" table:style-name="ce1">
            <text:p>3575829.2576498</text:p>
          </table:table-cell>
          <table:table-cell office:value-type="float" office:value="0.0142519213289619" table:style-name="ce1">
            <text:p>0.0142519213289619</text:p>
          </table:table-cell>
          <table:table-cell office:value-type="float" office:value="0.00253973022343419" table:style-name="ce1">
            <text:p>0.00253973022343419</text:p>
          </table:table-cell>
          <table:table-cell office:value-type="float" office:value="0.000793661555415316" table:style-name="ce1">
            <text:p>0.000793661555415316</text:p>
          </table:table-cell>
          <table:table-cell office:value-type="float" office:value="0.37394463065762" table:style-name="ce1">
            <text:p>0.37394463065762</text:p>
          </table:table-cell>
          <table:table-cell office:value-type="float" office:value="2551577.88571207" table:style-name="ce1">
            <text:p>2551577.88571207</text:p>
          </table:table-cell>
          <table:table-cell office:value-type="float" office:value="3179551.68101718" table:style-name="ce1">
            <text:p>3179551.68101718</text:p>
          </table:table-cell>
          <table:table-cell office:value-type="float" office:value="3864319.39525671" table:style-name="ce1">
            <text:p>3864319.39525671</text:p>
          </table:table-cell>
          <table:table-cell office:value-type="float" office:value="4534371.53004185" table:style-name="ce1">
            <text:p>4534371.53004185</text:p>
          </table:table-cell>
          <table:table-cell office:value-type="float" office:value="5157661.57886972" table:style-name="ce1">
            <text:p>5157661.57886972</text:p>
          </table:table-cell>
          <table:table-cell office:value-type="float" office:value="10697972.9734092" table:style-name="ce1">
            <text:p>10697972.9734092</text:p>
          </table:table-cell>
          <table:table-cell office:value-type="float" office:value="1290721.6810854" table:style-name="ce1">
            <text:p>1290721.6810854</text:p>
          </table:table-cell>
        </table:table-row>
        <table:table-row>
          <table:table-cell office:value-type="string" office:value="Lienz" table:style-name="ce1">
            <text:p>Lienz</text:p>
          </table:table-cell>
          <table:table-cell office:value-type="float" office:value="930453.430235635" table:style-name="ce1">
            <text:p>930453.430235635</text:p>
          </table:table-cell>
          <table:table-cell office:value-type="float" office:value="0.00325893759152235" table:style-name="ce1">
            <text:p>0.00325893759152235</text:p>
          </table:table-cell>
          <table:table-cell office:value-type="float" office:value="0.00042245737297963" table:style-name="ce1">
            <text:p>0.00042245737297963</text:p>
          </table:table-cell>
          <table:table-cell office:value-type="float" office:value="0.000105003594597976" table:style-name="ce1">
            <text:p>0.000105003594597976</text:p>
          </table:table-cell>
          <table:table-cell office:value-type="float" office:value="0.0380598175023195" table:style-name="ce1">
            <text:p>0.0380598175023195</text:p>
          </table:table-cell>
          <table:table-cell office:value-type="float" office:value="551074.236833903" table:style-name="ce1">
            <text:p>551074.236833903</text:p>
          </table:table-cell>
          <table:table-cell office:value-type="float" office:value="878548.016673138" table:style-name="ce1">
            <text:p>878548.016673138</text:p>
          </table:table-cell>
          <table:table-cell office:value-type="float" office:value="904534.816130146" table:style-name="ce1">
            <text:p>904534.816130146</text:p>
          </table:table-cell>
          <table:table-cell office:value-type="float" office:value="1137393.84740604" table:style-name="ce1">
            <text:p>1137393.84740604</text:p>
          </table:table-cell>
          <table:table-cell office:value-type="float" office:value="1224857.74722503" table:style-name="ce1">
            <text:p>1224857.74722503</text:p>
          </table:table-cell>
          <table:table-cell office:value-type="float" office:value="14930811.5809415" table:style-name="ce1">
            <text:p>14930811.5809415</text:p>
          </table:table-cell>
          <table:table-cell office:value-type="float" office:value="484297.431706966" table:style-name="ce1">
            <text:p>484297.431706966</text:p>
          </table:table-cell>
        </table:table-row>
        <table:table-row>
          <table:table-cell office:value-type="string" office:value="Reutte" table:style-name="ce1">
            <text:p>Reutte</text:p>
          </table:table-cell>
          <table:table-cell office:value-type="float" office:value="6784257.12519507" table:style-name="ce1">
            <text:p>6784257.12519507</text:p>
          </table:table-cell>
          <table:table-cell office:value-type="float" office:value="0.00889460002151386" table:style-name="ce1">
            <text:p>0.00889460002151386</text:p>
          </table:table-cell>
          <table:table-cell office:value-type="float" office:value="0.000933162752369699" table:style-name="ce1">
            <text:p>0.000933162752369699</text:p>
          </table:table-cell>
          <table:table-cell office:value-type="float" office:value="0.000633404897575445" table:style-name="ce1">
            <text:p>0.000633404897575445</text:p>
          </table:table-cell>
          <table:table-cell office:value-type="float" office:value="0.256891057144432" table:style-name="ce1">
            <text:p>0.256891057144432</text:p>
          </table:table-cell>
          <table:table-cell office:value-type="float" office:value="6139365.3659164" table:style-name="ce1">
            <text:p>6139365.3659164</text:p>
          </table:table-cell>
          <table:table-cell office:value-type="float" office:value="5589157.39074212" table:style-name="ce1">
            <text:p>5589157.39074212</text:p>
          </table:table-cell>
          <table:table-cell office:value-type="float" office:value="6747870.86172022" table:style-name="ce1">
            <text:p>6747870.86172022</text:p>
          </table:table-cell>
          <table:table-cell office:value-type="float" office:value="7757443.54248216" table:style-name="ce1">
            <text:p>7757443.54248216</text:p>
          </table:table-cell>
          <table:table-cell office:value-type="float" office:value="8208701.4715529" table:style-name="ce1">
            <text:p>8208701.4715529</text:p>
          </table:table-cell>
          <table:table-cell office:value-type="float" office:value="122871287.671107" table:style-name="ce1">
            <text:p>122871287.671107</text:p>
          </table:table-cell>
          <table:table-cell office:value-type="float" office:value="4526916.0918546" table:style-name="ce1">
            <text:p>4526916.0918546</text:p>
          </table:table-cell>
        </table:table-row>
        <table:table-row>
          <table:table-cell office:value-type="string" office:value="Schwaz" table:style-name="ce1">
            <text:p>Schwaz</text:p>
          </table:table-cell>
          <table:table-cell office:value-type="float" office:value="332499.338413128" table:style-name="ce1">
            <text:p>332499.338413128</text:p>
          </table:table-cell>
          <table:table-cell office:value-type="float" office:value="0.000991996581549585" table:style-name="ce1">
            <text:p>0.000991996581549585</text:p>
          </table:table-cell>
          <table:table-cell office:value-type="float" office:value="8.86981939070157e-05" table:style-name="ce1">
            <text:p>8.86981939070157e-05</text:p>
          </table:table-cell>
          <table:table-cell office:value-type="float" office:value="4.78241620945172e-05" table:style-name="ce1">
            <text:p>4.78241620945172e-05</text:p>
          </table:table-cell>
          <table:table-cell office:value-type="float" office:value="0.0172624077898832" table:style-name="ce1">
            <text:p>0.0172624077898832</text:p>
          </table:table-cell>
          <table:table-cell office:value-type="float" office:value="201844.706443409" table:style-name="ce1">
            <text:p>201844.706443409</text:p>
          </table:table-cell>
          <table:table-cell office:value-type="float" office:value="370870.871660479" table:style-name="ce1">
            <text:p>370870.871660479</text:p>
          </table:table-cell>
          <table:table-cell office:value-type="float" office:value="356404.954788796" table:style-name="ce1">
            <text:p>356404.954788796</text:p>
          </table:table-cell>
          <table:table-cell office:value-type="float" office:value="390963.279864249" table:style-name="ce1">
            <text:p>390963.279864249</text:p>
          </table:table-cell>
          <table:table-cell office:value-type="float" office:value="368063.841114918" table:style-name="ce1">
            <text:p>368063.841114918</text:p>
          </table:table-cell>
          <table:table-cell office:value-type="float" office:value="21693394.1409993" table:style-name="ce1">
            <text:p>21693394.1409993</text:p>
          </table:table-cell>
          <table:table-cell office:value-type="float" office:value="794099.811291561" table:style-name="ce1">
            <text:p>794099.811291561</text:p>
          </table:table-cell>
        </table:table-row>
        <table:table-row>
          <table:table-cell office:value-type="string" office:value="Bludenz" table:style-name="ce1">
            <text:p>Bludenz</text:p>
          </table:table-cell>
          <table:table-cell office:value-type="float" office:value="522854.160352776" table:style-name="ce1">
            <text:p>522854.160352776</text:p>
          </table:table-cell>
          <table:table-cell office:value-type="float" office:value="0.0016800274814648" table:style-name="ce1">
            <text:p>0.0016800274814648</text:p>
          </table:table-cell>
          <table:table-cell office:value-type="float" office:value="0.000230377220318962" table:style-name="ce1">
            <text:p>0.000230377220318962</text:p>
          </table:table-cell>
          <table:table-cell office:value-type="float" office:value="8.96254869832239e-05" table:style-name="ce1">
            <text:p>8.96254869832239e-05</text:p>
          </table:table-cell>
          <table:table-cell office:value-type="float" office:value="0.0415578669847001" table:style-name="ce1">
            <text:p>0.0415578669847001</text:p>
          </table:table-cell>
          <table:table-cell office:value-type="float" office:value="465642.266489748" table:style-name="ce1">
            <text:p>465642.266489748</text:p>
          </table:table-cell>
          <table:table-cell office:value-type="float" office:value="581234.061721674" table:style-name="ce1">
            <text:p>581234.061721674</text:p>
          </table:table-cell>
          <table:table-cell office:value-type="float" office:value="657986.580535039" table:style-name="ce1">
            <text:p>657986.580535039</text:p>
          </table:table-cell>
          <table:table-cell office:value-type="float" office:value="781762.201666675" table:style-name="ce1">
            <text:p>781762.201666675</text:p>
          </table:table-cell>
          <table:table-cell office:value-type="float" office:value="615035.388795415" table:style-name="ce1">
            <text:p>615035.388795415</text:p>
          </table:table-cell>
          <table:table-cell office:value-type="float" office:value="24385598.272501" table:style-name="ce1">
            <text:p>24385598.272501</text:p>
          </table:table-cell>
          <table:table-cell office:value-type="float" office:value="539759.862903055" table:style-name="ce1">
            <text:p>539759.862903055</text:p>
          </table:table-cell>
        </table:table-row>
        <table:table-row>
          <table:table-cell office:value-type="string" office:value="Bregenz" table:style-name="ce1">
            <text:p>Bregenz</text:p>
          </table:table-cell>
          <table:table-cell office:value-type="float" office:value="200098.192728024" table:style-name="ce1">
            <text:p>200098.192728024</text:p>
          </table:table-cell>
          <table:table-cell office:value-type="float" office:value="6.40571218304167e-05" table:style-name="ce1">
            <text:p>6.40571218304167e-05</text:p>
          </table:table-cell>
          <table:table-cell office:value-type="float" office:value="5.22690209096556e-06" table:style-name="ce1">
            <text:p>5.22690209096556e-06</text:p>
          </table:table-cell>
          <table:table-cell office:value-type="float" office:value="1.66500542850234e-05" table:style-name="ce1">
            <text:p>1.66500542850234e-05</text:p>
          </table:table-cell>
          <table:table-cell office:value-type="float" office:value="0.0105439103354298" table:style-name="ce1">
            <text:p>0.0105439103354298</text:p>
          </table:table-cell>
          <table:table-cell office:value-type="float" office:value="270116.83404141" table:style-name="ce1">
            <text:p>270116.83404141</text:p>
          </table:table-cell>
          <table:table-cell office:value-type="float" office:value="126226.751281296" table:style-name="ce1">
            <text:p>126226.751281296</text:p>
          </table:table-cell>
          <table:table-cell office:value-type="float" office:value="151674.159244886" table:style-name="ce1">
            <text:p>151674.159244886</text:p>
          </table:table-cell>
          <table:table-cell office:value-type="float" office:value="252190.480634851" table:style-name="ce1">
            <text:p>252190.480634851</text:p>
          </table:table-cell>
          <table:table-cell office:value-type="float" office:value="379771.878049962" table:style-name="ce1">
            <text:p>379771.878049962</text:p>
          </table:table-cell>
          <table:table-cell office:value-type="float" office:value="8758970.81747293" table:style-name="ce1">
            <text:p>8758970.81747293</text:p>
          </table:table-cell>
          <table:table-cell office:value-type="float" office:value="1890623.8390598" table:style-name="ce1">
            <text:p>1890623.8390598</text:p>
          </table:table-cell>
        </table:table-row>
        <table:table-row>
          <table:table-cell office:value-type="string" office:value="Dornbirn" table:style-name="ce1">
            <text:p>Dornbirn</text:p>
          </table:table-cell>
          <table:table-cell office:value-type="float" office:value="1206479.04874297" table:style-name="ce1">
            <text:p>1206479.04874297</text:p>
          </table:table-cell>
          <table:table-cell office:value-type="float" office:value="0.000540564901220311" table:style-name="ce1">
            <text:p>0.000540564901220311</text:p>
          </table:table-cell>
          <table:table-cell office:value-type="float" office:value="4.17782521950957e-05" table:style-name="ce1">
            <text:p>4.17782521950957e-05</text:p>
          </table:table-cell>
          <table:table-cell office:value-type="float" office:value="4.32562660623493e-05" table:style-name="ce1">
            <text:p>4.32562660623493e-05</text:p>
          </table:table-cell>
          <table:table-cell office:value-type="float" office:value="0.0150892797885134" table:style-name="ce1">
            <text:p>0.0150892797885134</text:p>
          </table:table-cell>
          <table:table-cell office:value-type="float" office:value="603946.579221308" table:style-name="ce1">
            <text:p>603946.579221308</text:p>
          </table:table-cell>
          <table:table-cell office:value-type="float" office:value="874923.697207128" table:style-name="ce1">
            <text:p>874923.697207128</text:p>
          </table:table-cell>
          <table:table-cell office:value-type="float" office:value="1124225.01311992" table:style-name="ce1">
            <text:p>1124225.01311992</text:p>
          </table:table-cell>
          <table:table-cell office:value-type="float" office:value="1926131.9992859" table:style-name="ce1">
            <text:p>1926131.9992859</text:p>
          </table:table-cell>
          <table:table-cell office:value-type="float" office:value="1929563.26444243" table:style-name="ce1">
            <text:p>1929563.26444243</text:p>
          </table:table-cell>
          <table:table-cell office:value-type="float" office:value="33847406.7275791" table:style-name="ce1">
            <text:p>33847406.7275791</text:p>
          </table:table-cell>
          <table:table-cell office:value-type="float" office:value="1311155.43838085" table:style-name="ce1">
            <text:p>1311155.43838085</text:p>
          </table:table-cell>
        </table:table-row>
        <table:table-row>
          <table:table-cell office:value-type="string" office:value="Feldkirch" table:style-name="ce1">
            <text:p>Feldkirch</text:p>
          </table:table-cell>
          <table:table-cell office:value-type="float" office:value="77147.0964196378" table:style-name="ce1">
            <text:p>77147.0964196378</text:p>
          </table:table-cell>
          <table:table-cell office:value-type="float" office:value="0.000110329607609988" table:style-name="ce1">
            <text:p>0.000110329607609988</text:p>
          </table:table-cell>
          <table:table-cell office:value-type="float" office:value="7.41391612099186e-06" table:style-name="ce1">
            <text:p>7.41391612099186e-06</text:p>
          </table:table-cell>
          <table:table-cell office:value-type="float" office:value="1.22244289510486e-05" table:style-name="ce1">
            <text:p>1.22244289510486e-05</text:p>
          </table:table-cell>
          <table:table-cell office:value-type="float" office:value="0.00359253012511652" table:style-name="ce1">
            <text:p>0.00359253012511652</text:p>
          </table:table-cell>
          <table:table-cell office:value-type="float" office:value="34073.262642552" table:style-name="ce1">
            <text:p>34073.262642552</text:p>
          </table:table-cell>
          <table:table-cell office:value-type="float" office:value="49667.9638781208" table:style-name="ce1">
            <text:p>49667.9638781208</text:p>
          </table:table-cell>
          <table:table-cell office:value-type="float" office:value="89407.5522362728" table:style-name="ce1">
            <text:p>89407.5522362728</text:p>
          </table:table-cell>
          <table:table-cell office:value-type="float" office:value="127999.616294176" table:style-name="ce1">
            <text:p>127999.616294176</text:p>
          </table:table-cell>
          <table:table-cell office:value-type="float" office:value="184850.681399206" table:style-name="ce1">
            <text:p>184850.681399206</text:p>
          </table:table-cell>
          <table:table-cell office:value-type="float" office:value="161757478.157386" table:style-name="ce1">
            <text:p>161757478.157386</text:p>
          </table:table-cell>
          <table:table-cell office:value-type="float" office:value="818677.469985239" table:style-name="ce1">
            <text:p>818677.469985239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